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Courier New1" svg:font-family="'Courier New'" style:font-family-generic="modern" style:font-pitch="fixed"/>
    <style:font-face style:name="Linux Libertine Display G" svg:font-family="'Linux Libertine Display G'"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a1" style:family="table">
      <style:table-properties style:width="15.393cm" table:align="left"/>
    </style:style>
    <style:style style:name="Tabela1.A" style:family="table-column">
      <style:table-column-properties style:column-width="7.096cm"/>
    </style:style>
    <style:style style:name="Tabela1.B" style:family="table-column">
      <style:table-column-properties style:column-width="8.297cm"/>
    </style:style>
    <style:style style:name="Tabela1.A1" style:family="table-cell">
      <style:table-cell-properties fo:padding="0.097cm" fo:border-left="none" fo:border-right="none" fo:border-top="none" fo:border-bottom="0.05pt solid #000000"/>
    </style:style>
    <style:style style:name="Tabela1.B1" style:family="table-cell">
      <style:table-cell-properties fo:padding="0.097cm" fo:border-left="0.05pt solid #000000" fo:border-right="none" fo:border-top="none" fo:border-bottom="0.05pt solid #000000"/>
    </style:style>
    <style:style style:name="Tabela1.A2" style:family="table-cell">
      <style:table-cell-properties fo:padding="0.097cm" fo:border="none"/>
    </style:style>
    <style:style style:name="Tabela1.B2" style:family="table-cell">
      <style:table-cell-properties fo:padding="0.097cm" fo:border-left="0.05pt solid #000000" fo:border-right="none" fo:border-top="none" fo:border-bottom="none"/>
    </style:style>
    <style:style style:name="Tabela2" style:family="table">
      <style:table-properties style:width="12.903cm" table:align="left"/>
    </style:style>
    <style:style style:name="Tabela2.A" style:family="table-column">
      <style:table-column-properties style:column-width="6.495cm"/>
    </style:style>
    <style:style style:name="Tabela2.B" style:family="table-column">
      <style:table-column-properties style:column-width="6.408cm"/>
    </style:style>
    <style:style style:name="Tabela2.A1" style:family="table-cell">
      <style:table-cell-properties fo:padding="0.097cm" fo:border="none"/>
    </style:style>
    <style:style style:name="Tabela2.B1" style:family="table-cell">
      <style:table-cell-properties fo:padding="0.097cm" fo:border-left="0.05pt solid #000000" fo:border-right="none" fo:border-top="none" fo:border-bottom="none"/>
    </style:style>
    <style:style style:name="P1" style:family="paragraph" style:parent-style-name="Footer">
      <style:paragraph-properties fo:text-align="center" style:justify-single-word="false"/>
    </style:style>
    <style:style style:name="P2" style:family="paragraph" style:parent-style-name="Standard">
      <style:text-properties style:font-name="Linux Libertine Display G" fo:font-size="11pt" style:font-size-asian="11pt" style:font-size-complex="11pt"/>
    </style:style>
    <style:style style:name="P3" style:family="paragraph" style:parent-style-name="Standard">
      <style:text-properties style:font-name="Linux Libertine Display G" fo:font-size="11pt" officeooo:rsid="00084a36" officeooo:paragraph-rsid="00084a36" style:font-size-asian="11pt" style:font-size-complex="11pt"/>
    </style:style>
    <style:style style:name="P4" style:family="paragraph" style:parent-style-name="Standard">
      <style:text-properties style:font-name="Linux Libertine Display G" fo:font-size="11pt" officeooo:paragraph-rsid="0009e2be" style:font-size-asian="11pt" style:font-size-complex="11pt"/>
    </style:style>
    <style:style style:name="P5" style:family="paragraph" style:parent-style-name="Standard">
      <style:text-properties style:font-name="Linux Libertine Display G" fo:font-size="11pt" fo:font-weight="bold" style:font-size-asian="11pt" style:font-weight-asian="bold" style:font-size-complex="11pt" style:font-weight-complex="bold"/>
    </style:style>
    <style:style style:name="P6" style:family="paragraph" style:parent-style-name="Standard">
      <style:paragraph-properties fo:text-align="center" style:justify-single-word="false"/>
      <style:text-properties style:font-name="Linux Libertine Display G" fo:font-size="11pt" fo:font-weight="bold" style:font-size-asian="11pt" style:font-weight-asian="bold" style:font-size-complex="11pt" style:font-weight-complex="bold"/>
    </style:style>
    <style:style style:name="P7" style:family="paragraph" style:parent-style-name="Standard">
      <style:text-properties style:font-name="Linux Libertine Display G" fo:font-size="10pt" style:font-size-asian="10pt" style:font-size-complex="10pt"/>
    </style:style>
    <style:style style:name="P8" style:family="paragraph" style:parent-style-name="Standard">
      <style:text-properties style:font-name="Linux Libertine Display G" fo:font-size="10pt" officeooo:paragraph-rsid="00084a36" style:font-size-asian="10pt" style:font-size-complex="10pt"/>
    </style:style>
    <style:style style:name="P9" style:family="paragraph" style:parent-style-name="Standard">
      <style:text-properties style:font-name="Courier New1" fo:font-size="9pt" style:font-size-asian="9pt" style:font-size-complex="9pt"/>
    </style:style>
    <style:style style:name="P10" style:family="paragraph" style:parent-style-name="Standard">
      <style:text-properties style:font-name="Courier New1" fo:font-size="9pt" officeooo:paragraph-rsid="000e3bfb" style:font-size-asian="9pt" style:font-size-complex="9pt"/>
    </style:style>
    <style:style style:name="P11" style:family="paragraph" style:parent-style-name="Standard">
      <style:text-properties style:font-name="Courier New1" fo:font-size="11pt" style:font-size-asian="11pt" style:font-size-complex="11pt"/>
    </style:style>
    <style:style style:name="P12" style:family="paragraph" style:parent-style-name="Standard">
      <style:text-properties style:font-name="Courier New1" fo:font-size="11pt" officeooo:paragraph-rsid="00084a36" style:font-size-asian="11pt" style:font-size-complex="11pt"/>
    </style:style>
    <style:style style:name="P13" style:family="paragraph" style:parent-style-name="Standard">
      <style:text-properties style:font-name="Courier New1" fo:font-size="11pt" fo:font-weight="bold" style:font-size-asian="11pt" style:font-weight-asian="bold" style:font-size-complex="11pt" style:font-weight-complex="bold"/>
    </style:style>
    <style:style style:name="P14" style:family="paragraph" style:parent-style-name="Standard">
      <style:text-properties style:font-name="Courier New1" fo:font-size="10pt" style:font-size-asian="10pt" style:font-size-complex="10pt"/>
    </style:style>
    <style:style style:name="P15" style:family="paragraph" style:parent-style-name="Standard">
      <style:text-properties style:font-name="Courier New1" fo:font-size="10pt" officeooo:paragraph-rsid="00084a36" style:font-size-asian="10pt" style:font-size-complex="10pt"/>
    </style:style>
    <style:style style:name="P16" style:family="paragraph" style:parent-style-name="Standard">
      <style:text-properties style:font-name="Courier New1" fo:font-size="10pt" officeooo:paragraph-rsid="000b3aeb" style:font-size-asian="10pt" style:font-size-complex="10pt"/>
    </style:style>
    <style:style style:name="P17" style:family="paragraph" style:parent-style-name="Standard">
      <style:text-properties style:font-name="Courier New1" fo:font-size="10pt" officeooo:paragraph-rsid="000d249c" style:font-size-asian="10pt" style:font-size-complex="10pt"/>
    </style:style>
    <style:style style:name="P18" style:family="paragraph" style:parent-style-name="Standard">
      <style:text-properties style:font-name="Courier New1" fo:font-size="10pt" officeooo:paragraph-rsid="000e3bfb" style:font-size-asian="10pt" style:font-size-complex="10pt"/>
    </style:style>
    <style:style style:name="P19" style:family="paragraph" style:parent-style-name="Standard">
      <style:text-properties style:font-name="Courier New1" fo:font-size="10pt" fo:font-weight="normal" style:font-size-asian="10pt" style:font-weight-asian="normal" style:font-size-complex="10pt" style:font-weight-complex="normal"/>
    </style:style>
    <style:style style:name="P20" style:family="paragraph" style:parent-style-name="Standard" style:master-page-name="">
      <loext:graphic-properties draw:fill="none"/>
      <style:paragraph-properties fo:margin-left="3.799cm" fo:margin-right="0cm" fo:text-indent="-3.799cm" style:auto-text-indent="false" style:page-number="auto" fo:background-color="transparent"/>
      <style:text-properties style:font-name="Linux Libertine Display G" fo:font-size="11pt" style:font-size-asian="11pt" style:font-size-complex="11pt"/>
    </style:style>
    <style:style style:name="P21" style:family="paragraph" style:parent-style-name="Standard" style:master-page-name="">
      <loext:graphic-properties draw:fill="none"/>
      <style:paragraph-properties fo:margin-left="2.499cm" fo:margin-right="0cm" fo:text-indent="-2.499cm" style:auto-text-indent="false" style:page-number="auto" fo:background-color="transparent"/>
      <style:text-properties style:font-name="Linux Libertine Display G" fo:font-size="11pt" style:font-size-asian="11pt" style:font-size-complex="11pt"/>
    </style:style>
    <style:style style:name="P22" style:family="paragraph" style:parent-style-name="Standard">
      <style:text-properties style:font-name="Linux Libertine Display G" fo:font-size="11pt" style:font-size-asian="11pt" style:font-size-complex="11pt"/>
    </style:style>
    <style:style style:name="P23" style:family="paragraph" style:parent-style-name="Standard" style:list-style-name="L1">
      <style:text-properties style:font-name="Linux Libertine Display G" fo:font-size="11pt" style:font-size-asian="11pt" style:font-size-complex="11pt"/>
    </style:style>
    <style:style style:name="P24" style:family="paragraph" style:parent-style-name="Standard" style:list-style-name="L2">
      <style:text-properties style:font-name="Linux Libertine Display G" fo:font-size="11pt" style:font-size-asian="11pt" style:font-size-complex="11pt"/>
    </style:style>
    <style:style style:name="P25" style:family="paragraph" style:parent-style-name="Standard" style:list-style-name="L3">
      <style:text-properties style:font-name="Linux Libertine Display G" fo:font-size="11pt" style:font-size-asian="11pt" style:font-size-complex="11pt"/>
    </style:style>
    <style:style style:name="P26" style:family="paragraph" style:parent-style-name="Standard" style:list-style-name="L4">
      <style:text-properties style:font-name="Linux Libertine Display G" fo:font-size="11pt" style:font-size-asian="11pt" style:font-size-complex="11pt"/>
    </style:style>
    <style:style style:name="P27" style:family="paragraph" style:parent-style-name="Standard" style:list-style-name="L6">
      <style:text-properties style:font-name="Linux Libertine Display G" fo:font-size="11pt" style:font-size-asian="11pt" style:font-size-complex="11pt"/>
    </style:style>
    <style:style style:name="P28" style:family="paragraph" style:parent-style-name="Standard" style:list-style-name="L7">
      <style:text-properties style:font-name="Linux Libertine Display G" fo:font-size="11pt" style:font-size-asian="11pt" style:font-size-complex="11pt"/>
    </style:style>
    <style:style style:name="P29" style:family="paragraph" style:parent-style-name="Standard" style:list-style-name="L8">
      <style:text-properties style:font-name="Linux Libertine Display G" fo:font-size="11pt" style:font-size-asian="11pt" style:font-size-complex="11pt"/>
    </style:style>
    <style:style style:name="P30" style:family="paragraph" style:parent-style-name="Standard" style:list-style-name="L9">
      <style:text-properties style:font-name="Linux Libertine Display G" fo:font-size="11pt" style:font-size-asian="11pt" style:font-size-complex="11pt"/>
    </style:style>
    <style:style style:name="P31" style:family="paragraph" style:parent-style-name="Standard" style:list-style-name="L10">
      <style:text-properties style:font-name="Linux Libertine Display G" fo:font-size="11pt" style:font-size-asian="11pt" style:font-size-complex="11pt"/>
    </style:style>
    <style:style style:name="P32" style:family="paragraph" style:parent-style-name="Standard" style:list-style-name="L11">
      <style:text-properties style:font-name="Linux Libertine Display G" fo:font-size="11pt" style:font-size-asian="11pt" style:font-size-complex="11pt"/>
    </style:style>
    <style:style style:name="P33" style:family="paragraph" style:parent-style-name="Standard" style:list-style-name="L12">
      <style:text-properties style:font-name="Linux Libertine Display G" fo:font-size="11pt" style:font-size-asian="11pt" style:font-size-complex="11pt"/>
    </style:style>
    <style:style style:name="P34" style:family="paragraph" style:parent-style-name="Standard" style:list-style-name="L13">
      <style:text-properties style:font-name="Linux Libertine Display G" fo:font-size="11pt" style:font-size-asian="11pt" style:font-size-complex="11pt"/>
    </style:style>
    <style:style style:name="P35" style:family="paragraph" style:parent-style-name="Standard">
      <style:text-properties style:font-name="Linux Libertine Display G" fo:font-size="11pt" officeooo:paragraph-rsid="0013e5c2" style:font-size-asian="11pt" style:font-size-complex="11pt"/>
    </style:style>
    <style:style style:name="P36" style:family="paragraph" style:parent-style-name="Standard" style:list-style-name="L5">
      <style:text-properties style:font-name="Linux Libertine Display G" fo:font-size="11pt" fo:font-weight="bold" style:font-size-asian="11pt" style:font-weight-asian="bold" style:font-size-complex="11pt" style:font-weight-complex="bold"/>
    </style:style>
    <style:style style:name="P37" style:family="paragraph" style:parent-style-name="Standard">
      <style:text-properties style:font-name="Linux Libertine Display G" fo:font-size="11pt" fo:font-weight="bold" officeooo:paragraph-rsid="0013e5c2" style:font-size-asian="11pt" style:font-weight-asian="bold" style:font-size-complex="11pt" style:font-weight-complex="bold"/>
    </style:style>
    <style:style style:name="P38" style:family="paragraph" style:parent-style-name="Heading_20_1">
      <style:paragraph-properties fo:break-before="page"/>
    </style:style>
    <style:style style:name="P39" style:family="paragraph" style:parent-style-name="Contents_20_1">
      <style:paragraph-properties>
        <style:tab-stops>
          <style:tab-stop style:position="17.501cm" style:type="right" style:leader-style="dotted" style:leader-text="."/>
        </style:tab-stops>
      </style:paragraph-properties>
    </style:style>
    <style:style style:name="P40" style:family="paragraph" style:parent-style-name="Contents_20_2">
      <style:paragraph-properties>
        <style:tab-stops>
          <style:tab-stop style:position="17.002cm" style:type="right" style:leader-style="dotted" style:leader-text="."/>
        </style:tab-stops>
      </style:paragraph-properties>
    </style:style>
    <style:style style:name="P41" style:family="paragraph">
      <loext:graphic-properties draw:fill-color="#000000"/>
      <style:paragraph-properties fo:text-align="center"/>
    </style:style>
    <style:style style:name="P42" style:family="paragraph">
      <loext:graphic-properties draw:fill="none" draw:fill-color="#ffffff"/>
      <style:text-properties style:font-name="Linux Libertine Display G" fo:font-size="10pt" style:font-size-asian="10pt" style:font-size-complex="10pt"/>
    </style:style>
    <style:style style:name="P43" style:family="paragraph">
      <loext:graphic-properties draw:fill="none" draw:fill-color="#ffffff"/>
      <style:text-properties fo:color="#000000" style:font-name="Linux Libertine Display G" fo:font-size="9pt" style:font-size-asian="9pt" style:font-size-complex="9pt"/>
    </style:style>
    <style:style style:name="T1" style:family="text">
      <style:text-properties fo:font-weight="bold" style:font-weight-asian="bold" style:font-weight-complex="bold"/>
    </style:style>
    <style:style style:name="T2" style:family="text">
      <style:text-properties fo:font-weight="bold" officeooo:rsid="000d249c" style:font-weight-asian="bold" style:font-weight-complex="bold"/>
    </style:style>
    <style:style style:name="T3" style:family="text">
      <style:text-properties style:font-name="Courier New1"/>
    </style:style>
    <style:style style:name="T4" style:family="text">
      <style:text-properties style:font-name="Courier New1" officeooo:rsid="00067e0e"/>
    </style:style>
    <style:style style:name="T5" style:family="text">
      <style:text-properties style:font-name="Courier New1" officeooo:rsid="0007133f"/>
    </style:style>
    <style:style style:name="T6" style:family="text">
      <style:text-properties style:font-name="Courier New1" officeooo:rsid="00078f8a"/>
    </style:style>
    <style:style style:name="T7" style:family="text">
      <style:text-properties style:font-name="Courier New1" fo:font-size="10pt" style:font-size-asian="10pt" style:font-size-complex="10pt"/>
    </style:style>
    <style:style style:name="T8" style:family="text">
      <style:text-properties style:font-name="Courier New1" fo:font-weight="bold" style:font-weight-asian="bold" style:font-weight-complex="bold"/>
    </style:style>
    <style:style style:name="T9" style:family="text">
      <style:text-properties style:text-underline-style="solid" style:text-underline-width="auto" style:text-underline-color="font-color"/>
    </style:style>
    <style:style style:name="T10" style:family="text">
      <style:text-properties style:text-underline-style="solid" style:text-underline-width="auto" style:text-underline-color="font-color" officeooo:rsid="00078f8a"/>
    </style:style>
    <style:style style:name="T11" style:family="text">
      <style:text-properties officeooo:rsid="00067e0e"/>
    </style:style>
    <style:style style:name="T12" style:family="text">
      <style:text-properties fo:font-style="italic" style:font-style-asian="italic" style:font-style-complex="italic"/>
    </style:style>
    <style:style style:name="T13" style:family="text">
      <style:text-properties officeooo:rsid="0007133f"/>
    </style:style>
    <style:style style:name="T14" style:family="text">
      <style:text-properties officeooo:rsid="00078f8a"/>
    </style:style>
    <style:style style:name="T15" style:family="text">
      <style:text-properties officeooo:rsid="00084a36"/>
    </style:style>
    <style:style style:name="T16" style:family="text">
      <style:text-properties fo:font-size="10pt" style:font-size-asian="10pt" style:font-size-complex="10pt"/>
    </style:style>
    <style:style style:name="T17" style:family="text">
      <style:text-properties fo:font-size="10pt" officeooo:rsid="000b3aeb" style:font-size-asian="10pt" style:font-size-complex="10pt"/>
    </style:style>
    <style:style style:name="T18" style:family="text">
      <style:text-properties fo:font-size="10pt" fo:font-weight="bold" style:font-size-asian="10pt" style:font-weight-asian="bold" style:font-size-complex="10pt" style:font-weight-complex="bold"/>
    </style:style>
    <style:style style:name="T19" style:family="text">
      <style:text-properties officeooo:rsid="0009e2be"/>
    </style:style>
    <style:style style:name="T20" style:family="text">
      <style:text-properties officeooo:rsid="000b3aeb"/>
    </style:style>
    <style:style style:name="T21" style:family="text">
      <style:text-properties fo:font-weight="normal" style:font-weight-asian="normal" style:font-weight-complex="normal"/>
    </style:style>
    <style:style style:name="T22" style:family="text">
      <style:text-properties fo:font-weight="normal" officeooo:rsid="000b3aeb" style:font-weight-asian="normal" style:font-weight-complex="normal"/>
    </style:style>
    <style:style style:name="T23" style:family="text">
      <style:text-properties officeooo:rsid="000e3bfb"/>
    </style:style>
    <style:style style:name="T24" style:family="text">
      <style:text-properties fo:font-size="9pt" style:font-size-asian="9pt" style:font-size-complex="9pt"/>
    </style:style>
    <style:style style:name="T25" style:family="text">
      <style:text-properties fo:font-size="9pt" fo:font-weight="bold" style:font-size-asian="9pt" style:font-weight-asian="bold" style:font-size-complex="9pt" style:font-weight-complex="bold"/>
    </style:style>
    <style:style style:name="T26" style:family="text">
      <style:text-properties officeooo:rsid="000fbecb"/>
    </style:style>
    <style:style style:name="T27" style:family="text">
      <style:text-properties officeooo:rsid="00108528"/>
    </style:style>
    <style:style style:name="T28" style:family="text">
      <style:text-properties officeooo:rsid="00144a54"/>
    </style:style>
    <style:style style:name="T29" style:family="text">
      <style:text-properties officeooo:rsid="0014cf05"/>
    </style:style>
    <style:style style:name="T30" style:family="text">
      <style:text-properties style:font-name="Linux Libertine Display G" fo:font-size="10pt" style:font-size-asian="10pt" style:font-size-complex="10pt"/>
    </style:style>
    <style:style style:name="T31" style:family="text">
      <style:text-properties style:font-name="Linux Libertine Display G" fo:font-size="10pt" style:text-underline-style="solid" style:text-underline-width="auto" style:text-underline-color="font-color" style:font-size-asian="10pt" style:font-size-complex="10pt"/>
    </style:style>
    <style:style style:name="T32" style:family="text">
      <style:text-properties style:font-name="Linux Libertine Display G" fo:font-size="9pt" style:font-size-asian="9pt" style:font-size-complex="9pt"/>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vertical-pos="from-top" style:vertical-rel="paragraph" style:horizontal-pos="from-left" style:horizontal-rel="paragraph" draw:wrap-influence-on-position="once-concurrent" style:flow-with-text="false"/>
    </style:style>
    <style:style style:name="gr2" style:family="graphic">
      <style:graphic-properties svg:stroke-color="#000000" draw:marker-end="Arrow" draw:marker-end-width="0.176cm" draw:fill-color="#000000" draw:textarea-horizontal-align="center" draw:textarea-vertical-align="middle" style:run-through="foreground"/>
    </style:style>
    <style:style style:name="gr3" style:family="graphic">
      <style:graphic-properties draw:stroke="none" svg:stroke-color="#000000" draw:fill="none" draw:fill-color="#ffffff" fo:min-height="2.415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solid" svg:stroke-color="#000000" draw:fill="none" draw:fill-color="#ffffff" fo:min-height="1.448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1">Temat</text:span>:<text:tab/><text:tab/>PHP – programowanie obiektowe.</text:p>
      <text:p text:style-name="P2"/>
      <text:p text:style-name="P2"><text:span text:style-name="T1">Profil</text:span>:<text:tab/><text:tab/>Technik Informatyk (Technikum Informatyczne)</text:p>
      <text:p text:style-name="P2"><text:span text:style-name="T1">Klasa</text:span>:<text:tab/><text:tab/>1</text:p>
      <text:p text:style-name="P2"><text:span text:style-name="T1">Przedmiot</text:span>:<text:tab/>Programowanie aplikacji internetowych</text:p>
      <text:p text:style-name="P2"/>
      <text:p text:style-name="P2"/>
      <text:table-of-content text:style-name="Sect1" text:protected="true" text:name="Spis treści1">
        <text:table-of-content-source text:outline-level="10">
          <text:index-title-template text:style-name="Contents_20_Heading">Spis treści</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pis treści1_Head">
            <text:p text:style-name="Contents_20_Heading">Spis treści</text:p>
          </text:index-title>
          <text:p text:style-name="P39"><text:a xlink:type="simple" xlink:href="#__RefHeading___Toc2676_2033976613" text:style-name="Index_20_Link" text:visited-style-name="Index_20_Link"><text:s/>1 <text:s/>Przegląd technik programowania (chronologicznie)<text:tab/>2</text:a></text:p>
          <text:p text:style-name="P39"><text:a xlink:type="simple" xlink:href="#__RefHeading___Toc5026_2033976613" text:style-name="Index_20_Link" text:visited-style-name="Index_20_Link"><text:s/>2 <text:s/>Konwencje programowania<text:tab/>3</text:a></text:p>
          <text:p text:style-name="P39"><text:a xlink:type="simple" xlink:href="#__RefHeading___Toc5028_2033976613" text:style-name="Index_20_Link" text:visited-style-name="Index_20_Link"><text:s/>3 <text:s/>Klasa<text:tab/>4</text:a></text:p>
          <text:p text:style-name="P39"><text:a xlink:type="simple" xlink:href="#__RefHeading___Toc5030_2033976613" text:style-name="Index_20_Link" text:visited-style-name="Index_20_Link"><text:s/>4 <text:s/>Obiekt<text:tab/>5</text:a></text:p>
          <text:p text:style-name="P39"><text:a xlink:type="simple" xlink:href="#__RefHeading___Toc5032_2033976613" text:style-name="Index_20_Link" text:visited-style-name="Index_20_Link"><text:s/>5 <text:s/>Metody – techniki dostępu do właściwości obiektu<text:tab/>6</text:a></text:p>
          <text:p text:style-name="P40"><text:a xlink:type="simple" xlink:href="#__RefHeading___Toc5034_2033976613" text:style-name="Index_20_Link" text:visited-style-name="Index_20_Link"><text:s/>5.1 <text:s/>getter / setter<text:tab/>6</text:a></text:p>
          <text:p text:style-name="P40"><text:a xlink:type="simple" xlink:href="#__RefHeading___Toc6741_2033976613" text:style-name="Index_20_Link" text:visited-style-name="Index_20_Link"><text:s/>5.2 <text:s/>getPole, setPole - a'la Java<text:tab/>6</text:a></text:p>
          <text:p text:style-name="P40"><text:a xlink:type="simple" xlink:href="#__RefHeading___Toc6743_2033976613" text:style-name="Index_20_Link" text:visited-style-name="Index_20_Link"><text:s/>5.3 <text:s/>Dwie funkcje dla wszystkich właściwości + zbiornik na dane<text:tab/>8</text:a></text:p>
          <text:p text:style-name="P40"><text:a xlink:type="simple" xlink:href="#__RefHeading___Toc6745_2033976613" text:style-name="Index_20_Link" text:visited-style-name="Index_20_Link"><text:s/>5.4 <text:s/>Metody „magiczne”<text:tab/>9</text:a></text:p>
          <text:p text:style-name="P40"><text:a xlink:type="simple" xlink:href="#__RefHeading___Toc6747_2033976613" text:style-name="Index_20_Link" text:visited-style-name="Index_20_Link"><text:s/>5.5 <text:s/>Jedna funkcja dla get i set<text:tab/>10</text:a></text:p>
          <text:p text:style-name="P40"><text:a xlink:type="simple" xlink:href="#__RefHeading___Toc6749_2033976613" text:style-name="Index_20_Link" text:visited-style-name="Index_20_Link"><text:s/>5.6 <text:s/>Bez ceregieli<text:tab/>10</text:a></text:p>
          <text:p text:style-name="P39"><text:a xlink:type="simple" xlink:href="#__RefHeading___Toc6751_2033976613" text:style-name="Index_20_Link" text:visited-style-name="Index_20_Link"><text:s/>6 <text:s/>Konstruktor (ang. </text:a><text:a xlink:type="simple" xlink:href="#__RefHeading___Toc6751_2033976613" text:style-name="Index_20_Link" text:visited-style-name="Index_20_Link"><text:span text:style-name="T12">constructor</text:span></text:a><text:a xlink:type="simple" xlink:href="#__RefHeading___Toc6751_2033976613" text:style-name="Index_20_Link" text:visited-style-name="Index_20_Link">)<text:tab/>11</text:a></text:p>
          <text:p text:style-name="P39"><text:a xlink:type="simple" xlink:href="#__RefHeading___Toc17804_2033976613" text:style-name="Index_20_Link" text:visited-style-name="Index_20_Link"><text:s/>7 <text:s/>Destruktor (and. </text:a><text:a xlink:type="simple" xlink:href="#__RefHeading___Toc17804_2033976613" text:style-name="Index_20_Link" text:visited-style-name="Index_20_Link"><text:span text:style-name="T12">destructor</text:span></text:a><text:a xlink:type="simple" xlink:href="#__RefHeading___Toc17804_2033976613" text:style-name="Index_20_Link" text:visited-style-name="Index_20_Link">)<text:tab/>11</text:a></text:p>
          <text:p text:style-name="P39"><text:a xlink:type="simple" xlink:href="#__RefHeading___Toc17806_2033976613" text:style-name="Index_20_Link" text:visited-style-name="Index_20_Link"><text:s/>8 <text:s/>Stałe<text:tab/>12</text:a></text:p>
          <text:p text:style-name="P39"><text:a xlink:type="simple" xlink:href="#__RefHeading___Toc17808_2033976613" text:style-name="Index_20_Link" text:visited-style-name="Index_20_Link"><text:s/>9 <text:s/>Podstawowe założenia paradygmatu obiektowego<text:tab/>13</text:a></text:p>
          <text:p text:style-name="P39"><text:a xlink:type="simple" xlink:href="#__RefHeading___Toc18840_2033976613" text:style-name="Index_20_Link" text:visited-style-name="Index_20_Link"><text:s/>10 <text:s/>Interfejs<text:tab/>16</text:a></text:p>
        </text:index-body>
      </text:table-of-content>
      <text:p text:style-name="P2"/>
      <text:p text:style-name="P2"/>
      <text:p text:style-name="P2"/>
      <text:h text:style-name="P38" text:outline-level="1"><text:bookmark-start text:name="__RefHeading___Toc2676_2033976613"/>Przegląd technik programowania (chronologicznie)<text:bookmark-end text:name="__RefHeading___Toc2676_2033976613"/></text:h>
      <text:p text:style-name="P2">Źródła:</text:p>
      <text:p text:style-name="P9">http://blog.aplikacjeinternetowe.pl/programowanie-obiektowe-php-oop-kurs.html</text:p>
      <text:p text:style-name="P9">http://wortal.php.pl/Wortal/Artykuly/PHP/Podstawy/Programowanie-obiektowe-dla-poczatkujacych5</text:p>
      <text:p text:style-name="P9">https://webmastah.pl/jak-programowac-obiektowo-cz-1-wstep/</text:p>
      <text:p text:style-name="P9">http://uazz.pl/index.php/php-programowanie-obiektowe/648-php-programowanie-obiektowe-polimorfizm</text:p>
      <text:p text:style-name="P9">http://zasoby.open.agh.edu.pl/~09sdczerner/strona/page/Klasy_abstrakcyjne_i_interfejsy.html</text:p>
      <text:p text:style-name="P2"/>
      <text:list xml:id="list2779943103" text:style-name="L1">
        <text:list-item>
          <text:p text:style-name="P23">Programowanie liniowe</text:p>
        </text:list-item>
      </text:list>
      <text:p text:style-name="P2"/>
      <text:p text:style-name="P2">Poszczególne instrukcje pisało się jedna pod drugą. Program pracował na zmiennych globalnych, nie było zmiennych lokalnych. Obecność sporej liczby instrukcji <text:span text:style-name="T3">goto</text:span> sprawiała, że program stał się niezrozumiały. Języki: basic.</text:p>
      <text:p text:style-name="P2"/>
      <text:list xml:id="list789154829" text:style-name="L2">
        <text:list-item>
          <text:p text:style-name="P24">Programowanie proceduralne</text:p>
        </text:list-item>
      </text:list>
      <text:p text:style-name="P2"/>
      <text:p text:style-name="P2">Moż<text:span text:style-name="T11">esz</text:span> wykorzystać podprogramy: procedury (funkcje), definiować wewnątrz funkcji zmienne lokalne. Technika ta polega by program dla danego problemu, zamienić na serię zadań do wykonania. Napisanie dobrego programu tą techniką polegało na tym, by zdecydować jakie funkcje będą potrzebne, następnie zdefiniować je, po czym starać się wymyślić najlepszy algorytm wywoływania ich. Wadą tej techniki jest to, że zajmuje się głównie funkcjami, a nie dba o to, czy poszczególne dane w programie są ze sobą związane czy też rozrzucone w programie w luźny sposób. Język: fortran</text:p>
      <text:p text:style-name="P2"/>
      <text:list xml:id="list3094767319" text:style-name="L3">
        <text:list-item>
          <text:p text:style-name="P25">Programowanie z ukrywaniem danych</text:p>
        </text:list-item>
      </text:list>
      <text:p text:style-name="P2"/>
      <text:p text:style-name="P2">Polega na wzbogaceniu programu w możliwość zapakowania danych w jednym module – dane te mogą być traktowane jako grupa. W Pascalu stosuje się to technikę wykorzystując rekordy, lub C posługując się strukturami. Zaletą jest to, że wywołując funkcję moż<text:span text:style-name="T11">esz</text:span> wysłać do niej wszystkie dane naraz, jako jeden z argumentów funkcji.</text:p>
      <text:p text:style-name="P2"/>
      <text:list xml:id="list2277676463" text:style-name="L4">
        <text:list-item>
          <text:p text:style-name="P26">Programowanie obiektowe – programowanie „bazujące” na obiektach</text:p>
        </text:list-item>
      </text:list>
      <text:p text:style-name="P2"/>
      <text:p text:style-name="P2">Często mylone jest z programowaniem obiektowo orientowanym. <text:span text:style-name="T12">Object Based Design</text:span> – można przetłumaczyć jako: programowanie bazujące na obiektach. W stosunku do techniki z ukrywaniem danych dodatkowo dodaje się metody (zdarzenia) postępowania z nimi – tzw funkcje składowe. Powstaje nie tylko moduł kryjący dane ale nowy typ danej. W module są ukryte dane, a także działania na nich. Cechą tej techniki jest, iż danym zgrupowanym w moduł (obiekt) nie mówi się już <text:span text:style-name="T1">jak</text:span> mają coś robić, ale tylko <text:span text:style-name="T1">co</text:span> mają robić (to jak mają robić wiedzą na podstawie swoich funkcji składowych). Niedogodnością jest to, że poszczególne typy są sobie obce. Język: Ada.</text:p>
      <text:p text:style-name="P2"/>
      <text:list xml:id="list3119836443" text:style-name="L5">
        <text:list-item>
          <text:p text:style-name="P36">Programowania Obiektowo Orientowane (OOP)</text:p>
        </text:list-item>
      </text:list>
      <text:p text:style-name="P2"/>
      <text:p text:style-name="P2">Jest to technika obiektowa wzbogacona o dziedziczenie i polimorfizm (czyli funkcje wirtualne). Sprawia to, że istniejący kod potrafi sam zorientować się w trakcie działania pracy z jakim obiektem przyszło mu w danej chwili pracować i odpowiednio na to reaguje. <text:span text:style-name="T9">Tego typu technika doskonale odzwierciedla zależności klas obiektów otaczających nas w realnym świecie. Dlatego dobrze nadaje się do opisania świata realnego.</text:span></text:p>
      <text:p text:style-name="P2"/>
      <text:p text:style-name="P5">Wtórne użycie wcześniej zdefiniowanych fragmentów funkcji</text:p>
      <text:p text:style-name="P2"/>
      <text:p text:style-name="P2">Tradycyjne techniki nie kładły nacisku na możliwość wtórnego użycia kodu funkcji. Nie chodzi o to, że funkcję można wywołać n-razy. Chodzi o to, że funkcja dotychczas przyjmowała jakiś argument strukturę o nazwie pojazd, to nie mogła zostać wywołana dla struktury samochód. Dla samochodu trzeba było napisać identyczną funkcję jeszcze raz, ale ze zmienionym typem argumentu formalnego.</text:p>
      <text:p text:style-name="P2"/>
      <text:p text:style-name="P2"><text:soft-page-break/>Programowanie OO umożliwia wtórne używani<text:span text:style-name="T11">e</text:span> kodu funkcji. Jeśli klasy (pojazd - samochód) są połączone związkami dziedziczenia, to funkcja pracująca na argumencie <text:span text:style-name="T3">pojazd</text:span> nadaje się do pracy z argumentem klasy <text:span text:style-name="T3">samoch</text:span><text:span text:style-name="T4">o</text:span><text:span text:style-name="T3">d</text:span>. Oszczędza<text:span text:style-name="T11">sz</text:span> wysiłku powtórnego kodowania funkcji. Samochody są także pojazdami.</text:p>
      <text:p text:style-name="P2"/>
      <text:p text:style-name="P5">Rozszerzalność, rozbudowalność</text:p>
      <text:p text:style-name="P2"/>
      <text:p text:style-name="P2">Tradycyjne metody programowania utrudniają późniejsze modyfikacje programu. Jeśli w programie występuje np. taki fragment kodu:</text:p>
      <text:p text:style-name="P2"/>
      <text:p text:style-name="P2"><text:tab/>Jeśli to Renault – to zrób tak…</text:p>
      <text:p text:style-name="P2"><text:tab/>Jeśli to Porsche – to zrób siak…</text:p>
      <text:p text:style-name="P2"><text:tab/>Jeśli to Fiat – to zrób owak…</text:p>
      <text:p text:style-name="P2"/>
      <text:p text:style-name="P2">Takie fragmenty są rozsiane po całym programie. Kiedy trzeba dodać nową markę samochodu np.: Ferrari trzeba odnaleźć wszystkie powyższe miejsca i dopisać: Jeśli to Ferrari – to zrób tak…</text:p>
      <text:p text:style-name="P2"/>
      <text:p text:style-name="P2">W technice obiektowo orientowanej <text:span text:style-name="T11">d</text:span>zięki polimorfizmowi kod potrafi sam zareagować na nowe typy obiektów. Jest jedna linijka: Dla konkretnego typu samochodu (sam się zorientuj jakiego) zrób przewidzianą dla niego funkcję.</text:p>
      <text:p text:style-name="P2"/>
      <text:p text:style-name="P5">Modelowanie świata rzeczywistego</text:p>
      <text:p text:style-name="P2"/>
      <text:p text:style-name="P2">Jeśli program odnosi się do świata rzeczywistego, to pisanie metodą proceduralną polega na rozbiciu danego zagadnienia na zbiór liczb oraz funkcji. OOP polega na zbudowaniu w programie modeli obiektów ze świata rzeczywistego (np.: pionków do gry, układów elektronicznych, itp.) a następnie „ożywieniu tych obiektów” i pozwolenie im na odegranie swojej roli.</text:p>
      <text:p text:style-name="P2"/>
      <text:p text:style-name="P2"><text:span text:style-name="T9">Podsumowując</text:span>:</text:p>
      <text:p text:style-name="P2"/>
      <text:p text:style-name="P2">W programie buduje się małe i większe modele obiektów świata rzeczywistego po czym wyposaża się je w zachowania i po prostu pozwala się im działać. Obiekty nie pouczają się <text:span text:style-name="T1">jak</text:span> coś trzeba zrobić, tylko „mówią” <text:span text:style-name="T1">co</text:span> trzeba zrobić.</text:p>
      <text:p text:style-name="P2"/>
      <text:p text:style-name="P2">W PHP 3 pojawiły się podstawowe funkcje programowania zorientowanego obiektowo, w PHP 4 były one już dojrzałe. W PHP 5 ponownie przepisano na nowo silnik PHP i wprowadzili całkowicie nowy model obiektów. Obecna na dzień <text:span text:style-name="T11">19.VII.2018 </text:span>wersja PHP to 7.<text:span text:style-name="T11">2</text:span>.<text:span text:style-name="T11">8</text:span></text:p>
      <text:p text:style-name="P2"/>
      <text:p text:style-name="P2">W PHP można pisać proceduralnie i/lub obiektowo.</text:p>
      <text:p text:style-name="P2"/>
      <text:h text:style-name="Heading_20_1" text:outline-level="1"><text:bookmark-start text:name="__RefHeading___Toc5026_2033976613"/>Konwencje programowania<text:bookmark-end text:name="__RefHeading___Toc5026_2033976613"/></text:h>
      <text:p text:style-name="P2"><text:span text:style-name="T1">Konwencja programowania</text:span> – pewien przyjęty zespół zasad i reguł definiujący kod programu, np.: nazewnictwo zmiennych, klas, czy wcięć. Zasady te nie są ścisłe, można wypracować swoje – należy jednak pamiętać, że to one wpływają na czytelność i ułatwiają zarządzanie kodem.</text:p>
      <text:p text:style-name="P2"/>
      <text:p text:style-name="P2"><text:span text:style-name="T9">Przyjmij w skrócie, że</text:span>:</text:p>
      <text:p text:style-name="P2"/>
      <text:list xml:id="list3190937500" text:style-name="L6">
        <text:list-item>
          <text:p text:style-name="P27">w pojedynczym pliku będzie znajdowała się tylko jedna klasa;</text:p>
        </text:list-item>
        <text:list-item>
          <text:p text:style-name="P27">nazwa pliku: <text:span text:style-name="T5">N</text:span><text:span text:style-name="T3">azwa</text:span><text:span text:style-name="T5">Klasy</text:span><text:span text:style-name="T3">.class.php</text:span>;</text:p>
        </text:list-item>
        <text:list-item>
          <text:p text:style-name="P27"><text:span text:style-name="T11">n</text:span>azwy <text:span text:style-name="T11">klas </text:span>dużą literą (CamelCase);</text:p>
        </text:list-item>
        <text:list-item>
          <text:p text:style-name="P27"><text:span text:style-name="T11">n</text:span>azwy metod, właściwości – camelCase.</text:p>
        </text:list-item>
      </text:list>
      <text:p text:style-name="P2"/>
      <text:p text:style-name="P2"/>
      <text:p text:style-name="P2"/>
      <text:p text:style-name="P2"/>
      <text:p text:style-name="P2"/>
      <text:h text:style-name="Heading_20_1" text:outline-level="1"><text:bookmark-start text:name="__RefHeading___Toc5028_2033976613"/><text:soft-page-break/>Klasa<text:bookmark-end text:name="__RefHeading___Toc5028_2033976613"/></text:h>
      <text:p text:style-name="P2">Klasy należą do typów definiowanych wraz z zachowaniem (metody) przez użytkownika. <text:span text:style-name="T9">Klasa nie jest obiektem</text:span>, zarówno sama jej definicja nie definiuje żadnych obiektów.</text:p>
      <text:p text:style-name="P2"/>
      <text:p text:style-name="P2">Podczas projektowania klasy określ przedmioty, które będą reprezentowane przez składniki klasy (instancje), oraz operacje, które na tych obiektach będą wykonywane. <text:span text:style-name="T13">Zastanów się </text:span>do czego <text:span text:style-name="T13">wykorzystasz </text:span>dan<text:span text:style-name="T13">ą</text:span> klas<text:span text:style-name="T13">ę </text:span>oraz jaki będzie miała interfejs klasy.</text:p>
      <text:p text:style-name="P2"/>
      <text:p text:style-name="P2">Tak jak bankomat, czy telewizor posiada <text:span text:style-name="T1">interfejs</text:span> w postaci pulpitu (monitor, przyciski, itp.) służącego do wzajemnego komunikowania się, tak klasa również posiada interfejs do komunikowania się z programami korzystającymi z jej obiektów.</text:p>
      <text:p text:style-name="P2"/>
      <text:p text:style-name="P2"><text:span text:style-name="T9">Składnikami klasy mogą być</text:span>:</text:p>
      <text:list xml:id="list1636847126" text:style-name="L7">
        <text:list-item>
          <text:p text:style-name="P28">atrybuty (dane składowe, właściwości) - składniki klasy, pola, właściwości [różnego typu dane];</text:p>
        </text:list-item>
        <text:list-item>
          <text:p text:style-name="P28">metody (funkcje składowe) - to funkcje zadeklarowane wewnątrz definicji klasy i są składnikami tej klasy. Funkcje te mają dostęp do wszystkich składników swojej klasy odwołując się do nich poprzez nazwę. Definiujemy je wewnątrz klasy.</text:p>
        </text:list-item>
        <text:list-item>
          <text:p text:style-name="P28">obiekty;</text:p>
        </text:list-item>
      </text:list>
      <text:p text:style-name="P2"/>
      <text:p text:style-name="P2">Składniki znajdujące się wewnątrz klasy mają zakres ważności całej klasy.</text:p>
      <text:p text:style-name="P2"/>
      <text:p text:style-name="P5"><text:span text:style-name="T27">Hermetyzacja. </text:span>Enkapsulacja (ang. encapsulation)</text:p>
      <text:p text:style-name="P2"/>
      <text:p text:style-name="P2">W ciele klasy mogą znajdować się dane i funkcje, są one jakby hermetycznie zamknięte (ukryte) w klasie i zabezpieczone przed błędnym użyciem z zewnątrz.</text:p>
      <text:p text:style-name="P2"/>
      <text:p text:style-name="P2">Składniki wewnątrz klasy moż<text:span text:style-name="T13">esz</text:span> grupować z następujących sekcjach (modyfikator dostępu):</text:p>
      <text:p text:style-name="P2"/>
      <text:p text:style-name="P21"><text:span text:style-name="T3">private</text:span><text:tab/>składniki klasy są dostępne tylko z wnętrza klasy, dostęp do danych składowych możliwy poprzez funkcje będące składnikami klasy.</text:p>
      <text:p text:style-name="P2"/>
      <text:p text:style-name="P2"><text:span text:style-name="T3">public</text:span><text:tab/>składniki klasy mogą być używane z wnętrza klasy, a także spoza zakresu klasy.</text:p>
      <text:p text:style-name="P2"/>
      <text:p text:style-name="P21"><text:span text:style-name="T3">protected</text:span><text:tab/>tak jak private, ale dodatkowo jest jeszcze dostępny dla klas wywodzących się od tej klasy (dziedziczenie).</text:p>
      <text:p text:style-name="P2"/>
      <text:p text:style-name="P2">Przez domniemanie składniki wewnątrz klasy mają dostęp <text:span text:style-name="T3">private</text:span>.</text:p>
      <text:p text:style-name="P2"/>
      <text:p text:style-name="P2"><text:span text:style-name="T1">Definicja klasy</text:span> (w pamięci niema jeszcze żadnych konkretnych obiektów):</text:p>
      <text:p text:style-name="P2"/>
      <text:p text:style-name="P14">class <text:span text:style-name="T14">N</text:span>azwa<text:span text:style-name="T14">k</text:span>lasy {</text:p>
      <text:p text:style-name="P14"><text:s text:c="2"/>[modyfikator_dostępu]</text:p>
      <text:p text:style-name="P14"><text:s text:c="4"/>[strybuty/właściwości]</text:p>
      <text:p text:style-name="P14"><text:s text:c="4"/>[metody]</text:p>
      <text:p text:style-name="P14"><text:s text:c="4"/>...</text:p>
      <text:p text:style-name="P14">};</text:p>
      <text:p text:style-name="P2"/>
      <text:p text:style-name="P2">W definicji klasy zmienne moż<text:span text:style-name="T14">esz</text:span> inicjalizować:</text:p>
      <text:p text:style-name="P2"/>
      <text:p text:style-name="P14"><text:span text:style-name="_5f_OOoComputerKeyWord">class</text:span> <text:span text:style-name="_5f_OOoComputerIdent">Pojazd</text:span> <text:span text:style-name="_5f_OOoComputerSpecial">{</text:span></text:p>
      <text:p text:style-name="P14"><text:s text:c="2"/><text:span text:style-name="_5f_OOoComputerKeyWord">private</text:span> <text:span text:style-name="_5f_OOoComputerSpecial">$</text:span><text:span text:style-name="_5f_OOoComputerIdent">cena</text:span> <text:span text:style-name="_5f_OOoComputerSpecial">=</text:span> <text:span text:style-name="_5f_OOoComputerNumber">2000</text:span><text:span text:style-name="_5f_OOoComputerSpecial">;</text:span></text:p>
      <text:p text:style-name="P14"><text:s text:c="2"/><text:span text:style-name="_5f_OOoComputerSpecial">...</text:span></text:p>
      <text:p text:style-name="P14"><text:span text:style-name="_5f_OOoComputerSpecial">}</text:span></text:p>
      <text:p text:style-name="P2"/>
      <text:p text:style-name="P2"/>
      <text:p text:style-name="P2"/>
      <text:p text:style-name="P2"/>
      <text:h text:style-name="Heading_20_1" text:outline-level="1"><text:bookmark-start text:name="__RefHeading___Toc5030_2033976613"/><text:soft-page-break/>Obiekt<text:bookmark-end text:name="__RefHeading___Toc5030_2033976613"/></text:h>
      <text:p text:style-name="P2"><text:span text:style-name="T14">K</text:span>las<text:span text:style-name="T29">ę</text:span> <text:span text:style-name="T29">definiujemy, by u</text:span>tworz<text:span text:style-name="T29">yć</text:span> z ni<text:span text:style-name="T29">ej</text:span> obiekt. Obiekt to „powołany do życia” konkretny komplet składników danej klasy z której się wywodzi. Mówimy obiekt danej klasy. Obiekt łączy w sobie stany (dane) i zachowania (funkcje). </text:p>
      <text:p text:style-name="P2"/>
      <text:p text:style-name="P13">$<text:span text:style-name="T15">n</text:span>azwa<text:span text:style-name="T14">O</text:span>biektu = new <text:span text:style-name="T14">N</text:span>azwa<text:span text:style-name="T14">K</text:span>lasy([argumenty]);</text:p>
      <text:p text:style-name="P2"/>
      <text:p text:style-name="P2">Dopiero ta definicja stworzyła obiekt danej klasy (<text:span text:style-name="T14">N</text:span>azwa<text:span text:style-name="T14">K</text:span>lasy), w pamięci zostało zarezerwowane miejsce (tablica) w celu jego przechowania. Opcjonalnie mogą wystąpić argumenty.</text:p>
      <text:p text:style-name="P2"/>
      <text:p text:style-name="P2"><text:span text:style-name="T9">Własności obiektu</text:span>:</text:p>
      <text:list xml:id="list3118999838" text:style-name="L8">
        <text:list-item>
          <text:p text:style-name="P29">tożsamość (ang. <text:span text:style-name="T12">identity</text:span>) – jest odróżnialny od innych obiektów;</text:p>
        </text:list-item>
        <text:list-item>
          <text:p text:style-name="P29">stan – aktualna wartość atrybutów obiektu;</text:p>
        </text:list-item>
        <text:list-item>
          <text:p text:style-name="P29">zachowanie (ang. <text:span text:style-name="T12">behaviour</text:span>) – metody wykonujące operację na danych składowych.</text:p>
        </text:list-item>
      </text:list>
      <text:p text:style-name="P2"/>
      <text:p text:style-name="P2"><text:span text:style-name="T9">Aby odnieść się do składników obiektu moż</text:span><text:span text:style-name="T10">esz </text:span><text:span text:style-name="T9">posługiwać się notacją</text:span>:</text:p>
      <text:p text:style-name="P2"/>
      <text:p text:style-name="P11">$<text:span text:style-name="T15">n</text:span>azwa<text:span text:style-name="T14">O</text:span>biektu-&gt;składnik;</text:p>
      <text:p text:style-name="P2"/>
      <text:p text:style-name="P2">Znak <text:span text:style-name="T3">$</text:span> znajduje się tylko przed nazwą obiektu – występuje tylko raz w tej konstrukcji. Składnikiem może być metoda lub właściwość.</text:p>
      <text:p text:style-name="P2"/>
      <text:p text:style-name="P37">Zmienna (obiekt) <text:span text:style-name="T3">$this</text:span></text:p>
      <text:p text:style-name="P35"/>
      <text:p text:style-name="P35"><text:span text:style-name="T3">$this</text:span> reprezentuje "obiekt, w którym właśnie jesteś" - dzięki temu, możesz dostać się do dowolnej jego właściwości lub skorzystać z jego metody. Gdybyś pomin<text:span text:style-name="T15">ął</text:span> <text:span text:style-name="T3">$this-&gt;</text:span>, i wpisa<text:span text:style-name="T15">ł</text:span> po prostu <text:span text:style-name="T3">$nazwa</text:span>, otrzyma<text:span text:style-name="T15">łbyś </text:span>ostrzeżenie - silnik PHP szukałby zmiennej lokalnej wewnątrz <text:span text:style-name="T15">Twojej f</text:span>unkcji (i oczywiście, w <text:span text:style-name="T15">Twoim </text:span>przypadku by jej nie znalazł). </text:p>
      <text:p text:style-name="P2"/>
      <text:p text:style-name="P2"><text:span text:style-name="T1">Przykład</text:span>:<text:tab/>Obsługa składowych <text:span text:style-name="T3">public</text:span> i <text:span text:style-name="T3">private</text:span>.</text:p>
      <text:p text:style-name="P2"/>
      <text:p text:style-name="P2">Plik:<text:tab/><text:span text:style-name="T3">klasy/</text:span><text:span text:style-name="T6">L</text:span><text:span text:style-name="T3">iczba.class.php</text:span></text:p>
      <text:p text:style-name="P2"/>
      <text:p text:style-name="P14"><text:span text:style-name="_5f_OOoComputerSpecial">&lt;</text:span><text:span text:style-name="_5f_OOoComputerIdent">?php</text:span></text:p>
      <text:p text:style-name="P14"><text:span text:style-name="_5f_OOoComputerKeyWord">class</text:span> <text:span text:style-name="_5f_OOoComputerIdent">Liczba</text:span> <text:span text:style-name="_5f_OOoComputerSpecial">{</text:span></text:p>
      <text:p text:style-name="P14"><text:s text:c="2"/><text:span text:style-name="_5f_OOoComputerKeyWord">public</text:span> <text:span text:style-name="_5f_OOoComputerSpecial">$</text:span><text:span text:style-name="_5f_OOoComputerIdent">liczba</text:span> <text:span text:style-name="_5f_OOoComputerSpecial">=</text:span> <text:span text:style-name="_5f_OOoComputerNumber">2000</text:span><text:span text:style-name="_5f_OOoComputerSpecial">;</text:span></text:p>
      <text:p text:style-name="P14"><text:s text:c="2"/><text:span text:style-name="_5f_OOoComputerKeyWord">private</text:span> <text:span text:style-name="_5f_OOoComputerSpecial">$</text:span><text:span text:style-name="_5f_OOoComputerIdent">nazwa</text:span> <text:span text:style-name="_5f_OOoComputerSpecial">=</text:span> <text:span text:style-name="_5f_OOoComputerLiteral">"liczba"</text:span><text:span text:style-name="_5f_OOoComputerSpecial">;</text:span></text:p>
      <text:p text:style-name="P14"><text:tab/></text:p>
      <text:p text:style-name="P14"><text:s text:c="2"/><text:span text:style-name="_5f_OOoComputerKeyWord">public</text:span> <text:span text:style-name="_5f_OOoComputerKeyWord">function</text:span> <text:span text:style-name="_5f_OOoComputerIdent">pobierzNazwe</text:span><text:span text:style-name="_5f_OOoComputerSpecial">()</text:span> <text:span text:style-name="_5f_OOoComputerSpecial">{</text:span></text:p>
      <text:p text:style-name="P14"><text:s text:c="4"/><text:span text:style-name="_5f_OOoComputerKeyWord">return</text:span> <text:span text:style-name="_5f_OOoComputerSpecial">$</text:span><text:span text:style-name="_5f_OOoComputerKeyWord">this</text:span><text:span text:style-name="_5f_OOoComputerSpecial">-&gt;</text:span><text:span text:style-name="_5f_OOoComputerIdent">nazwa</text:span><text:span text:style-name="_5f_OOoComputerSpecial">;</text:span></text:p>
      <text:p text:style-name="P14"><text:s text:c="2"/><text:span text:style-name="_5f_OOoComputerSpecial">}</text:span><text:tab/></text:p>
      <text:p text:style-name="P14"><text:span text:style-name="_5f_OOoComputerSpecial">}</text:span></text:p>
      <text:p text:style-name="P14"><text:span text:style-name="_5f_OOoComputerIdent">?</text:span><text:span text:style-name="_5f_OOoComputerSpecial">&gt;</text:span></text:p>
      <text:p text:style-name="P2"/>
      <text:p text:style-name="P2">Plik:<text:tab/><text:span text:style-name="T3">index.php</text:span></text:p>
      <text:p text:style-name="P2"/>
      <text:p text:style-name="P14"><text:span text:style-name="_5f_OOoComputerComment">// podepnij plik zawiera</text:span><text:span text:style-name="_5f_OOoComputerComment"><text:span text:style-name="T15">jący</text:span></text:span><text:span text:style-name="_5f_OOoComputerComment"> klasę z której chce</text:span><text:span text:style-name="_5f_OOoComputerComment"><text:span text:style-name="T15">sz</text:span></text:span><text:span text:style-name="_5f_OOoComputerComment"> skorzystać</text:span></text:p>
      <text:p text:style-name="P14"><text:span text:style-name="_5f_OOoComputerIdent">include</text:span><text:span text:style-name="_5f_OOoComputerSpecial">(</text:span><text:span text:style-name="_5f_OOoComputerLiteral">'klasy/</text:span><text:span text:style-name="_5f_OOoComputerLiteral"><text:span text:style-name="T28">L</text:span></text:span><text:span text:style-name="_5f_OOoComputerLiteral">iczba.class.php'</text:span><text:span text:style-name="_5f_OOoComputerSpecial">);</text:span> </text:p>
      <text:p text:style-name="P14"/>
      <text:p text:style-name="P15"><text:span text:style-name="_5f_OOoComputerSpecial">$</text:span><text:span text:style-name="_5f_OOoComputerIdent">obiekt1</text:span> <text:span text:style-name="_5f_OOoComputerSpecial">=</text:span> <text:span text:style-name="_5f_OOoComputerKeyWord">new</text:span> <text:span text:style-name="_5f_OOoComputerIdent">Liczba</text:span><text:span text:style-name="_5f_OOoComputerSpecial">();</text:span> <text:span text:style-name="_5f_OOoComputerComment">// stworzenie obiektu</text:span></text:p>
      <text:p text:style-name="P14"/>
      <text:p text:style-name="P14"><text:span text:style-name="_5f_OOoComputerComment">// DOSTĘP DO SKŁADOWEJ PUBLIC</text:span></text:p>
      <text:p text:style-name="P14"><text:span text:style-name="_5f_OOoComputerComment">// wyświetl zawartość zmiennej liczba, znajdującej się w obiekcie</text:span></text:p>
      <text:p text:style-name="P14"><text:span text:style-name="_5f_OOoComputerIdent">echo</text:span> <text:span text:style-name="_5f_OOoComputerSpecial">$</text:span><text:span text:style-name="_5f_OOoComputerIdent">obiekt1</text:span><text:span text:style-name="_5f_OOoComputerSpecial">-&gt;</text:span><text:span text:style-name="_5f_OOoComputerIdent">liczba.</text:span><text:span text:style-name="_5f_OOoComputerLiteral">"&lt;br&gt;"</text:span><text:span text:style-name="_5f_OOoComputerSpecial">;</text:span></text:p>
      <text:p text:style-name="P15"><text:span text:style-name="_5f_OOoComputerSpecial">$</text:span><text:span text:style-name="_5f_OOoComputerIdent">obiekt1</text:span><text:span text:style-name="_5f_OOoComputerSpecial">-&gt;</text:span><text:span text:style-name="_5f_OOoComputerIdent">liczba</text:span> <text:span text:style-name="_5f_OOoComputerSpecial">=</text:span> <text:span text:style-name="_5f_OOoComputerNumber">1000</text:span><text:span text:style-name="_5f_OOoComputerSpecial">;</text:span> <text:span text:style-name="_5f_OOoComputerComment">// <text:s/>ustaw zmienną publiczną obiektu</text:span></text:p>
      <text:p text:style-name="P14"><text:span text:style-name="_5f_OOoComputerIdent">echo</text:span> <text:span text:style-name="_5f_OOoComputerSpecial">$</text:span><text:span text:style-name="_5f_OOoComputerIdent">obiekt1</text:span><text:span text:style-name="_5f_OOoComputerSpecial">-&gt;</text:span><text:span text:style-name="_5f_OOoComputerIdent">liczba.</text:span><text:span text:style-name="_5f_OOoComputerLiteral">"&lt;br&gt;&lt;br&gt;"</text:span><text:span text:style-name="_5f_OOoComputerSpecial">;</text:span></text:p>
      <text:p text:style-name="P14"/>
      <text:p text:style-name="P14"><text:span text:style-name="_5f_OOoComputerComment">// DOSTĘP DO SKŁADOWEJ PRIVATE</text:span></text:p>
      <text:p text:style-name="P14"><text:span text:style-name="_5f_OOoComputerIdent">echo</text:span> <text:span text:style-name="_5f_OOoComputerSpecial">$</text:span><text:span text:style-name="_5f_OOoComputerIdent">obiekt1→pobierzNazwe</text:span><text:span text:style-name="_5f_OOoComputerSpecial">().</text:span><text:span text:style-name="_5f_OOoComputerLiteral">"&lt;br&gt;"</text:span><text:span text:style-name="_5f_OOoComputerSpecial">;</text:span></text:p>
      <text:p text:style-name="P2"><text:soft-page-break/></text:p>
      <text:p text:style-name="P2">Wynik:<text:tab/><text:tab/>2000</text:p>
      <text:p text:style-name="P2"><text:tab/><text:tab/>1000</text:p>
      <text:p text:style-name="P2"/>
      <text:p text:style-name="P2"><text:tab/><text:tab/>liczba</text:p>
      <text:p text:style-name="P2"/>
      <text:p text:style-name="P2">Zadanie dla uczniów. Opisać obiekty: czas, telewizor, punkt na płaszczyźnie</text:p>
      <text:p text:style-name="P2"/>
      <text:h text:style-name="Heading_20_1" text:outline-level="1"><text:bookmark-start text:name="__RefHeading___Toc5032_2033976613"/>Metody – techniki dostępu do właściwości obiektu<text:bookmark-end text:name="__RefHeading___Toc5032_2033976613"/></text:h>
      <text:p text:style-name="P2"/>
      <text:h text:style-name="Heading_20_2" text:outline-level="2"><text:bookmark-start text:name="__RefHeading___Toc5034_2033976613"/>getter / setter<text:bookmark-end text:name="__RefHeading___Toc5034_2033976613"/></text:h>
      <text:p text:style-name="P2">Źródło: <text:span text:style-name="T7">http://www.yarpo.pl/2011/04/20/gettery-i-settery-w-php/</text:span></text:p>
      <text:p text:style-name="P2"/>
      <text:p text:style-name="P2">Pewna szkoła programistyczna mówi, że żadne właściwości (zmienne obiektu) nie powinny być publiczne. By dostać się do właściwości prywatnych stosuj metody, które na nich pracują – a dokładnie będą mogły odczytywać bądź zapisywać do nich wartości. Metody takie nazywamy potocznie <text:span text:style-name="T12">getter</text:span> ("akcesor" – pobierająca dane) bądź <text:span text:style-name="T12">setter</text:span> ("mutator" – ustawiająca). Nie każde pole prywatne musi posiadać g/s.</text:p>
      <text:p text:style-name="P2"/>
      <text:p text:style-name="P2">Przykład, w którym takie podejście pozwala oszczędzić sporo pracy.</text:p>
      <text:p text:style-name="P2"/>
      <text:p text:style-name="P2"><text:span text:style-name="_5f_OOoComputerKeyWord"><text:span text:style-name="T16">class</text:span></text:span><text:span text:style-name="T16"> </text:span><text:span text:style-name="_5f_OOoComputerIdent"><text:span text:style-name="T16">Kwadrat</text:span></text:span><text:span text:style-name="T16"> </text:span><text:span text:style-name="_5f_OOoComputerSpecial"><text:span text:style-name="T16">{</text:span></text:span></text:p>
      <text:p text:style-name="P2"><text:span text:style-name="_5f_OOoComputerKeyWord"><text:span text:style-name="T16"><text:s text:c="2"/>public</text:span></text:span><text:span text:style-name="T16"> </text:span><text:span text:style-name="_5f_OOoComputerSpecial"><text:span text:style-name="T16">$</text:span></text:span><text:span text:style-name="_5f_OOoComputerIdent"><text:span text:style-name="T16">pole</text:span></text:span><text:span text:style-name="_5f_OOoComputerSpecial"><text:span text:style-name="T16">;</text:span></text:span></text:p>
      <text:p text:style-name="P2"><text:span text:style-name="_5f_OOoComputerKeyWord"><text:span text:style-name="T16"><text:s text:c="2"/>public</text:span></text:span><text:span text:style-name="T16"> </text:span><text:span text:style-name="_5f_OOoComputerSpecial"><text:span text:style-name="T16">$</text:span></text:span><text:span text:style-name="_5f_OOoComputerIdent"><text:span text:style-name="T16">bok</text:span></text:span><text:span text:style-name="_5f_OOoComputerSpecial"><text:span text:style-name="T16">;</text:span></text:span></text:p>
      <text:p text:style-name="P2"><text:span text:style-name="_5f_OOoComputerKeyWord"><text:span text:style-name="T16"><text:s text:c="2"/>public</text:span></text:span><text:span text:style-name="T16"> </text:span><text:span text:style-name="_5f_OOoComputerSpecial"><text:span text:style-name="T16">$</text:span></text:span><text:span text:style-name="_5f_OOoComputerIdent"><text:span text:style-name="T16">obwod</text:span></text:span><text:span text:style-name="_5f_OOoComputerSpecial"><text:span text:style-name="T16">;</text:span></text:span></text:p>
      <text:p text:style-name="P2"><text:span text:style-name="_5f_OOoComputerSpecial"><text:span text:style-name="T16">}</text:span></text:span></text:p>
      <text:p text:style-name="P2"/>
      <text:p text:style-name="P2">Kiedy chci<text:span text:style-name="T15">ałbyś</text:span> stworzyć instancję tej klasy:</text:p>
      <text:p text:style-name="P2"><text:tab/></text:p>
      <text:p text:style-name="P2"><text:span text:style-name="_5f_OOoComputerSpecial"><text:span text:style-name="T16">$</text:span></text:span><text:span text:style-name="_5f_OOoComputerIdent"><text:span text:style-name="T16">kwadrat</text:span></text:span><text:span text:style-name="T16"> </text:span><text:span text:style-name="_5f_OOoComputerSpecial"><text:span text:style-name="T16">=</text:span></text:span><text:span text:style-name="T16"> </text:span><text:span text:style-name="_5f_OOoComputerKeyWord"><text:span text:style-name="T16">new</text:span></text:span><text:span text:style-name="T16"> </text:span><text:span text:style-name="_5f_OOoComputerIdent"><text:span text:style-name="T16">Kwadrat</text:span></text:span><text:span text:style-name="_5f_OOoComputerSpecial"><text:span text:style-name="T16">();</text:span></text:span></text:p>
      <text:p text:style-name="P2"><text:span text:style-name="_5f_OOoComputerSpecial"><text:span text:style-name="T16">$</text:span></text:span><text:span text:style-name="_5f_OOoComputerIdent"><text:span text:style-name="T16">kwadrat</text:span></text:span><text:span text:style-name="_5f_OOoComputerSpecial"><text:span text:style-name="T16">-&gt;</text:span></text:span><text:span text:style-name="_5f_OOoComputerIdent"><text:span text:style-name="T16">bok</text:span></text:span><text:span text:style-name="T16"> </text:span><text:span text:style-name="_5f_OOoComputerSpecial"><text:span text:style-name="T16">=</text:span></text:span><text:span text:style-name="T16"> </text:span><text:span text:style-name="_5f_OOoComputerNumber"><text:span text:style-name="T16">10</text:span></text:span><text:span text:style-name="_5f_OOoComputerSpecial"><text:span text:style-name="T16">;</text:span></text:span></text:p>
      <text:p text:style-name="P2"><text:span text:style-name="_5f_OOoComputerIdent"><text:span text:style-name="T16">echo</text:span></text:span><text:span text:style-name="T16"> </text:span><text:span text:style-name="_5f_OOoComputerSpecial"><text:span text:style-name="T16">$</text:span></text:span><text:span text:style-name="_5f_OOoComputerIdent"><text:span text:style-name="T16">kwadrat</text:span></text:span><text:span text:style-name="_5f_OOoComputerSpecial"><text:span text:style-name="T16">-&gt;</text:span></text:span><text:span text:style-name="_5f_OOoComputerIdent"><text:span text:style-name="T16">pole</text:span></text:span><text:span text:style-name="_5f_OOoComputerSpecial"><text:span text:style-name="T16">;</text:span></text:span><text:span text:style-name="T16"> </text:span><text:span text:style-name="_5f_OOoComputerComment"><text:span text:style-name="T16">// brak wartości</text:span></text:span></text:p>
      <text:p text:style-name="P2"/>
      <text:p text:style-name="P2">Nie lepiej, aby ustawienie nowej wartości dla właściwości <text:span text:style-name="T3">bok</text:span> automatycznie ustawiało pozostałe pola, których wartość powinna zostać zaktualizowana?</text:p>
      <text:p text:style-name="P2"/>
      <text:p text:style-name="P2">Zamiast publicznych właściwości uży<text:span text:style-name="T15">j </text:span>prywatnych i odpowiednich funkcji ustawiających i pobierających dane.</text:p>
      <text:p text:style-name="P2"/>
      <text:h text:style-name="Heading_20_2" text:outline-level="2"><text:bookmark-start text:name="__RefHeading___Toc6741_2033976613"/>getPole, setPole - a'la Java<text:bookmark-end text:name="__RefHeading___Toc6741_2033976613"/></text:h>
      <text:p text:style-name="P2">Jest to metoda znana z Javy. Dla każdego pola (choć nie tylko) tworzymy dwie metody: </text:p>
      <text:p text:style-name="P2"/>
      <table:table table:name="Tabela1" table:style-name="Tabela1">
        <table:table-column table:style-name="Tabela1.A"/>
        <table:table-column table:style-name="Tabela1.B"/>
        <table:table-row>
          <table:table-cell table:style-name="Tabela1.A1" office:value-type="string">
            <text:p text:style-name="P12"/>
          </table:table-cell>
          <table:table-cell table:style-name="Tabela1.B1" office:value-type="string">
            <text:p text:style-name="P3">lub możesz zastosować zamienniki po polsku:</text:p>
          </table:table-cell>
        </table:table-row>
        <table:table-row>
          <table:table-cell table:style-name="Tabela1.A2" office:value-type="string">
            <text:p text:style-name="P8"><text:span text:style-name="T3">set{NazwaPola}</text:span> oraz <text:span text:style-name="T3">get{NazwaPola}</text:span></text:p>
          </table:table-cell>
          <table:table-cell table:style-name="Tabela1.B2" office:value-type="string">
            <text:p text:style-name="P8"><text:span text:style-name="T3">ustaw{NazwaPola}</text:span> oraz <text:span text:style-name="T3">pobierz{NazwaPola}</text:span></text:p>
          </table:table-cell>
        </table:table-row>
      </table:table>
      <text:p text:style-name="P2"/>
      <text:p text:style-name="P2">Pamiętaj, by nie mieszać nazw tych dwóch funkcji pod kątem języka polskiego z np.: angielskim, unikaj konstrukcji w stylu: <text:span text:style-name="T3">setObwod</text:span>, <text:span text:style-name="T3">getBok</text:span>, stosuj jeden język.</text:p>
      <text:p text:style-name="P2"/>
      <text:p text:style-name="P2"/>
      <text:p text:style-name="P2"/>
      <text:p text:style-name="P2"/>
      <text:p text:style-name="P2"/>
      <text:p text:style-name="P2"/>
      <text:p text:style-name="P2"><text:soft-page-break/><text:span text:style-name="T1">Krok 1</text:span>: pola prywatne i publiczne metody</text:p>
      <text:p text:style-name="P2"><text:tab/></text:p>
      <text:p text:style-name="P2"><text:span text:style-name="_5f_OOoComputerKeyWord"><text:span text:style-name="T16">class</text:span></text:span><text:span text:style-name="T16"> </text:span><text:span text:style-name="_5f_OOoComputerIdent"><text:span text:style-name="T16">Kwadrat </text:span></text:span><text:span text:style-name="_5f_OOoComputerSpecial"><text:span text:style-name="T16">{</text:span></text:span></text:p>
      <text:p text:style-name="P2"><text:span text:style-name="_5f_OOoComputerKeyWord"><text:span text:style-name="T16"><text:s text:c="2"/>private</text:span></text:span><text:span text:style-name="T16"> </text:span><text:span text:style-name="_5f_OOoComputerSpecial"><text:span text:style-name="T16">$</text:span></text:span><text:span text:style-name="_5f_OOoComputerIdent"><text:span text:style-name="T16">pole</text:span></text:span><text:span text:style-name="_5f_OOoComputerSpecial"><text:span text:style-name="T16">;</text:span></text:span></text:p>
      <text:p text:style-name="P2"><text:span text:style-name="_5f_OOoComputerKeyWord"><text:span text:style-name="T16"><text:s text:c="2"/>private</text:span></text:span><text:span text:style-name="T16"> </text:span><text:span text:style-name="_5f_OOoComputerSpecial"><text:span text:style-name="T16">$</text:span></text:span><text:span text:style-name="_5f_OOoComputerIdent"><text:span text:style-name="T16">bok</text:span></text:span><text:span text:style-name="_5f_OOoComputerSpecial"><text:span text:style-name="T16">;</text:span></text:span></text:p>
      <text:p text:style-name="P7"><text:span text:style-name="_5f_OOoComputerKeyWord"><text:s text:c="2"/>private</text:span> <text:span text:style-name="_5f_OOoComputerSpecial">$</text:span><text:span text:style-name="_5f_OOoComputerIdent">obwod</text:span><text:span text:style-name="_5f_OOoComputerSpecial">;</text:span></text:p>
      <text:p text:style-name="P7"><text:s/></text:p>
      <text:p text:style-name="P7"><text:span text:style-name="_5f_OOoComputerComment"><text:s text:c="2"/>// settery</text:span></text:p>
      <text:p text:style-name="P7"><text:span text:style-name="_5f_OOoComputerKeyWord"><text:s text:c="2"/>public</text:span> <text:span text:style-name="_5f_OOoComputerKeyWord">function</text:span> <text:span text:style-name="_5f_OOoComputerIdent"><text:span text:style-name="T1">ustawPole</text:span></text:span><text:span text:style-name="_5f_OOoComputerSpecial">($</text:span><text:span text:style-name="_5f_OOoComputerIdent">p</text:span><text:span text:style-name="_5f_OOoComputerSpecial">)</text:span> <text:s/><text:span text:style-name="_5f_OOoComputerSpecial">{</text:span> <text:span text:style-name="_5f_OOoComputerSpecial">$</text:span><text:span text:style-name="_5f_OOoComputerKeyWord">this</text:span><text:span text:style-name="_5f_OOoComputerSpecial">-&gt;</text:span><text:span text:style-name="_5f_OOoComputerIdent">pole</text:span> <text:span text:style-name="_5f_OOoComputerSpecial">=</text:span> <text:span text:style-name="_5f_OOoComputerSpecial">$</text:span><text:span text:style-name="_5f_OOoComputerIdent">p</text:span><text:span text:style-name="_5f_OOoComputerSpecial">;</text:span> <text:span text:style-name="_5f_OOoComputerSpecial">}</text:span></text:p>
      <text:p text:style-name="P7"><text:span text:style-name="_5f_OOoComputerKeyWord"><text:s text:c="2"/>public</text:span> <text:span text:style-name="_5f_OOoComputerKeyWord">function</text:span> <text:span text:style-name="_5f_OOoComputerIdent"><text:span text:style-name="T1">ustawBok</text:span></text:span><text:span text:style-name="_5f_OOoComputerSpecial">($</text:span><text:span text:style-name="_5f_OOoComputerIdent">b</text:span><text:span text:style-name="_5f_OOoComputerSpecial">)</text:span><text:span text:style-name="_5f_OOoComputerIdent"> </text:span><text:span text:style-name="_5f_OOoComputerSpecial"><text:s/></text:span><text:s/><text:span text:style-name="_5f_OOoComputerSpecial">{</text:span> <text:span text:style-name="_5f_OOoComputerSpecial">$</text:span><text:span text:style-name="_5f_OOoComputerKeyWord">this</text:span><text:span text:style-name="_5f_OOoComputerSpecial">-&gt;</text:span><text:span text:style-name="_5f_OOoComputerIdent">bok </text:span><text:span text:style-name="_5f_OOoComputerSpecial">=</text:span> <text:span text:style-name="_5f_OOoComputerSpecial">$</text:span><text:span text:style-name="_5f_OOoComputerIdent">b</text:span><text:span text:style-name="_5f_OOoComputerSpecial">;</text:span><text:span text:style-name="_5f_OOoComputerIdent"> </text:span><text:span text:style-name="_5f_OOoComputerSpecial">}</text:span></text:p>
      <text:p text:style-name="P7"><text:span text:style-name="_5f_OOoComputerKeyWord"><text:s text:c="2"/>public</text:span> <text:span text:style-name="_5f_OOoComputerKeyWord">function</text:span> <text:span text:style-name="_5f_OOoComputerIdent"><text:span text:style-name="T1">ustawObwod</text:span></text:span><text:span text:style-name="_5f_OOoComputerSpecial">($</text:span><text:span text:style-name="_5f_OOoComputerIdent">o</text:span><text:span text:style-name="_5f_OOoComputerSpecial">)</text:span> <text:span text:style-name="_5f_OOoComputerSpecial">{</text:span> <text:span text:style-name="_5f_OOoComputerSpecial">$</text:span><text:span text:style-name="_5f_OOoComputerKeyWord">this</text:span><text:span text:style-name="_5f_OOoComputerSpecial">-&gt;</text:span><text:span text:style-name="_5f_OOoComputerIdent">obwod</text:span> <text:span text:style-name="_5f_OOoComputerSpecial">=</text:span> <text:span text:style-name="_5f_OOoComputerSpecial">$</text:span><text:span text:style-name="_5f_OOoComputerIdent">o</text:span><text:span text:style-name="_5f_OOoComputerSpecial">;</text:span> <text:span text:style-name="_5f_OOoComputerSpecial">}</text:span></text:p>
      <text:p text:style-name="P7"><text:span text:style-name="_5f_OOoComputerSpecial"/></text:p>
      <text:p text:style-name="P7"><text:span text:style-name="_5f_OOoComputerComment"><text:s text:c="2"/>// gettery</text:span></text:p>
      <text:p text:style-name="P7"><text:span text:style-name="_5f_OOoComputerKeyWord"><text:s text:c="2"/>public</text:span> <text:span text:style-name="_5f_OOoComputerKeyWord">function</text:span> <text:span text:style-name="_5f_OOoComputerIdent"><text:span text:style-name="T1">pobierzPole</text:span></text:span><text:span text:style-name="_5f_OOoComputerSpecial">()</text:span> <text:s/><text:span text:style-name="_5f_OOoComputerSpecial">{</text:span> <text:span text:style-name="_5f_OOoComputerKeyWord">return</text:span> <text:span text:style-name="_5f_OOoComputerSpecial">$</text:span><text:span text:style-name="_5f_OOoComputerKeyWord">this</text:span><text:span text:style-name="_5f_OOoComputerSpecial">-&gt;</text:span><text:span text:style-name="_5f_OOoComputerIdent">pole</text:span><text:span text:style-name="_5f_OOoComputerSpecial">;</text:span> <text:span text:style-name="_5f_OOoComputerSpecial">}</text:span></text:p>
      <text:p text:style-name="P7"><text:span text:style-name="_5f_OOoComputerKeyWord"><text:s text:c="2"/>public</text:span> <text:span text:style-name="_5f_OOoComputerKeyWord">function</text:span> <text:span text:style-name="_5f_OOoComputerIdent"><text:span text:style-name="T1">pobierzBok</text:span></text:span><text:span text:style-name="_5f_OOoComputerSpecial">()</text:span> <text:s text:c="2"/><text:span text:style-name="_5f_OOoComputerSpecial">{</text:span> <text:span text:style-name="_5f_OOoComputerKeyWord">return</text:span> <text:span text:style-name="_5f_OOoComputerSpecial">$</text:span><text:span text:style-name="_5f_OOoComputerKeyWord">this</text:span><text:span text:style-name="_5f_OOoComputerSpecial">-&gt;</text:span><text:span text:style-name="_5f_OOoComputerIdent">bok</text:span><text:span text:style-name="_5f_OOoComputerSpecial">;</text:span> <text:span text:style-name="_5f_OOoComputerSpecial">}</text:span></text:p>
      <text:p text:style-name="P7"><text:span text:style-name="_5f_OOoComputerKeyWord"><text:s text:c="2"/>public</text:span> <text:span text:style-name="_5f_OOoComputerKeyWord">function</text:span> <text:span text:style-name="_5f_OOoComputerIdent"><text:span text:style-name="T1">pobierzObwod</text:span></text:span><text:span text:style-name="_5f_OOoComputerSpecial">()</text:span> <text:span text:style-name="_5f_OOoComputerSpecial">{</text:span> <text:span text:style-name="_5f_OOoComputerKeyWord">return</text:span> <text:span text:style-name="_5f_OOoComputerSpecial">$</text:span><text:span text:style-name="_5f_OOoComputerKeyWord">this</text:span><text:span text:style-name="_5f_OOoComputerSpecial">-&gt;</text:span><text:span text:style-name="_5f_OOoComputerIdent">obwod</text:span><text:span text:style-name="_5f_OOoComputerSpecial">;</text:span> <text:span text:style-name="_5f_OOoComputerSpecial">}</text:span></text:p>
      <text:p text:style-name="P7"><text:span text:style-name="_5f_OOoComputerSpecial">}</text:span></text:p>
      <text:p text:style-name="P2"/>
      <text:p text:style-name="P2">Póki co takie rozwiązanie nie daje zbyt wielu korzyści w porównaniu z poprzednim kodem. Nadal robiąc tak:</text:p>
      <text:p text:style-name="P2"><text:tab/></text:p>
      <text:p text:style-name="P2"><text:span text:style-name="_5f_OOoComputerSpecial"><text:span text:style-name="T16">$</text:span></text:span><text:span text:style-name="_5f_OOoComputerIdent"><text:span text:style-name="T16">kwadrat</text:span></text:span><text:span text:style-name="T16"> </text:span><text:span text:style-name="_5f_OOoComputerSpecial"><text:span text:style-name="T16">=</text:span></text:span><text:span text:style-name="T16"> </text:span><text:span text:style-name="_5f_OOoComputerKeyWord"><text:span text:style-name="T16">new</text:span></text:span><text:span text:style-name="T16"> </text:span><text:span text:style-name="_5f_OOoComputerIdent"><text:span text:style-name="T16">Kwadrat</text:span></text:span><text:span text:style-name="_5f_OOoComputerSpecial"><text:span text:style-name="T16">();</text:span></text:span></text:p>
      <text:p text:style-name="P2"><text:span text:style-name="_5f_OOoComputerSpecial"><text:span text:style-name="T16">$</text:span></text:span><text:span text:style-name="_5f_OOoComputerIdent"><text:span text:style-name="T16">kwadrat</text:span></text:span><text:span text:style-name="_5f_OOoComputerSpecial"><text:span text:style-name="T16">-&gt;</text:span></text:span><text:span text:style-name="_5f_OOoComputerIdent"><text:span text:style-name="T16">ustawBok</text:span></text:span><text:span text:style-name="_5f_OOoComputerSpecial"><text:span text:style-name="T16">(</text:span></text:span><text:span text:style-name="_5f_OOoComputerNumber"><text:span text:style-name="T16">10</text:span></text:span><text:span text:style-name="_5f_OOoComputerSpecial"><text:span text:style-name="T16">);</text:span></text:span></text:p>
      <text:p text:style-name="P2"><text:span text:style-name="_5f_OOoComputerIdent"><text:span text:style-name="T16">echo</text:span></text:span><text:span text:style-name="T16"> </text:span><text:span text:style-name="_5f_OOoComputerSpecial"><text:span text:style-name="T16">$</text:span></text:span><text:span text:style-name="_5f_OOoComputerIdent"><text:span text:style-name="T16">kwadrat</text:span></text:span><text:span text:style-name="_5f_OOoComputerSpecial"><text:span text:style-name="T16">-&gt;</text:span></text:span><text:span text:style-name="_5f_OOoComputerIdent"><text:span text:style-name="T16">pobierzPole</text:span></text:span><text:span text:style-name="_5f_OOoComputerSpecial"><text:span text:style-name="T16">();</text:span></text:span><text:span text:style-name="T16"> </text:span><text:span text:style-name="_5f_OOoComputerComment"><text:span text:style-name="T16">// brak wartości</text:span></text:span></text:p>
      <text:p text:style-name="P2"/>
      <text:p text:style-name="P2"><text:span text:style-name="T1">Krok 2</text:span>: kaskadowa aktualizacja wartości</text:p>
      <text:p text:style-name="P2">Ustawiając nową wartość dla jednej właściwości, automatycznie zostaną ustawione wartości dla pozostałych.</text:p>
      <text:p text:style-name="P2"/>
      <text:p text:style-name="P11"><text:span text:style-name="_5f_OOoComputerKeyWord"><text:span text:style-name="T16">class</text:span></text:span><text:span text:style-name="T16"> </text:span><text:span text:style-name="_5f_OOoComputerIdent"><text:span text:style-name="T16">Kwadrat </text:span></text:span><text:span text:style-name="_5f_OOoComputerSpecial"><text:span text:style-name="T16">{</text:span></text:span></text:p>
      <text:p text:style-name="P11"><text:span text:style-name="_5f_OOoComputerKeyWord"><text:span text:style-name="T16"><text:s text:c="2"/>private</text:span></text:span><text:span text:style-name="T16"> </text:span><text:span text:style-name="_5f_OOoComputerSpecial"><text:span text:style-name="T16">$</text:span></text:span><text:span text:style-name="_5f_OOoComputerIdent"><text:span text:style-name="T16">pole</text:span></text:span><text:span text:style-name="_5f_OOoComputerSpecial"><text:span text:style-name="T16">;</text:span></text:span></text:p>
      <text:p text:style-name="P11"><text:span text:style-name="T16"><text:s text:c="2"/></text:span><text:span text:style-name="_5f_OOoComputerKeyWord"><text:span text:style-name="T16">private</text:span></text:span><text:span text:style-name="T16"> </text:span><text:span text:style-name="_5f_OOoComputerSpecial"><text:span text:style-name="T16">$</text:span></text:span><text:span text:style-name="_5f_OOoComputerIdent"><text:span text:style-name="T16">bok</text:span></text:span><text:span text:style-name="_5f_OOoComputerSpecial"><text:span text:style-name="T16">;</text:span></text:span></text:p>
      <text:p text:style-name="P11"><text:span text:style-name="T16"><text:s text:c="2"/></text:span><text:span text:style-name="_5f_OOoComputerKeyWord"><text:span text:style-name="T16">private</text:span></text:span><text:span text:style-name="T16"> </text:span><text:span text:style-name="_5f_OOoComputerSpecial"><text:span text:style-name="T16">$</text:span></text:span><text:span text:style-name="_5f_OOoComputerIdent"><text:span text:style-name="T16">obwod</text:span></text:span><text:span text:style-name="_5f_OOoComputerSpecial"><text:span text:style-name="T16">;</text:span></text:span></text:p>
      <text:p text:style-name="P14"><text:s/></text:p>
      <text:p text:style-name="P11"><text:span text:style-name="T16"><text:s text:c="2"/></text:span><text:span text:style-name="_5f_OOoComputerComment"><text:span text:style-name="T16">// settery</text:span></text:span></text:p>
      <text:p text:style-name="P11"><text:span text:style-name="T16"><text:s text:c="2"/></text:span><text:span text:style-name="_5f_OOoComputerKeyWord"><text:span text:style-name="T16">public</text:span></text:span><text:span text:style-name="T16"> </text:span><text:span text:style-name="_5f_OOoComputerKeyWord"><text:span text:style-name="T16">function</text:span></text:span><text:span text:style-name="T16"> </text:span><text:span text:style-name="_5f_OOoComputerIdent"><text:span text:style-name="T16">ustawPole</text:span></text:span><text:span text:style-name="_5f_OOoComputerSpecial"><text:span text:style-name="T16">($</text:span></text:span><text:span text:style-name="_5f_OOoComputerIdent"><text:span text:style-name="T16">p</text:span></text:span><text:span text:style-name="_5f_OOoComputerSpecial"><text:span text:style-name="T16">) {</text:span></text:span></text:p>
      <text:p text:style-name="P11"><text:span text:style-name="T16"><text:s text:c="4"/></text:span><text:span text:style-name="_5f_OOoComputerSpecial"><text:span text:style-name="T16">$</text:span></text:span><text:span text:style-name="_5f_OOoComputerKeyWord"><text:span text:style-name="T16">this</text:span></text:span><text:span text:style-name="_5f_OOoComputerSpecial"><text:span text:style-name="T16">-&gt;</text:span></text:span><text:span text:style-name="_5f_OOoComputerIdent"><text:span text:style-name="T16">pole</text:span></text:span><text:span text:style-name="T16"> </text:span><text:span text:style-name="_5f_OOoComputerSpecial"><text:span text:style-name="T16">=</text:span></text:span><text:span text:style-name="T16"> </text:span><text:span text:style-name="_5f_OOoComputerSpecial"><text:span text:style-name="T16">$</text:span></text:span><text:span text:style-name="_5f_OOoComputerIdent"><text:span text:style-name="T16">p</text:span></text:span><text:span text:style-name="_5f_OOoComputerSpecial"><text:span text:style-name="T16">;</text:span></text:span></text:p>
      <text:p text:style-name="P11"><text:span text:style-name="T16"><text:s text:c="4"/></text:span><text:span text:style-name="_5f_OOoComputerSpecial"><text:span text:style-name="T16">$</text:span></text:span><text:span text:style-name="_5f_OOoComputerKeyWord"><text:span text:style-name="T16">this</text:span></text:span><text:span text:style-name="_5f_OOoComputerSpecial"><text:span text:style-name="T16">-&gt;</text:span></text:span><text:span text:style-name="_5f_OOoComputerIdent"><text:span text:style-name="T16">bok</text:span></text:span><text:span text:style-name="T16"> </text:span><text:span text:style-name="_5f_OOoComputerSpecial"><text:span text:style-name="T16">=</text:span></text:span><text:span text:style-name="T16"> </text:span><text:span text:style-name="_5f_OOoComputerIdent"><text:span text:style-name="T16">sqrt</text:span></text:span><text:span text:style-name="_5f_OOoComputerSpecial"><text:span text:style-name="T16">($</text:span></text:span><text:span text:style-name="_5f_OOoComputerIdent"><text:span text:style-name="T16">p</text:span></text:span><text:span text:style-name="_5f_OOoComputerSpecial"><text:span text:style-name="T16">);</text:span></text:span></text:p>
      <text:p text:style-name="P11"><text:span text:style-name="T16"><text:s text:c="4"/></text:span><text:span text:style-name="_5f_OOoComputerSpecial"><text:span text:style-name="T16">$</text:span></text:span><text:span text:style-name="_5f_OOoComputerKeyWord"><text:span text:style-name="T16">this</text:span></text:span><text:span text:style-name="_5f_OOoComputerSpecial"><text:span text:style-name="T16">-&gt;</text:span></text:span><text:span text:style-name="_5f_OOoComputerIdent"><text:span text:style-name="T16">obwod</text:span></text:span><text:span text:style-name="T16"> </text:span><text:span text:style-name="_5f_OOoComputerSpecial"><text:span text:style-name="T16">=</text:span></text:span><text:span text:style-name="T16"> </text:span><text:span text:style-name="_5f_OOoComputerSpecial"><text:span text:style-name="T16">$</text:span></text:span><text:span text:style-name="_5f_OOoComputerIdent"><text:span text:style-name="T16">p/4</text:span></text:span><text:span text:style-name="_5f_OOoComputerSpecial"><text:span text:style-name="T16">;</text:span></text:span></text:p>
      <text:p text:style-name="P11"><text:span text:style-name="T16"><text:s text:c="2"/></text:span><text:span text:style-name="_5f_OOoComputerSpecial"><text:span text:style-name="T16">}</text:span></text:span></text:p>
      <text:p text:style-name="P14"/>
      <text:p text:style-name="P11"><text:span text:style-name="T16"><text:s text:c="2"/></text:span><text:span text:style-name="_5f_OOoComputerKeyWord"><text:span text:style-name="T16">public</text:span></text:span><text:span text:style-name="T16"> </text:span><text:span text:style-name="_5f_OOoComputerKeyWord"><text:span text:style-name="T16">function</text:span></text:span><text:span text:style-name="T16"> </text:span><text:span text:style-name="_5f_OOoComputerIdent"><text:span text:style-name="T16">ustawBok</text:span></text:span><text:span text:style-name="_5f_OOoComputerSpecial"><text:span text:style-name="T16">($</text:span></text:span><text:span text:style-name="_5f_OOoComputerIdent"><text:span text:style-name="T16">b</text:span></text:span><text:span text:style-name="_5f_OOoComputerSpecial"><text:span text:style-name="T16">) {</text:span></text:span></text:p>
      <text:p text:style-name="P11"><text:span text:style-name="T16"><text:s text:c="4"/></text:span><text:span text:style-name="_5f_OOoComputerSpecial"><text:span text:style-name="T16">$</text:span></text:span><text:span text:style-name="_5f_OOoComputerKeyWord"><text:span text:style-name="T16">this</text:span></text:span><text:span text:style-name="_5f_OOoComputerSpecial"><text:span text:style-name="T16">-&gt;</text:span></text:span><text:span text:style-name="_5f_OOoComputerIdent"><text:span text:style-name="T16">bok</text:span></text:span><text:span text:style-name="T16"> </text:span><text:span text:style-name="_5f_OOoComputerSpecial"><text:span text:style-name="T16">=</text:span></text:span><text:span text:style-name="T16"> </text:span><text:span text:style-name="_5f_OOoComputerSpecial"><text:span text:style-name="T16">$</text:span></text:span><text:span text:style-name="_5f_OOoComputerIdent"><text:span text:style-name="T16">b</text:span></text:span><text:span text:style-name="_5f_OOoComputerSpecial"><text:span text:style-name="T16">;</text:span></text:span></text:p>
      <text:p text:style-name="P11"><text:span text:style-name="T16"><text:s text:c="4"/></text:span><text:span text:style-name="_5f_OOoComputerSpecial"><text:span text:style-name="T16">$</text:span></text:span><text:span text:style-name="_5f_OOoComputerKeyWord"><text:span text:style-name="T16">this</text:span></text:span><text:span text:style-name="_5f_OOoComputerSpecial"><text:span text:style-name="T16">-&gt;</text:span></text:span><text:span text:style-name="_5f_OOoComputerIdent"><text:span text:style-name="T16">obwod</text:span></text:span><text:span text:style-name="T16"> </text:span><text:span text:style-name="_5f_OOoComputerSpecial"><text:span text:style-name="T16">=</text:span></text:span><text:span text:style-name="T16"> </text:span><text:span text:style-name="_5f_OOoComputerSpecial"><text:span text:style-name="T16">$</text:span></text:span><text:span text:style-name="_5f_OOoComputerIdent"><text:span text:style-name="T16">b</text:span></text:span><text:span text:style-name="_5f_OOoComputerSpecial"><text:span text:style-name="T16">*</text:span></text:span><text:span text:style-name="_5f_OOoComputerNumber"><text:span text:style-name="T16">4</text:span></text:span><text:span text:style-name="_5f_OOoComputerSpecial"><text:span text:style-name="T16">;</text:span></text:span></text:p>
      <text:p text:style-name="P11"><text:span text:style-name="T16"><text:s text:c="4"/></text:span><text:span text:style-name="_5f_OOoComputerSpecial"><text:span text:style-name="T16">$</text:span></text:span><text:span text:style-name="_5f_OOoComputerKeyWord"><text:span text:style-name="T16">this</text:span></text:span><text:span text:style-name="_5f_OOoComputerSpecial"><text:span text:style-name="T16">-&gt;</text:span></text:span><text:span text:style-name="_5f_OOoComputerIdent"><text:span text:style-name="T16">pole</text:span></text:span><text:span text:style-name="T16"> </text:span><text:span text:style-name="_5f_OOoComputerSpecial"><text:span text:style-name="T16">=</text:span></text:span><text:span text:style-name="T16"> </text:span><text:span text:style-name="_5f_OOoComputerSpecial"><text:span text:style-name="T16">$</text:span></text:span><text:span text:style-name="_5f_OOoComputerIdent"><text:span text:style-name="T16">b</text:span></text:span><text:span text:style-name="_5f_OOoComputerSpecial"><text:span text:style-name="T16">*$</text:span></text:span><text:span text:style-name="_5f_OOoComputerIdent"><text:span text:style-name="T16">b</text:span></text:span><text:span text:style-name="_5f_OOoComputerSpecial"><text:span text:style-name="T16">;</text:span></text:span></text:p>
      <text:p text:style-name="P11"><text:span text:style-name="T16"><text:s text:c="2"/></text:span><text:span text:style-name="_5f_OOoComputerSpecial"><text:span text:style-name="T16">}</text:span></text:span></text:p>
      <text:p text:style-name="P14"/>
      <text:p text:style-name="P11"><text:span text:style-name="T16"><text:s text:c="2"/></text:span><text:span text:style-name="_5f_OOoComputerKeyWord"><text:span text:style-name="T16">public</text:span></text:span><text:span text:style-name="T16"> </text:span><text:span text:style-name="_5f_OOoComputerKeyWord"><text:span text:style-name="T16">function</text:span></text:span><text:span text:style-name="T16"> </text:span><text:span text:style-name="_5f_OOoComputerIdent"><text:span text:style-name="T16">ustawObwod</text:span></text:span><text:span text:style-name="_5f_OOoComputerSpecial"><text:span text:style-name="T16">($</text:span></text:span><text:span text:style-name="_5f_OOoComputerIdent"><text:span text:style-name="T16">o</text:span></text:span><text:span text:style-name="_5f_OOoComputerSpecial"><text:span text:style-name="T16">) {</text:span></text:span></text:p>
      <text:p text:style-name="P11"><text:span text:style-name="T16"><text:s text:c="4"/></text:span><text:span text:style-name="_5f_OOoComputerSpecial"><text:span text:style-name="T16">$</text:span></text:span><text:span text:style-name="_5f_OOoComputerKeyWord"><text:span text:style-name="T16">this</text:span></text:span><text:span text:style-name="_5f_OOoComputerSpecial"><text:span text:style-name="T16">-&gt;</text:span></text:span><text:span text:style-name="_5f_OOoComputerIdent"><text:span text:style-name="T16">obwod</text:span></text:span><text:span text:style-name="T16"> </text:span><text:span text:style-name="_5f_OOoComputerSpecial"><text:span text:style-name="T16">=</text:span></text:span><text:span text:style-name="T16"> </text:span><text:span text:style-name="_5f_OOoComputerSpecial"><text:span text:style-name="T16">$</text:span></text:span><text:span text:style-name="_5f_OOoComputerIdent"><text:span text:style-name="T16">o</text:span></text:span><text:span text:style-name="_5f_OOoComputerSpecial"><text:span text:style-name="T16">;</text:span></text:span></text:p>
      <text:p text:style-name="P11"><text:span text:style-name="T16"><text:s text:c="4"/></text:span><text:span text:style-name="_5f_OOoComputerSpecial"><text:span text:style-name="T16">$</text:span></text:span><text:span text:style-name="_5f_OOoComputerKeyWord"><text:span text:style-name="T16">this</text:span></text:span><text:span text:style-name="_5f_OOoComputerSpecial"><text:span text:style-name="T16">-&gt;</text:span></text:span><text:span text:style-name="_5f_OOoComputerIdent"><text:span text:style-name="T16">bok</text:span></text:span><text:span text:style-name="T16"> </text:span><text:span text:style-name="_5f_OOoComputerSpecial"><text:span text:style-name="T16">=</text:span></text:span><text:span text:style-name="T16"> </text:span><text:span text:style-name="_5f_OOoComputerSpecial"><text:span text:style-name="T16">$</text:span></text:span><text:span text:style-name="_5f_OOoComputerIdent"><text:span text:style-name="T16">o/4</text:span></text:span><text:span text:style-name="_5f_OOoComputerSpecial"><text:span text:style-name="T16">;</text:span></text:span></text:p>
      <text:p text:style-name="P11"><text:span text:style-name="T16"><text:s text:c="4"/></text:span><text:span text:style-name="_5f_OOoComputerSpecial"><text:span text:style-name="T16">$</text:span></text:span><text:span text:style-name="_5f_OOoComputerKeyWord"><text:span text:style-name="T16">this</text:span></text:span><text:span text:style-name="_5f_OOoComputerSpecial"><text:span text:style-name="T16">-&gt;</text:span></text:span><text:span text:style-name="_5f_OOoComputerIdent"><text:span text:style-name="T16">pole</text:span></text:span><text:span text:style-name="T16"> </text:span><text:span text:style-name="_5f_OOoComputerSpecial"><text:span text:style-name="T16">=</text:span></text:span><text:span text:style-name="T16"> </text:span><text:span text:style-name="_5f_OOoComputerSpecial"><text:span text:style-name="T16">$</text:span></text:span><text:span text:style-name="_5f_OOoComputerKeyWord"><text:span text:style-name="T16">this</text:span></text:span><text:span text:style-name="_5f_OOoComputerSpecial"><text:span text:style-name="T16">-&gt;</text:span></text:span><text:span text:style-name="_5f_OOoComputerIdent"><text:span text:style-name="T16">bok</text:span></text:span><text:span text:style-name="_5f_OOoComputerSpecial"><text:span text:style-name="T16">*$</text:span></text:span><text:span text:style-name="_5f_OOoComputerKeyWord"><text:span text:style-name="T16">this</text:span></text:span><text:span text:style-name="_5f_OOoComputerSpecial"><text:span text:style-name="T16">-&gt;</text:span></text:span><text:span text:style-name="_5f_OOoComputerIdent"><text:span text:style-name="T16">bok</text:span></text:span><text:span text:style-name="_5f_OOoComputerSpecial"><text:span text:style-name="T16">;</text:span></text:span></text:p>
      <text:p text:style-name="P11"><text:span text:style-name="T16"><text:s text:c="2"/></text:span><text:span text:style-name="_5f_OOoComputerSpecial"><text:span text:style-name="T16">}</text:span></text:span></text:p>
      <text:p text:style-name="P14"/>
      <text:p text:style-name="P11"><text:span text:style-name="T16"><text:s text:c="2"/></text:span><text:span text:style-name="_5f_OOoComputerComment"><text:span text:style-name="T16">// gettery</text:span></text:span></text:p>
      <text:p text:style-name="P11"><text:span text:style-name="T16"><text:s text:c="2"/></text:span><text:span text:style-name="_5f_OOoComputerKeyWord"><text:span text:style-name="T16">public</text:span></text:span><text:span text:style-name="T16"> </text:span><text:span text:style-name="_5f_OOoComputerKeyWord"><text:span text:style-name="T16">function</text:span></text:span><text:span text:style-name="T16"> </text:span><text:span text:style-name="_5f_OOoComputerIdent"><text:span text:style-name="T16">pobierzPole</text:span></text:span><text:span text:style-name="_5f_OOoComputerSpecial"><text:span text:style-name="T16">()</text:span></text:span><text:span text:style-name="T16"> </text:span><text:span text:style-name="_5f_OOoComputerSpecial"><text:span text:style-name="T16">{</text:span></text:span><text:span text:style-name="T16"> </text:span><text:span text:style-name="_5f_OOoComputerKeyWord"><text:span text:style-name="T16">return</text:span></text:span><text:span text:style-name="T16"> </text:span><text:span text:style-name="_5f_OOoComputerSpecial"><text:span text:style-name="T16">$</text:span></text:span><text:span text:style-name="_5f_OOoComputerKeyWord"><text:span text:style-name="T16">this</text:span></text:span><text:span text:style-name="_5f_OOoComputerSpecial"><text:span text:style-name="T16">-&gt;</text:span></text:span><text:span text:style-name="_5f_OOoComputerIdent"><text:span text:style-name="T16">pole</text:span></text:span><text:span text:style-name="_5f_OOoComputerSpecial"><text:span text:style-name="T16">;</text:span></text:span><text:span text:style-name="T16"> </text:span><text:span text:style-name="_5f_OOoComputerSpecial"><text:span text:style-name="T16">}</text:span></text:span></text:p>
      <text:p text:style-name="P11"><text:span text:style-name="T16"><text:s text:c="2"/></text:span><text:span text:style-name="_5f_OOoComputerKeyWord"><text:span text:style-name="T16">public</text:span></text:span><text:span text:style-name="T16"> </text:span><text:span text:style-name="_5f_OOoComputerKeyWord"><text:span text:style-name="T16">function</text:span></text:span><text:span text:style-name="T16"> </text:span><text:span text:style-name="_5f_OOoComputerIdent"><text:span text:style-name="T16">pobierzBok</text:span></text:span><text:span text:style-name="_5f_OOoComputerSpecial"><text:span text:style-name="T16">()</text:span></text:span><text:span text:style-name="T16"> </text:span><text:span text:style-name="_5f_OOoComputerSpecial"><text:span text:style-name="T16">{</text:span></text:span><text:span text:style-name="T16"> </text:span><text:span text:style-name="_5f_OOoComputerKeyWord"><text:span text:style-name="T16">return</text:span></text:span><text:span text:style-name="T16"> </text:span><text:span text:style-name="_5f_OOoComputerSpecial"><text:span text:style-name="T16">$</text:span></text:span><text:span text:style-name="_5f_OOoComputerKeyWord"><text:span text:style-name="T16">this</text:span></text:span><text:span text:style-name="_5f_OOoComputerSpecial"><text:span text:style-name="T16">-&gt;</text:span></text:span><text:span text:style-name="_5f_OOoComputerIdent"><text:span text:style-name="T16">bok</text:span></text:span><text:span text:style-name="_5f_OOoComputerSpecial"><text:span text:style-name="T16">;</text:span></text:span><text:span text:style-name="T16"> </text:span><text:span text:style-name="_5f_OOoComputerSpecial"><text:span text:style-name="T16">}</text:span></text:span></text:p>
      <text:p text:style-name="P11"><text:span text:style-name="T16"><text:s text:c="2"/></text:span><text:span text:style-name="_5f_OOoComputerKeyWord"><text:span text:style-name="T16">public</text:span></text:span><text:span text:style-name="T16"> </text:span><text:span text:style-name="_5f_OOoComputerKeyWord"><text:span text:style-name="T16">function</text:span></text:span><text:span text:style-name="T16"> </text:span><text:span text:style-name="_5f_OOoComputerIdent"><text:span text:style-name="T16">pobierzObwod</text:span></text:span><text:span text:style-name="_5f_OOoComputerSpecial"><text:span text:style-name="T16">()</text:span></text:span><text:span text:style-name="T16"> </text:span><text:span text:style-name="_5f_OOoComputerSpecial"><text:span text:style-name="T16">{</text:span></text:span><text:span text:style-name="T16"> </text:span><text:span text:style-name="_5f_OOoComputerKeyWord"><text:span text:style-name="T16">return</text:span></text:span><text:span text:style-name="T16"> </text:span><text:span text:style-name="_5f_OOoComputerSpecial"><text:span text:style-name="T16">$</text:span></text:span><text:span text:style-name="_5f_OOoComputerKeyWord"><text:span text:style-name="T16">this</text:span></text:span><text:span text:style-name="_5f_OOoComputerSpecial"><text:span text:style-name="T16">-&gt;</text:span></text:span><text:span text:style-name="_5f_OOoComputerIdent"><text:span text:style-name="T16">obwod</text:span></text:span><text:span text:style-name="_5f_OOoComputerSpecial"><text:span text:style-name="T16">;</text:span></text:span><text:span text:style-name="T16"> </text:span><text:span text:style-name="_5f_OOoComputerSpecial"><text:span text:style-name="T16">}</text:span></text:span></text:p>
      <text:p text:style-name="P11"><text:span text:style-name="_5f_OOoComputerSpecial"><text:span text:style-name="T16">}</text:span></text:span></text:p>
      <text:p text:style-name="P2"/>
      <text:p text:style-name="P4">Dzięki takiemu zabiegowi, mając <text:span text:style-name="T19">poniższy kod</text:span>, <text:span text:style-name="T19">o</text:span>trzyma<text:span text:style-name="T19">sz</text:span> już poprawny wynik:</text:p>
      <text:p text:style-name="P2"/>
      <text:p text:style-name="P11"><text:span text:style-name="_5f_OOoComputerSpecial"><text:span text:style-name="T16">$</text:span></text:span><text:span text:style-name="_5f_OOoComputerIdent"><text:span text:style-name="T16">kwadrat</text:span></text:span><text:span text:style-name="T16"> </text:span><text:span text:style-name="_5f_OOoComputerSpecial"><text:span text:style-name="T16">=</text:span></text:span><text:span text:style-name="T16"> </text:span><text:span text:style-name="_5f_OOoComputerKeyWord"><text:span text:style-name="T16">new</text:span></text:span><text:span text:style-name="T16"> </text:span><text:span text:style-name="_5f_OOoComputerIdent"><text:span text:style-name="T16">Kwadrat</text:span></text:span><text:span text:style-name="_5f_OOoComputerSpecial"><text:span text:style-name="T16">();</text:span></text:span></text:p>
      <text:p text:style-name="P11"><text:span text:style-name="_5f_OOoComputerSpecial"><text:span text:style-name="T16">$</text:span></text:span><text:span text:style-name="_5f_OOoComputerIdent"><text:span text:style-name="T16">kwadrat</text:span></text:span><text:span text:style-name="_5f_OOoComputerSpecial"><text:span text:style-name="T16">-&gt;</text:span></text:span><text:span text:style-name="_5f_OOoComputerIdent"><text:span text:style-name="T16">ustawBok</text:span></text:span><text:span text:style-name="_5f_OOoComputerSpecial"><text:span text:style-name="T16">(</text:span></text:span><text:span text:style-name="_5f_OOoComputerNumber"><text:span text:style-name="T16">10</text:span></text:span><text:span text:style-name="_5f_OOoComputerSpecial"><text:span text:style-name="T16">);</text:span></text:span></text:p>
      <text:p text:style-name="P11"><text:span text:style-name="_5f_OOoComputerIdent"><text:span text:style-name="T16">echo</text:span></text:span><text:span text:style-name="T16"> </text:span><text:span text:style-name="_5f_OOoComputerSpecial"><text:span text:style-name="T16">$</text:span></text:span><text:span text:style-name="_5f_OOoComputerIdent"><text:span text:style-name="T16">kwadrat</text:span></text:span><text:span text:style-name="_5f_OOoComputerSpecial"><text:span text:style-name="T16">-&gt;</text:span></text:span><text:span text:style-name="_5f_OOoComputerIdent"><text:span text:style-name="T16">pobierzPole</text:span></text:span><text:span text:style-name="_5f_OOoComputerSpecial"><text:span text:style-name="T16">();</text:span></text:span><text:span text:style-name="T16"> </text:span><text:span text:style-name="_5f_OOoComputerComment"><text:span text:style-name="T16">// 100</text:span></text:span></text:p>
      <text:p text:style-name="P4"><text:soft-page-break/><text:span text:style-name="T19">Powyższy kod </text:span>można polepszyć.</text:p>
      <text:p text:style-name="P2"/>
      <text:p text:style-name="P2"><text:span text:style-name="T1">Krok 3</text:span>: usunięcie redundancji</text:p>
      <text:p text:style-name="P2">Tak naprawdę w poprzedniej klasie mamy 3 właściwości, które wynikają jedna z drugiej. Za każdym razem i tak obliczmy pozostałe. Czy nie można zrobić tego lepiej/szybciej?</text:p>
      <text:p text:style-name="P2"/>
      <text:p text:style-name="P11"><text:span text:style-name="_5f_OOoComputerKeyWord"><text:span text:style-name="T16">class</text:span></text:span><text:span text:style-name="T16"> </text:span><text:span text:style-name="_5f_OOoComputerIdent"><text:span text:style-name="T16">Kwadrat </text:span></text:span><text:span text:style-name="_5f_OOoComputerSpecial"><text:span text:style-name="T16">{</text:span></text:span></text:p>
      <text:p text:style-name="P11"><text:span text:style-name="_5f_OOoComputerKeyWord"><text:span text:style-name="T16"><text:s text:c="2"/>private</text:span></text:span><text:span text:style-name="T16"> </text:span><text:span text:style-name="_5f_OOoComputerSpecial"><text:span text:style-name="T16">$</text:span></text:span><text:span text:style-name="_5f_OOoComputerIdent"><text:span text:style-name="T16">bok</text:span></text:span><text:span text:style-name="_5f_OOoComputerSpecial"><text:span text:style-name="T16">;</text:span></text:span></text:p>
      <text:p text:style-name="P14"><text:s/></text:p>
      <text:p text:style-name="P11"><text:span text:style-name="T16"><text:s text:c="2"/></text:span><text:span text:style-name="_5f_OOoComputerComment"><text:span text:style-name="T16">// settery</text:span></text:span></text:p>
      <text:p text:style-name="P11"><text:span text:style-name="T16"><text:s text:c="2"/></text:span><text:span text:style-name="_5f_OOoComputerKeyWord"><text:span text:style-name="T16">public</text:span></text:span><text:span text:style-name="T16"> </text:span><text:span text:style-name="_5f_OOoComputerKeyWord"><text:span text:style-name="T16">function</text:span></text:span><text:span text:style-name="T16"> </text:span><text:span text:style-name="_5f_OOoComputerIdent"><text:span text:style-name="T16">ustawPole</text:span></text:span><text:span text:style-name="_5f_OOoComputerSpecial"><text:span text:style-name="T16">($</text:span></text:span><text:span text:style-name="_5f_OOoComputerIdent"><text:span text:style-name="T16">pole</text:span></text:span><text:span text:style-name="_5f_OOoComputerSpecial"><text:span text:style-name="T16">)</text:span></text:span><text:span text:style-name="T16"> <text:s text:c="2"/></text:span><text:span text:style-name="_5f_OOoComputerSpecial"><text:span text:style-name="T16">{</text:span></text:span><text:span text:style-name="T16"> </text:span><text:span text:style-name="_5f_OOoComputerSpecial"><text:span text:style-name="T16">$</text:span></text:span><text:span text:style-name="_5f_OOoComputerKeyWord"><text:span text:style-name="T16">this</text:span></text:span><text:span text:style-name="_5f_OOoComputerSpecial"><text:span text:style-name="T16">-&gt;</text:span></text:span><text:span text:style-name="_5f_OOoComputerIdent"><text:span text:style-name="T16">bok</text:span></text:span><text:span text:style-name="T16"> </text:span><text:span text:style-name="_5f_OOoComputerSpecial"><text:span text:style-name="T16">=</text:span></text:span><text:span text:style-name="T16"> </text:span><text:span text:style-name="_5f_OOoComputerIdent"><text:span text:style-name="T16">sqrt</text:span></text:span><text:span text:style-name="_5f_OOoComputerSpecial"><text:span text:style-name="T16">($</text:span></text:span><text:span text:style-name="_5f_OOoComputerIdent"><text:span text:style-name="T16">pole</text:span></text:span><text:span text:style-name="_5f_OOoComputerSpecial"><text:span text:style-name="T16">);</text:span></text:span><text:span text:style-name="T16"> </text:span><text:span text:style-name="_5f_OOoComputerSpecial"><text:span text:style-name="T16">}</text:span></text:span></text:p>
      <text:p text:style-name="P11"><text:span text:style-name="T16"><text:s text:c="2"/></text:span><text:span text:style-name="_5f_OOoComputerKeyWord"><text:span text:style-name="T16">public</text:span></text:span><text:span text:style-name="T16"> </text:span><text:span text:style-name="_5f_OOoComputerKeyWord"><text:span text:style-name="T16">function</text:span></text:span><text:span text:style-name="T16"> </text:span><text:span text:style-name="_5f_OOoComputerIdent"><text:span text:style-name="T16">ustawBok</text:span></text:span><text:span text:style-name="_5f_OOoComputerSpecial"><text:span text:style-name="T16">($</text:span></text:span><text:span text:style-name="_5f_OOoComputerIdent"><text:span text:style-name="T16">bok</text:span></text:span><text:span text:style-name="_5f_OOoComputerSpecial"><text:span text:style-name="T16">)</text:span></text:span><text:span text:style-name="T16"> <text:s text:c="4"/></text:span><text:span text:style-name="_5f_OOoComputerSpecial"><text:span text:style-name="T16">{</text:span></text:span><text:span text:style-name="T16"> </text:span><text:span text:style-name="_5f_OOoComputerSpecial"><text:span text:style-name="T16">$</text:span></text:span><text:span text:style-name="_5f_OOoComputerKeyWord"><text:span text:style-name="T16">this</text:span></text:span><text:span text:style-name="_5f_OOoComputerSpecial"><text:span text:style-name="T16">-&gt;</text:span></text:span><text:span text:style-name="_5f_OOoComputerIdent"><text:span text:style-name="T16">bok</text:span></text:span><text:span text:style-name="T16"> </text:span><text:span text:style-name="_5f_OOoComputerSpecial"><text:span text:style-name="T16">=</text:span></text:span><text:span text:style-name="T16"> </text:span><text:span text:style-name="_5f_OOoComputerSpecial"><text:span text:style-name="T16">$</text:span></text:span><text:span text:style-name="_5f_OOoComputerIdent"><text:span text:style-name="T16">bok</text:span></text:span><text:span text:style-name="_5f_OOoComputerSpecial"><text:span text:style-name="T16">;</text:span></text:span><text:span text:style-name="T16"> </text:span><text:span text:style-name="_5f_OOoComputerSpecial"><text:span text:style-name="T16">}</text:span></text:span></text:p>
      <text:p text:style-name="P11"><text:span text:style-name="T16"><text:s text:c="2"/></text:span><text:span text:style-name="_5f_OOoComputerKeyWord"><text:span text:style-name="T16">public</text:span></text:span><text:span text:style-name="T16"> </text:span><text:span text:style-name="_5f_OOoComputerKeyWord"><text:span text:style-name="T16">function</text:span></text:span><text:span text:style-name="T16"> </text:span><text:span text:style-name="_5f_OOoComputerIdent"><text:span text:style-name="T16">ustawObwod</text:span></text:span><text:span text:style-name="_5f_OOoComputerSpecial"><text:span text:style-name="T16">($</text:span></text:span><text:span text:style-name="_5f_OOoComputerIdent"><text:span text:style-name="T16">obwod</text:span></text:span><text:span text:style-name="_5f_OOoComputerSpecial"><text:span text:style-name="T16">)</text:span></text:span><text:span text:style-name="T16"> </text:span><text:span text:style-name="_5f_OOoComputerSpecial"><text:span text:style-name="T16">{</text:span></text:span><text:span text:style-name="T16"> </text:span><text:span text:style-name="_5f_OOoComputerSpecial"><text:span text:style-name="T16">$</text:span></text:span><text:span text:style-name="_5f_OOoComputerKeyWord"><text:span text:style-name="T16">this</text:span></text:span><text:span text:style-name="_5f_OOoComputerSpecial"><text:span text:style-name="T16">-&gt;</text:span></text:span><text:span text:style-name="_5f_OOoComputerIdent"><text:span text:style-name="T16">bok</text:span></text:span><text:span text:style-name="T16"> </text:span><text:span text:style-name="_5f_OOoComputerSpecial"><text:span text:style-name="T16">=</text:span></text:span><text:span text:style-name="T16"> </text:span><text:span text:style-name="_5f_OOoComputerSpecial"><text:span text:style-name="T16">$</text:span></text:span><text:span text:style-name="_5f_OOoComputerIdent"><text:span text:style-name="T16">obwod</text:span></text:span><text:span text:style-name="T16"> </text:span><text:span text:style-name="_5f_OOoComputerIdent"><text:span text:style-name="T16">/ 4</text:span></text:span><text:span text:style-name="_5f_OOoComputerSpecial"><text:span text:style-name="T16">;</text:span></text:span><text:span text:style-name="_5f_OOoComputerIdent"><text:span text:style-name="T16"> </text:span></text:span><text:span text:style-name="_5f_OOoComputerSpecial"><text:span text:style-name="T16">}</text:span></text:span></text:p>
      <text:p text:style-name="P14"><text:s text:c="4"/></text:p>
      <text:p text:style-name="P14"><text:s text:c="2"/><text:span text:style-name="_5f_OOoComputerComment">// gettery</text:span></text:p>
      <text:p text:style-name="P14"><text:s text:c="2"/><text:span text:style-name="_5f_OOoComputerKeyWord">public</text:span> <text:span text:style-name="_5f_OOoComputerKeyWord">function</text:span> <text:span text:style-name="_5f_OOoComputerIdent">pobierzPole</text:span><text:span text:style-name="_5f_OOoComputerSpecial">()</text:span> <text:s/><text:span text:style-name="_5f_OOoComputerSpecial">{</text:span> <text:span text:style-name="_5f_OOoComputerKeyWord">return</text:span> <text:span text:style-name="_5f_OOoComputerSpecial">$</text:span><text:span text:style-name="_5f_OOoComputerKeyWord">this</text:span><text:span text:style-name="_5f_OOoComputerSpecial">-&gt;</text:span><text:span text:style-name="_5f_OOoComputerIdent">bok</text:span><text:span text:style-name="_5f_OOoComputerSpecial">*$</text:span><text:span text:style-name="_5f_OOoComputerKeyWord">this</text:span><text:span text:style-name="_5f_OOoComputerSpecial">-&gt;</text:span><text:span text:style-name="_5f_OOoComputerIdent">bok</text:span><text:span text:style-name="_5f_OOoComputerSpecial">;</text:span> <text:span text:style-name="_5f_OOoComputerSpecial">}</text:span></text:p>
      <text:p text:style-name="P14"><text:s text:c="2"/><text:span text:style-name="_5f_OOoComputerKeyWord">public</text:span> <text:span text:style-name="_5f_OOoComputerKeyWord">function</text:span> <text:span text:style-name="_5f_OOoComputerIdent">pobierzBok</text:span><text:span text:style-name="_5f_OOoComputerSpecial">()</text:span> <text:s text:c="2"/><text:span text:style-name="_5f_OOoComputerSpecial">{</text:span> <text:span text:style-name="_5f_OOoComputerKeyWord">return</text:span> <text:span text:style-name="_5f_OOoComputerSpecial">$</text:span><text:span text:style-name="_5f_OOoComputerKeyWord">this</text:span><text:span text:style-name="_5f_OOoComputerSpecial">-&gt;</text:span><text:span text:style-name="_5f_OOoComputerIdent">bok</text:span><text:span text:style-name="_5f_OOoComputerSpecial">;</text:span> <text:span text:style-name="_5f_OOoComputerSpecial">}</text:span></text:p>
      <text:p text:style-name="P14"><text:s text:c="2"/><text:span text:style-name="_5f_OOoComputerKeyWord">public</text:span> <text:span text:style-name="_5f_OOoComputerKeyWord">function</text:span> <text:span text:style-name="_5f_OOoComputerIdent">pobierzObwod</text:span><text:span text:style-name="_5f_OOoComputerSpecial">()</text:span> <text:span text:style-name="_5f_OOoComputerSpecial">{</text:span> <text:span text:style-name="_5f_OOoComputerKeyWord">return</text:span> <text:span text:style-name="_5f_OOoComputerSpecial">$</text:span><text:span text:style-name="_5f_OOoComputerKeyWord">this</text:span><text:span text:style-name="_5f_OOoComputerSpecial">-&gt;</text:span><text:span text:style-name="_5f_OOoComputerIdent">bok</text:span><text:span text:style-name="_5f_OOoComputerSpecial">*</text:span><text:span text:style-name="_5f_OOoComputerNumber">4</text:span><text:span text:style-name="_5f_OOoComputerSpecial">;</text:span> <text:span text:style-name="_5f_OOoComputerSpecial">}</text:span></text:p>
      <text:p text:style-name="P14"><text:span text:style-name="_5f_OOoComputerSpecial">}</text:span></text:p>
      <text:p text:style-name="P14"/>
      <text:p text:style-name="P14"><text:span text:style-name="_5f_OOoComputerSpecial">$</text:span><text:span text:style-name="_5f_OOoComputerIdent">kwadrat</text:span> <text:span text:style-name="_5f_OOoComputerSpecial">=</text:span> <text:span text:style-name="_5f_OOoComputerKeyWord">new</text:span> <text:span text:style-name="_5f_OOoComputerIdent">Kwadrat</text:span><text:span text:style-name="_5f_OOoComputerSpecial">();</text:span></text:p>
      <text:p text:style-name="P14"><text:span text:style-name="_5f_OOoComputerSpecial">$</text:span><text:span text:style-name="_5f_OOoComputerIdent">kwadrat</text:span><text:span text:style-name="_5f_OOoComputerSpecial">-&gt;</text:span><text:span text:style-name="_5f_OOoComputerIdent">ustawBok</text:span><text:span text:style-name="_5f_OOoComputerSpecial">(</text:span><text:span text:style-name="_5f_OOoComputerNumber">10</text:span><text:span text:style-name="_5f_OOoComputerSpecial">);</text:span></text:p>
      <text:p text:style-name="P14"><text:span text:style-name="_5f_OOoComputerIdent">echo</text:span> <text:span text:style-name="_5f_OOoComputerSpecial">$</text:span><text:span text:style-name="_5f_OOoComputerIdent">kwadrat</text:span><text:span text:style-name="_5f_OOoComputerSpecial">-&gt;</text:span><text:span text:style-name="_5f_OOoComputerIdent">pobierzPole</text:span><text:span text:style-name="_5f_OOoComputerSpecial">();</text:span> <text:span text:style-name="_5f_OOoComputerComment">// 100</text:span></text:p>
      <text:p text:style-name="P2"/>
      <text:p text:style-name="P2">Dzięki takiemu rozwiązaniu unik<text:span text:style-name="T19">niesz</text:span> niepotrzebnych obliczeń przy ustawianiu właściwości. Moż<text:span text:style-name="T19">esz</text:span> dodać ponownie usunięte prywatne właściwości i w getterze wyliczając je przypisywać do odpowiedniej zmiennej. To już jest kwestia tego w jakich warunkach byłby ten obiekt wykorzystywany. Być może pozwalałoby to na przyspieszenie pracy.</text:p>
      <text:p text:style-name="P2"/>
      <text:h text:style-name="Heading_20_2" text:outline-level="2"><text:bookmark-start text:name="__RefHeading___Toc6743_2033976613"/>Dwie funkcje dla wszystkich właściwości + zbiornik na dane<text:bookmark-end text:name="__RefHeading___Toc6743_2033976613"/></text:h>
      <text:p text:style-name="P2">Inny sposobem, oszczędzającym miejsce, choć mniej czytelnym dla programisty, który odziedziczy Twój kod jest jeden globalny <text:span text:style-name="T12">setter</text:span> i jeden globalny <text:span text:style-name="T12">getter</text:span>. Ma to zdecydowanie jedna dużą zaletę - pozwala na zmniejszenie ilości kodu. Ma też wadę - kod jest mniej czytelny.</text:p>
      <text:p text:style-name="P2"/>
      <text:p text:style-name="P2">Od zmniejszania ilości kodu, jest odpowiednio przeprowadzona refaktoryzacja (usuwanie nadmiarowości kodu, wprowadza standardy). Jeśli kod staje się za długi, to znaczy, że wymaga poważniejszych zmian, niż tylko skrócenie nazw zmiennych.</text:p>
      <text:p text:style-name="P2"/>
      <text:p text:style-name="P2">Takie rozwiązanie jest szczególnie przydatne w klasach "konfiguracyjnych" - zbiornikach na dane:</text:p>
      <text:p text:style-name="P2"/>
      <text:p text:style-name="P14"><text:span text:style-name="_5f_OOoComputerKeyWord">class</text:span> <text:span text:style-name="_5f_OOoComputerIdent">Config </text:span><text:span text:style-name="_5f_OOoComputerSpecial">{</text:span></text:p>
      <text:p text:style-name="P14"><text:s text:c="2"/><text:span text:style-name="_5f_OOoComputerKeyWord">private</text:span> <text:span text:style-name="_5f_OOoComputerSpecial">$</text:span><text:span text:style-name="_5f_OOoComputerIdent">parametry</text:span> <text:span text:style-name="_5f_OOoComputerSpecial">=</text:span> <text:span text:style-name="_5f_OOoComputerIdent">array</text:span><text:span text:style-name="_5f_OOoComputerSpecial">();</text:span></text:p>
      <text:p text:style-name="P14"><text:tab/><text:tab/></text:p>
      <text:p text:style-name="P14"><text:s text:c="2"/><text:span text:style-name="_5f_OOoComputerKeyWord">public</text:span> <text:span text:style-name="_5f_OOoComputerKeyWord">function</text:span> <text:span text:style-name="_5f_OOoComputerIdent">get</text:span><text:span text:style-name="_5f_OOoComputerSpecial">($</text:span><text:span text:style-name="_5f_OOoComputerIdent">klucz</text:span><text:span text:style-name="_5f_OOoComputerSpecial">) {</text:span></text:p>
      <text:p text:style-name="P14"><text:s text:c="4"/><text:span text:style-name="_5f_OOoComputerKeyWord">return</text:span> <text:span text:style-name="_5f_OOoComputerSpecial">$</text:span><text:span text:style-name="_5f_OOoComputerKeyWord">this</text:span><text:span text:style-name="_5f_OOoComputerSpecial">-&gt;</text:span><text:span text:style-name="_5f_OOoComputerIdent">parametry</text:span><text:span text:style-name="_5f_OOoComputerSpecial">[$</text:span><text:span text:style-name="_5f_OOoComputerIdent">klucz</text:span><text:span text:style-name="_5f_OOoComputerSpecial">];</text:span></text:p>
      <text:p text:style-name="P14"><text:s text:c="2"/><text:span text:style-name="_5f_OOoComputerSpecial">}</text:span></text:p>
      <text:p text:style-name="P14"/>
      <text:p text:style-name="P14"><text:s text:c="2"/><text:span text:style-name="_5f_OOoComputerKeyWord">public</text:span> <text:span text:style-name="_5f_OOoComputerKeyWord">function</text:span> <text:span text:style-name="_5f_OOoComputerIdent">set</text:span><text:span text:style-name="_5f_OOoComputerSpecial">($</text:span><text:span text:style-name="_5f_OOoComputerIdent">klucz</text:span><text:span text:style-name="_5f_OOoComputerSpecial">,</text:span> <text:span text:style-name="_5f_OOoComputerSpecial">$</text:span><text:span text:style-name="_5f_OOoComputerIdent">wartosc</text:span><text:span text:style-name="_5f_OOoComputerSpecial">) {</text:span></text:p>
      <text:p text:style-name="P14"><text:s text:c="5"/><text:span text:style-name="_5f_OOoComputerSpecial">$</text:span><text:span text:style-name="_5f_OOoComputerKeyWord">this</text:span><text:span text:style-name="_5f_OOoComputerSpecial">-&gt;</text:span><text:span text:style-name="_5f_OOoComputerIdent">parametry</text:span><text:span text:style-name="_5f_OOoComputerSpecial">[$</text:span><text:span text:style-name="_5f_OOoComputerIdent">klucz</text:span><text:span text:style-name="_5f_OOoComputerSpecial">]</text:span> <text:span text:style-name="_5f_OOoComputerSpecial">=</text:span> <text:span text:style-name="_5f_OOoComputerSpecial">$</text:span><text:span text:style-name="_5f_OOoComputerIdent">wartosc</text:span><text:span text:style-name="_5f_OOoComputerSpecial">;</text:span></text:p>
      <text:p text:style-name="P14"><text:s text:c="2"/><text:span text:style-name="_5f_OOoComputerSpecial">}</text:span></text:p>
      <text:p text:style-name="P14"><text:span text:style-name="_5f_OOoComputerSpecial">}</text:span></text:p>
      <text:p text:style-name="P14"/>
      <text:p text:style-name="P14"><text:span text:style-name="_5f_OOoComputerKeyWord">class</text:span> <text:span text:style-name="_5f_OOoComputerIdent">BazaDanych </text:span><text:span text:style-name="_5f_OOoComputerSpecial">{</text:span></text:p>
      <text:p text:style-name="P14"><text:s text:c="2"/><text:span text:style-name="_5f_OOoComputerKeyWord">public</text:span> <text:span text:style-name="_5f_OOoComputerSpecial">$</text:span><text:span text:style-name="_5f_OOoComputerIdent">a</text:span><text:span text:style-name="_5f_OOoComputerSpecial">;</text:span></text:p>
      <text:p text:style-name="P14"><text:span text:style-name="_5f_OOoComputerSpecial">}</text:span></text:p>
      <text:p text:style-name="P14"/>
      <text:p text:style-name="P14"><text:span text:style-name="_5f_OOoComputerSpecial">$</text:span><text:span text:style-name="_5f_OOoComputerIdent">conf</text:span> <text:span text:style-name="_5f_OOoComputerSpecial">=</text:span> <text:span text:style-name="_5f_OOoComputerKeyWord">new</text:span> <text:span text:style-name="_5f_OOoComputerIdent">Config</text:span><text:span text:style-name="_5f_OOoComputerSpecial">();</text:span></text:p>
      <text:p text:style-name="P14"><text:span text:style-name="_5f_OOoComputerSpecial">$</text:span><text:span text:style-name="_5f_OOoComputerIdent">conf</text:span><text:span text:style-name="_5f_OOoComputerSpecial">-&gt;</text:span><text:span text:style-name="_5f_OOoComputerIdent">set</text:span><text:span text:style-name="_5f_OOoComputerSpecial">(</text:span><text:span text:style-name="_5f_OOoComputerLiteral">'pole'</text:span><text:span text:style-name="_5f_OOoComputerSpecial">,</text:span> <text:span text:style-name="_5f_OOoComputerNumber">12</text:span><text:span text:style-name="_5f_OOoComputerSpecial">);</text:span></text:p>
      <text:p text:style-name="P14"><text:span text:style-name="_5f_OOoComputerSpecial">$</text:span><text:span text:style-name="_5f_OOoComputerIdent">conf</text:span><text:span text:style-name="_5f_OOoComputerSpecial">-&gt;</text:span><text:span text:style-name="_5f_OOoComputerIdent">set</text:span><text:span text:style-name="_5f_OOoComputerSpecial">(</text:span><text:span text:style-name="_5f_OOoComputerLiteral">'bazadanych'</text:span><text:span text:style-name="_5f_OOoComputerSpecial">,</text:span> <text:span text:style-name="_5f_OOoComputerKeyWord">new</text:span> <text:span text:style-name="_5f_OOoComputerIdent">BazaDanych</text:span><text:span text:style-name="_5f_OOoComputerSpecial">());</text:span></text:p>
      <text:p text:style-name="P14"><text:soft-page-break/></text:p>
      <text:p text:style-name="P14"><text:span text:style-name="_5f_OOoComputerIdent">echo</text:span> <text:span text:style-name="_5f_OOoComputerSpecial">$</text:span><text:span text:style-name="_5f_OOoComputerIdent">conf</text:span><text:span text:style-name="_5f_OOoComputerSpecial">-&gt;</text:span><text:span text:style-name="_5f_OOoComputerIdent">get</text:span><text:span text:style-name="_5f_OOoComputerSpecial">(</text:span><text:span text:style-name="_5f_OOoComputerLiteral">'pole'</text:span><text:span text:style-name="_5f_OOoComputerSpecial">).</text:span><text:span text:style-name="_5f_OOoComputerLiteral">"&lt;br&gt;"</text:span><text:span text:style-name="_5f_OOoComputerSpecial">;</text:span></text:p>
      <text:p text:style-name="P14"/>
      <text:p text:style-name="P14"><text:span text:style-name="_5f_OOoComputerSpecial">$</text:span><text:span text:style-name="_5f_OOoComputerIdent">bd</text:span> <text:span text:style-name="_5f_OOoComputerSpecial">=</text:span> <text:span text:style-name="_5f_OOoComputerSpecial">$</text:span><text:span text:style-name="_5f_OOoComputerIdent">conf</text:span><text:span text:style-name="_5f_OOoComputerSpecial">-&gt;</text:span><text:span text:style-name="_5f_OOoComputerIdent">get</text:span><text:span text:style-name="_5f_OOoComputerSpecial">(</text:span><text:span text:style-name="_5f_OOoComputerLiteral">'bazadanych'</text:span><text:span text:style-name="_5f_OOoComputerSpecial">);</text:span></text:p>
      <text:p text:style-name="P14"><text:span text:style-name="_5f_OOoComputerSpecial">$</text:span><text:span text:style-name="_5f_OOoComputerIdent">bd</text:span><text:span text:style-name="_5f_OOoComputerSpecial">-&gt;</text:span><text:span text:style-name="_5f_OOoComputerIdent">a</text:span> <text:span text:style-name="_5f_OOoComputerSpecial">=</text:span> <text:span text:style-name="_5f_OOoComputerNumber">10</text:span><text:span text:style-name="_5f_OOoComputerSpecial">;</text:span></text:p>
      <text:p text:style-name="P14"><text:span text:style-name="_5f_OOoComputerIdent">echo</text:span> <text:span text:style-name="_5f_OOoComputerSpecial">$</text:span><text:span text:style-name="_5f_OOoComputerIdent">bd</text:span><text:span text:style-name="_5f_OOoComputerSpecial">-&gt;</text:span><text:span text:style-name="_5f_OOoComputerIdent">a</text:span><text:span text:style-name="_5f_OOoComputerSpecial">;</text:span></text:p>
      <text:p text:style-name="P2"/>
      <text:p text:style-name="P2">Wynik:<text:tab/><text:tab/>12</text:p>
      <text:p text:style-name="P2"><text:tab/><text:tab/>10</text:p>
      <text:p text:style-name="P2"/>
      <text:h text:style-name="Heading_20_2" text:outline-level="2"><text:bookmark-start text:name="__RefHeading___Toc6745_2033976613"/>Metody „magiczne”<text:bookmark-end text:name="__RefHeading___Toc6745_2033976613"/></text:h>
      <text:p text:style-name="P2">PHP w swoich nowszych (5 i nowszych) wersjach posiada także sporo magii. Przykładami na takie magiczne metody są <text:span text:style-name="T3">__get</text:span> i <text:span text:style-name="T3">__set</text:span>:</text:p>
      <text:p text:style-name="P2"/>
      <text:p text:style-name="P14"><text:span text:style-name="_5f_OOoComputerKeyWord">class</text:span> <text:span text:style-name="_5f_OOoComputerIdent">Config </text:span><text:span text:style-name="_5f_OOoComputerSpecial">{</text:span></text:p>
      <text:p text:style-name="P14"><text:s text:c="2"/><text:span text:style-name="_5f_OOoComputerKeyWord">private</text:span> <text:span text:style-name="_5f_OOoComputerSpecial">$</text:span><text:span text:style-name="_5f_OOoComputerIdent">parametry</text:span> <text:span text:style-name="_5f_OOoComputerSpecial">=</text:span> <text:span text:style-name="_5f_OOoComputerIdent">array</text:span><text:span text:style-name="_5f_OOoComputerSpecial">();</text:span></text:p>
      <text:p text:style-name="P14"><text:tab/><text:tab/></text:p>
      <text:p text:style-name="P14"><text:s text:c="2"/><text:span text:style-name="_5f_OOoComputerKeyWord">public</text:span> <text:span text:style-name="_5f_OOoComputerKeyWord">function</text:span> <text:span text:style-name="_5f_OOoComputerNumber"><text:span text:style-name="T1">__</text:span></text:span><text:span text:style-name="_5f_OOoComputerIdent"><text:span text:style-name="T1">get</text:span></text:span><text:span text:style-name="_5f_OOoComputerSpecial">($</text:span><text:span text:style-name="_5f_OOoComputerIdent">klucz</text:span><text:span text:style-name="_5f_OOoComputerSpecial">) {</text:span></text:p>
      <text:p text:style-name="P14"><text:s text:c="4"/><text:span text:style-name="_5f_OOoComputerKeyWord">return</text:span> <text:span text:style-name="_5f_OOoComputerSpecial">$</text:span><text:span text:style-name="_5f_OOoComputerKeyWord">this</text:span><text:span text:style-name="_5f_OOoComputerSpecial">-&gt;</text:span><text:span text:style-name="_5f_OOoComputerIdent">parametry</text:span><text:span text:style-name="_5f_OOoComputerSpecial">[$</text:span><text:span text:style-name="_5f_OOoComputerIdent">klucz</text:span><text:span text:style-name="_5f_OOoComputerSpecial">];</text:span></text:p>
      <text:p text:style-name="P14"><text:s text:c="2"/><text:span text:style-name="_5f_OOoComputerSpecial">}</text:span></text:p>
      <text:p text:style-name="P14"/>
      <text:p text:style-name="P14"><text:s text:c="2"/><text:span text:style-name="_5f_OOoComputerKeyWord">public</text:span> <text:span text:style-name="_5f_OOoComputerKeyWord">function</text:span> <text:span text:style-name="_5f_OOoComputerNumber"><text:span text:style-name="T1">__</text:span></text:span><text:span text:style-name="_5f_OOoComputerIdent"><text:span text:style-name="T1">set</text:span></text:span><text:span text:style-name="_5f_OOoComputerSpecial">($</text:span><text:span text:style-name="_5f_OOoComputerIdent">klucz</text:span><text:span text:style-name="_5f_OOoComputerSpecial">,</text:span> <text:span text:style-name="_5f_OOoComputerSpecial">$</text:span><text:span text:style-name="_5f_OOoComputerIdent">wartosc</text:span><text:span text:style-name="_5f_OOoComputerSpecial">) {</text:span></text:p>
      <text:p text:style-name="P14"><text:s text:c="4"/><text:span text:style-name="_5f_OOoComputerSpecial">$</text:span><text:span text:style-name="_5f_OOoComputerKeyWord">this</text:span><text:span text:style-name="_5f_OOoComputerSpecial">-&gt;</text:span><text:span text:style-name="_5f_OOoComputerIdent">parametry</text:span><text:span text:style-name="_5f_OOoComputerSpecial">[$</text:span><text:span text:style-name="_5f_OOoComputerIdent">klucz</text:span><text:span text:style-name="_5f_OOoComputerSpecial">]</text:span> <text:span text:style-name="_5f_OOoComputerSpecial">=</text:span> <text:span text:style-name="_5f_OOoComputerSpecial">$</text:span><text:span text:style-name="_5f_OOoComputerIdent">wartosc</text:span><text:span text:style-name="_5f_OOoComputerSpecial">;</text:span></text:p>
      <text:p text:style-name="P14"><text:s text:c="2"/><text:span text:style-name="_5f_OOoComputerSpecial">}</text:span></text:p>
      <text:p text:style-name="P14"><text:span text:style-name="_5f_OOoComputerSpecial">}</text:span></text:p>
      <text:p text:style-name="P14"/>
      <text:p text:style-name="P14"><text:span text:style-name="_5f_OOoComputerKeyWord">class</text:span> <text:span text:style-name="_5f_OOoComputerIdent">BazaDanych </text:span><text:span text:style-name="_5f_OOoComputerSpecial">{</text:span></text:p>
      <text:p text:style-name="P14"><text:s text:c="2"/><text:span text:style-name="_5f_OOoComputerKeyWord">public</text:span> <text:span text:style-name="_5f_OOoComputerSpecial">$</text:span><text:span text:style-name="_5f_OOoComputerIdent">a</text:span><text:span text:style-name="_5f_OOoComputerSpecial">;</text:span></text:p>
      <text:p text:style-name="P14"><text:span text:style-name="_5f_OOoComputerSpecial">}</text:span></text:p>
      <text:p text:style-name="P14"/>
      <text:p text:style-name="P14"><text:span text:style-name="_5f_OOoComputerSpecial">$</text:span><text:span text:style-name="_5f_OOoComputerIdent">conf</text:span> <text:span text:style-name="_5f_OOoComputerSpecial">=</text:span> <text:span text:style-name="_5f_OOoComputerKeyWord">new</text:span> <text:span text:style-name="_5f_OOoComputerIdent">Config</text:span><text:span text:style-name="_5f_OOoComputerSpecial">();</text:span></text:p>
      <text:p text:style-name="P14"><text:span text:style-name="_5f_OOoComputerSpecial">$</text:span><text:span text:style-name="_5f_OOoComputerIdent">conf</text:span><text:span text:style-name="_5f_OOoComputerSpecial">-&gt;</text:span><text:span text:style-name="_5f_OOoComputerIdent">pole</text:span> <text:span text:style-name="_5f_OOoComputerSpecial">=</text:span> <text:span text:style-name="_5f_OOoComputerNumber">12</text:span><text:span text:style-name="_5f_OOoComputerSpecial">;</text:span></text:p>
      <text:p text:style-name="P14"><text:span text:style-name="_5f_OOoComputerSpecial">$</text:span><text:span text:style-name="_5f_OOoComputerIdent">conf</text:span><text:span text:style-name="_5f_OOoComputerSpecial">-&gt;</text:span><text:span text:style-name="_5f_OOoComputerIdent">bazadanych</text:span> <text:span text:style-name="_5f_OOoComputerSpecial">=</text:span> <text:span text:style-name="_5f_OOoComputerKeyWord">new</text:span> <text:span text:style-name="_5f_OOoComputerIdent">BazaDanych</text:span><text:span text:style-name="_5f_OOoComputerSpecial">();</text:span></text:p>
      <text:p text:style-name="P14"/>
      <text:p text:style-name="P14"><text:span text:style-name="_5f_OOoComputerIdent">echo</text:span> <text:span text:style-name="_5f_OOoComputerSpecial">$</text:span><text:span text:style-name="_5f_OOoComputerIdent">conf</text:span><text:span text:style-name="_5f_OOoComputerSpecial">-&gt;</text:span><text:span text:style-name="_5f_OOoComputerIdent">pole.</text:span><text:span text:style-name="_5f_OOoComputerLiteral">"&lt;br&gt;"</text:span><text:span text:style-name="_5f_OOoComputerSpecial">;</text:span></text:p>
      <text:p text:style-name="P14"><text:span text:style-name="_5f_OOoComputerSpecial">$</text:span><text:span text:style-name="_5f_OOoComputerIdent">bd</text:span> <text:span text:style-name="_5f_OOoComputerSpecial">=</text:span> <text:span text:style-name="_5f_OOoComputerSpecial">$</text:span><text:span text:style-name="_5f_OOoComputerIdent">conf</text:span><text:span text:style-name="_5f_OOoComputerSpecial">-&gt;</text:span><text:span text:style-name="_5f_OOoComputerIdent">bazadanych</text:span><text:span text:style-name="_5f_OOoComputerSpecial">;</text:span></text:p>
      <text:p text:style-name="P14"/>
      <text:p text:style-name="P14"><text:span text:style-name="_5f_OOoComputerSpecial">$</text:span><text:span text:style-name="_5f_OOoComputerIdent">bd</text:span><text:span text:style-name="_5f_OOoComputerSpecial">-&gt;</text:span><text:span text:style-name="_5f_OOoComputerIdent">a</text:span> <text:span text:style-name="_5f_OOoComputerSpecial">=</text:span> <text:span text:style-name="_5f_OOoComputerNumber">10</text:span><text:span text:style-name="_5f_OOoComputerSpecial">;</text:span></text:p>
      <text:p text:style-name="P14"><text:span text:style-name="_5f_OOoComputerIdent">echo</text:span> <text:span text:style-name="_5f_OOoComputerSpecial">$</text:span><text:span text:style-name="_5f_OOoComputerIdent">bd</text:span><text:span text:style-name="_5f_OOoComputerSpecial">-&gt;</text:span><text:span text:style-name="_5f_OOoComputerIdent">a</text:span><text:span text:style-name="_5f_OOoComputerSpecial">;</text:span></text:p>
      <text:p text:style-name="P2"/>
      <text:p text:style-name="P2">Wynik:<text:tab/><text:tab/>12</text:p>
      <text:p text:style-name="P2"><text:tab/><text:tab/>10</text:p>
      <text:p text:style-name="P2"/>
      <text:p text:style-name="P2">Sam kod zmienił się bardzo nieznacznie, nie podajemy już nazw metod: <text:span text:style-name="T3">set()</text:span>, <text:span text:style-name="T3">get()</text:span>:</text:p>
      <text:p text:style-name="P2"/>
      <text:p text:style-name="P2">z: <text:tab/><text:span text:style-name="_5f_OOoComputerSpecial"><text:span text:style-name="T16">$</text:span></text:span><text:span text:style-name="_5f_OOoComputerIdent"><text:span text:style-name="T16">conf</text:span></text:span><text:span text:style-name="_5f_OOoComputerSpecial"><text:span text:style-name="T16">-&gt;</text:span></text:span><text:span text:style-name="_5f_OOoComputerIdent"><text:span text:style-name="T16">set</text:span></text:span><text:span text:style-name="_5f_OOoComputerSpecial"><text:span text:style-name="T16">(</text:span></text:span><text:span text:style-name="_5f_OOoComputerLiteral"><text:span text:style-name="T16">'pole'</text:span></text:span><text:span text:style-name="_5f_OOoComputerSpecial"><text:span text:style-name="T16">,</text:span></text:span><text:span text:style-name="T7"> </text:span><text:span text:style-name="_5f_OOoComputerNumber"><text:span text:style-name="T16">12</text:span></text:span><text:span text:style-name="_5f_OOoComputerSpecial"><text:span text:style-name="T16">);</text:span></text:span></text:p>
      <text:p text:style-name="P2">na: <text:tab/><text:span text:style-name="_5f_OOoComputerSpecial"><text:span text:style-name="T16">$</text:span></text:span><text:span text:style-name="_5f_OOoComputerIdent"><text:span text:style-name="T16">conf</text:span></text:span><text:span text:style-name="_5f_OOoComputerSpecial"><text:span text:style-name="T16">-&gt;</text:span></text:span><text:span text:style-name="_5f_OOoComputerIdent"><text:span text:style-name="T16">pole</text:span></text:span><text:span text:style-name="T7"> </text:span><text:span text:style-name="_5f_OOoComputerSpecial"><text:span text:style-name="T16">=</text:span></text:span><text:span text:style-name="T7"> </text:span><text:span text:style-name="_5f_OOoComputerNumber"><text:span text:style-name="T16">12</text:span></text:span><text:span text:style-name="_5f_OOoComputerSpecial"><text:span text:style-name="T16">;</text:span></text:span></text:p>
      <text:p text:style-name="P2"/>
      <text:p text:style-name="P2">PHP rozpozna, że w klasie nie istnieją właściwości <text:span text:style-name="T3">pole</text:span> oraz <text:span text:style-name="T3">bazadanych</text:span>. Ponieważ nazwy właściwości istnieją, to nastąpi wywołanie metody <text:span text:style-name="T3">__set()</text:span>, która przypisze wartość nowo utworzonej właściwości klasy.</text:p>
      <text:p text:style-name="P2"/>
      <text:p text:style-name="P2">Przykład ten i wcześniejszy może być dobrym rozwiązaniem dla "worków z danymi", w bardziej skomplikowanych rozwiązaniach mogą pojawić się kłopoty. Warto rozważyć jednak ręczne zdefiniowanie jakie właściwości klasy w jaki sposób mają się zmieniać oraz jak zmiana ta ma wpływać na cały stan obiektu (g/s a'la Java).</text:p>
      <text:p text:style-name="P2"/>
      <text:p text:style-name="P2"/>
      <text:p text:style-name="P2"/>
      <text:p text:style-name="P2"/>
      <text:h text:style-name="Heading_20_2" text:outline-level="2"><text:bookmark-start text:name="__RefHeading___Toc6747_2033976613"/><text:soft-page-break/>Jedna funkcja dla get i set<text:bookmark-end text:name="__RefHeading___Toc6747_2033976613"/></text:h>
      <text:p text:style-name="P2">Jest to używane powszechnie w jQuery oraz AFAIK (ang: <text:span text:style-name="T12">As Far As I Know</text:span> – o ile wiem, z tego co wiem) przez perlowców.</text:p>
      <text:p text:style-name="P2"/>
      <text:p text:style-name="P2">Chodzi o to, aby zamiast dwóch metod – jednej pobierającej, drugiej ustawiającej dane, stworzyć jedną metodę, która będzie zachowywać się odpowiednio do potrzeb. Czynnikiem sterującym będzie tu przekazanie [bądź nie] parametru do metody.</text:p>
      <text:p text:style-name="P2"/>
      <text:p text:style-name="P2">Przydatne funkcje:</text:p>
      <text:p text:style-name="P2"/>
      <text:p text:style-name="P2"><text:span text:style-name="T3">func_num_args()</text:span> <text:tab/>zwraca liczbę przekazanych do funkcji argumentów</text:p>
      <text:p text:style-name="P2"/>
      <text:p text:style-name="P20"><text:span text:style-name="T3">func_get_arg()</text:span> <text:tab/>zwraca argument przekazany do funkcji. Parametrem jest <text:span text:style-name="T12">indeks</text:span> argumentu. 0 oznacza "pierwszy przekazany do funkcji argument.</text:p>
      <text:p text:style-name="P2"/>
      <text:p text:style-name="P14"><text:span text:style-name="_5f_OOoComputerKeyWord">class</text:span> <text:span text:style-name="_5f_OOoComputerIdent">Cos </text:span><text:span text:style-name="_5f_OOoComputerSpecial">{</text:span></text:p>
      <text:p text:style-name="P14"><text:s text:c="2"/><text:span text:style-name="_5f_OOoComputerKeyWord">private</text:span> <text:span text:style-name="_5f_OOoComputerSpecial">$</text:span><text:span text:style-name="_5f_OOoComputerIdent">x</text:span><text:span text:style-name="_5f_OOoComputerSpecial">;</text:span></text:p>
      <text:p text:style-name="P14"><text:tab/></text:p>
      <text:p text:style-name="P14"><text:s text:c="2"/><text:span text:style-name="_5f_OOoComputerKeyWord">public</text:span> <text:span text:style-name="_5f_OOoComputerKeyWord">function</text:span> <text:span text:style-name="_5f_OOoComputerIdent">X</text:span><text:span text:style-name="_5f_OOoComputerSpecial">() {</text:span></text:p>
      <text:p text:style-name="P14"><text:s text:c="4"/><text:span text:style-name="_5f_OOoComputerKeyWord">if</text:span> <text:span text:style-name="_5f_OOoComputerSpecial">(</text:span><text:span text:style-name="_5f_OOoComputerIdent">func_num_args</text:span><text:span text:style-name="_5f_OOoComputerSpecial">()) {</text:span></text:p>
      <text:p text:style-name="P14"><text:s text:c="6"/><text:span text:style-name="_5f_OOoComputerSpecial">$</text:span><text:span text:style-name="_5f_OOoComputerKeyWord">this</text:span><text:span text:style-name="_5f_OOoComputerSpecial">-&gt;</text:span><text:span text:style-name="_5f_OOoComputerIdent">x</text:span> <text:span text:style-name="_5f_OOoComputerSpecial">=</text:span> <text:span text:style-name="_5f_OOoComputerIdent">func_get_arg</text:span><text:span text:style-name="_5f_OOoComputerSpecial">(</text:span><text:span text:style-name="_5f_OOoComputerNumber">0</text:span><text:span text:style-name="_5f_OOoComputerSpecial">);</text:span><text:tab/><text:span text:style-name="_5f_OOoComputerComment">// setter</text:span></text:p>
      <text:p text:style-name="P14"><text:s text:c="6"/><text:span text:style-name="_5f_OOoComputerKeyWord">return</text:span><text:span text:style-name="_5f_OOoComputerSpecial">;</text:span></text:p>
      <text:p text:style-name="P14"><text:s text:c="4"/><text:span text:style-name="_5f_OOoComputerSpecial">} </text:span><text:span text:style-name="_5f_OOoComputerKeyWord">else</text:span> <text:span text:style-name="_5f_OOoComputerComment">// brak podanych parametrów – oznacza pobranie</text:span></text:p>
      <text:p text:style-name="P14"><text:s text:c="6"/><text:span text:style-name="_5f_OOoComputerKeyWord">return</text:span> <text:span text:style-name="_5f_OOoComputerSpecial">$</text:span><text:span text:style-name="_5f_OOoComputerKeyWord">this</text:span><text:span text:style-name="_5f_OOoComputerSpecial">-&gt;</text:span><text:span text:style-name="_5f_OOoComputerIdent">x</text:span><text:span text:style-name="_5f_OOoComputerSpecial">;</text:span> <text:span text:style-name="_5f_OOoComputerComment">// getter</text:span></text:p>
      <text:p text:style-name="P14"><text:s text:c="2"/><text:span text:style-name="_5f_OOoComputerSpecial">}</text:span></text:p>
      <text:p text:style-name="P14"><text:span text:style-name="_5f_OOoComputerSpecial">}</text:span></text:p>
      <text:p text:style-name="P14"/>
      <text:p text:style-name="P14"><text:span text:style-name="_5f_OOoComputerSpecial">$</text:span><text:span text:style-name="_5f_OOoComputerIdent">t</text:span> <text:span text:style-name="_5f_OOoComputerSpecial">=</text:span> <text:span text:style-name="_5f_OOoComputerKeyWord">new</text:span> <text:span text:style-name="_5f_OOoComputerIdent">Cos</text:span><text:span text:style-name="_5f_OOoComputerSpecial">();</text:span></text:p>
      <text:p text:style-name="P14"><text:span text:style-name="_5f_OOoComputerSpecial">$</text:span><text:span text:style-name="_5f_OOoComputerIdent">t</text:span><text:span text:style-name="_5f_OOoComputerSpecial">-&gt;</text:span><text:span text:style-name="_5f_OOoComputerIdent">X</text:span><text:span text:style-name="_5f_OOoComputerSpecial">(</text:span><text:span text:style-name="_5f_OOoComputerNumber">2016</text:span><text:span text:style-name="_5f_OOoComputerSpecial">);</text:span></text:p>
      <text:p text:style-name="P14"><text:span text:style-name="_5f_OOoComputerIdent">echo</text:span> <text:span text:style-name="_5f_OOoComputerSpecial">$</text:span><text:span text:style-name="_5f_OOoComputerIdent">t</text:span><text:span text:style-name="_5f_OOoComputerSpecial">-&gt;</text:span><text:span text:style-name="_5f_OOoComputerIdent">X</text:span><text:span text:style-name="_5f_OOoComputerSpecial">();</text:span></text:p>
      <text:p text:style-name="P2"/>
      <text:p text:style-name="P2">Wynik:<text:tab/><text:tab/>2016</text:p>
      <text:p text:style-name="P2"/>
      <text:p text:style-name="P2">Wygląda na najlepsze rozwiązanie w opisanych.</text:p>
      <text:p text:style-name="P2"/>
      <text:h text:style-name="Heading_20_2" text:outline-level="2"><text:bookmark-start text:name="__RefHeading___Toc6749_2033976613"/>Bez ceregieli<text:bookmark-end text:name="__RefHeading___Toc6749_2033976613"/></text:h>
      <text:p text:style-name="P2">Na zakończenie tematu gettery i settery miła ciekawostka, nie trzeba pisać obsługi getterów i setterów, wystarczy od razu w kodzie wstawić obsługę API:</text:p>
      <text:p text:style-name="P2"/>
      <text:p text:style-name="P14"><text:span text:style-name="_5f_OOoComputerKeyWord">class</text:span> <text:span text:style-name="_5f_OOoComputerIdent">Config </text:span><text:span text:style-name="_5f_OOoComputerSpecial">{</text:span></text:p>
      <text:p text:style-name="P14"><text:span text:style-name="_5f_OOoComputerSpecial">}</text:span></text:p>
      <text:p text:style-name="P14"/>
      <text:p text:style-name="P14"><text:span text:style-name="_5f_OOoComputerKeyWord">class</text:span> <text:span text:style-name="_5f_OOoComputerIdent">BazaDanych </text:span><text:span text:style-name="_5f_OOoComputerSpecial">{</text:span></text:p>
      <text:p text:style-name="P14"><text:span text:style-name="_5f_OOoComputerSpecial">}</text:span></text:p>
      <text:p text:style-name="P14"/>
      <text:p text:style-name="P14"><text:span text:style-name="_5f_OOoComputerSpecial">$</text:span><text:span text:style-name="_5f_OOoComputerIdent">conf</text:span> <text:span text:style-name="_5f_OOoComputerSpecial">=</text:span> <text:span text:style-name="_5f_OOoComputerKeyWord">new</text:span> <text:span text:style-name="_5f_OOoComputerIdent">Config</text:span><text:span text:style-name="_5f_OOoComputerSpecial">();</text:span></text:p>
      <text:p text:style-name="P14"><text:span text:style-name="_5f_OOoComputerSpecial">$</text:span><text:span text:style-name="_5f_OOoComputerIdent">conf</text:span><text:span text:style-name="_5f_OOoComputerSpecial">-&gt;</text:span><text:span text:style-name="_5f_OOoComputerIdent">pole</text:span> <text:span text:style-name="_5f_OOoComputerSpecial">=</text:span> <text:span text:style-name="_5f_OOoComputerNumber">12</text:span><text:span text:style-name="_5f_OOoComputerSpecial">;</text:span></text:p>
      <text:p text:style-name="P14"><text:span text:style-name="_5f_OOoComputerSpecial">$</text:span><text:span text:style-name="_5f_OOoComputerIdent">conf</text:span><text:span text:style-name="_5f_OOoComputerSpecial">-&gt;</text:span><text:span text:style-name="_5f_OOoComputerIdent">bazadanych</text:span> <text:span text:style-name="_5f_OOoComputerSpecial">=</text:span> <text:span text:style-name="_5f_OOoComputerKeyWord">new</text:span> <text:span text:style-name="_5f_OOoComputerIdent">BazaDanych</text:span><text:span text:style-name="_5f_OOoComputerSpecial">();</text:span></text:p>
      <text:p text:style-name="P14"/>
      <text:p text:style-name="P14"><text:span text:style-name="_5f_OOoComputerIdent">echo</text:span> <text:span text:style-name="_5f_OOoComputerSpecial">$</text:span><text:span text:style-name="_5f_OOoComputerIdent">conf</text:span><text:span text:style-name="_5f_OOoComputerSpecial">-&gt;</text:span><text:span text:style-name="_5f_OOoComputerIdent">pole.</text:span><text:span text:style-name="_5f_OOoComputerLiteral">"&lt;br&gt;"</text:span><text:span text:style-name="_5f_OOoComputerSpecial">;</text:span></text:p>
      <text:p text:style-name="P14"><text:span text:style-name="_5f_OOoComputerSpecial">$</text:span><text:span text:style-name="_5f_OOoComputerIdent">bd</text:span> <text:span text:style-name="_5f_OOoComputerSpecial">=</text:span> <text:span text:style-name="_5f_OOoComputerSpecial">$</text:span><text:span text:style-name="_5f_OOoComputerIdent">conf</text:span><text:span text:style-name="_5f_OOoComputerSpecial">-&gt;</text:span><text:span text:style-name="_5f_OOoComputerIdent">bazadanych</text:span><text:span text:style-name="_5f_OOoComputerSpecial">;</text:span></text:p>
      <text:p text:style-name="P14"/>
      <text:p text:style-name="P14"><text:span text:style-name="_5f_OOoComputerSpecial">$</text:span><text:span text:style-name="_5f_OOoComputerIdent">bd</text:span><text:span text:style-name="_5f_OOoComputerSpecial">-&gt;</text:span><text:span text:style-name="_5f_OOoComputerIdent">a</text:span> <text:span text:style-name="_5f_OOoComputerSpecial">=</text:span> <text:span text:style-name="_5f_OOoComputerNumber">10</text:span><text:span text:style-name="_5f_OOoComputerSpecial">;</text:span></text:p>
      <text:p text:style-name="P14"><text:span text:style-name="_5f_OOoComputerIdent">echo</text:span> <text:span text:style-name="_5f_OOoComputerSpecial">$</text:span><text:span text:style-name="_5f_OOoComputerIdent">bd</text:span><text:span text:style-name="_5f_OOoComputerSpecial">-&gt;</text:span><text:span text:style-name="_5f_OOoComputerIdent">a</text:span><text:span text:style-name="_5f_OOoComputerSpecial">;</text:span></text:p>
      <text:p text:style-name="P2"/>
      <text:p text:style-name="P2"/>
      <text:p text:style-name="P2"/>
      <text:p text:style-name="P2"/>
      <text:h text:style-name="Heading_20_1" text:outline-level="1"><text:bookmark-start text:name="__RefHeading___Toc6751_2033976613"/><text:soft-page-break/>Konstruktor (ang. <text:span text:style-name="T12">constructor</text:span>)<text:bookmark-end text:name="__RefHeading___Toc6751_2033976613"/></text:h>
      <text:p text:style-name="P2">Służy do zainicjalizowania (nadania wartości początkowych) obiektu przed użyciem – służy do tego celu funkcja zwana <text:span text:style-name="T1">konstruktor</text:span>.</text:p>
      <text:p text:style-name="P2"/>
      <text:p text:style-name="P2">W trakcie definiowania obiektu, przydzielana jest dla niego pamięć, a następnie uruchamiany jest konstruktor. Konstruktor sam nie przydziela pamięci na obiekt.</text:p>
      <text:p text:style-name="P2"/>
      <text:p text:style-name="P2">Do PHP 5 konstruktor tworzono nazywając metodę nazwą klasy. Destruktorów nie było - jest to nowa funkcjonalność, dostępna dopiero od "piątki".</text:p>
      <text:p text:style-name="P2"/>
      <text:p text:style-name="P2"><text:span text:style-name="T9">Cechy konstruktora</text:span>:</text:p>
      <text:list xml:id="list2054918496" text:style-name="L9">
        <text:list-item>
          <text:p text:style-name="P30">jest wywoływany za każdym razem gdy obiekt powoływany jest do życia</text:p>
        </text:list-item>
        <text:list-item>
          <text:p text:style-name="P30">jest metodą o nazwie <text:span text:style-name="T3">__construct()</text:span></text:p>
        </text:list-item>
        <text:list-item>
          <text:p text:style-name="P30">może pobierać parametry</text:p>
        </text:list-item>
        <text:list-item>
          <text:p text:style-name="P30">nie zwraca wartości</text:p>
        </text:list-item>
      </text:list>
      <text:p text:style-name="P2"/>
      <text:p text:style-name="P2"><text:span text:style-name="T1">Składnia konstruktora</text:span>:<text:tab/><text:span text:style-name="T3">public function __construct([argumenty]){...}</text:span></text:p>
      <text:p text:style-name="P2"/>
      <text:p text:style-name="P2"><text:span text:style-name="T9">Wykonanie konstruktora składa się z dwóch etapów</text:span>:</text:p>
      <text:list xml:id="list1989879254" text:style-name="L10">
        <text:list-item>
          <text:p text:style-name="P31">Inicjalizacja składników – dzięki liście inicjalizacyjnej (argumenty).</text:p>
        </text:list-item>
        <text:list-item>
          <text:p text:style-name="P31">Przypisania i inne akcje wykonywane w ciele konstruktora.</text:p>
        </text:list-item>
      </text:list>
      <text:p text:style-name="P2"/>
      <text:h text:style-name="Heading_20_1" text:outline-level="1"><text:bookmark-start text:name="__RefHeading___Toc17804_2033976613"/>Destruktor (and. <text:span text:style-name="T12">destructor</text:span>)<text:bookmark-end text:name="__RefHeading___Toc17804_2033976613"/></text:h>
      <text:p text:style-name="P2">Przeciwieństwem do konstruktora jest destruktor – funkcja składowa klasy wywoływana tuż przed likwidacją obiektu danej klasy.</text:p>
      <text:p text:style-name="P2"/>
      <text:p text:style-name="P2">PHP nie tylko nie narzuca obowiązku niszczenia niepotrzebnych obiektów, ale wręcz programiści często to ignorują. Większość skryptów PHP działa na zasadzie "uruchom się, wygeneruj odpowiedź, zakończ pracę", więc nie ma sensu niepotrzebnie komplikować skrypt i bawić się w zarządzanie cyklem życia obiektów, kiedy i tak wszystkie przestaną istnieć podczas kończenia pracy.</text:p>
      <text:p text:style-name="P2"/>
      <text:p text:style-name="P2">Podobnie jak w większości dynamicznych języków, obiekt przestaje istnieć w momencie usunięcia wszystkich prowadzących do niego referencji.</text:p>
      <text:p text:style-name="P2"/>
      <text:p text:style-name="P2">Przykładowo, gdy obiekt reprezentuje otwarty plik, w destruktorze możemy go automatycznie zamknąć. </text:p>
      <text:p text:style-name="P2"/>
      <text:p text:style-name="P2"><text:span text:style-name="T9">Cechy destruktora</text:span>:</text:p>
      <text:list xml:id="list2527234780" text:style-name="L11">
        <text:list-item>
          <text:p text:style-name="P32">jest wywoływany w momencie niszczenia obiektu</text:p>
        </text:list-item>
        <text:list-item>
          <text:p text:style-name="P32">jest metodą o nazwie <text:span text:style-name="T3">__destruct()</text:span></text:p>
        </text:list-item>
        <text:list-item>
          <text:p text:style-name="P32">nie pobiera wartości</text:p>
        </text:list-item>
        <text:list-item>
          <text:p text:style-name="P32"><text:s/>nie zwraca wartości</text:p>
        </text:list-item>
      </text:list>
      <text:p text:style-name="P2"/>
      <text:p text:style-name="P2">Staraj się, aby kod Twoich destruktorów był krótki i prosty. W szczególności unikaj wykonywania w nich skomplikowanych operacji.</text:p>
      <text:p text:style-name="P2"/>
      <text:p text:style-name="P2"><text:span text:style-name="T1">Składnia destruktora</text:span>:<text:tab/><text:span text:style-name="T3">public function __destruct(){...}</text:span></text:p>
      <text:p text:style-name="P2"/>
      <text:p text:style-name="P2">Dodaj do naszego przykładu konstruktor i destuktor:</text:p>
      <text:p text:style-name="P2"/>
      <text:p text:style-name="P2"/>
      <text:p text:style-name="P2"/>
      <text:p text:style-name="P2"/>
      <text:p text:style-name="P2"/>
      <text:p text:style-name="P2">Plik:<text:tab/><text:span text:style-name="T3">klasy/liczba.class.php</text:span></text:p>
      <text:p text:style-name="P2"><text:soft-page-break/></text:p>
      <text:p text:style-name="P14"><text:span text:style-name="_5f_OOoComputerSpecial">&lt;</text:span><text:span text:style-name="_5f_OOoComputerIdent">?php</text:span></text:p>
      <text:p text:style-name="P14"/>
      <text:p text:style-name="P14"><text:span text:style-name="_5f_OOoComputerKeyWord">class</text:span> <text:span text:style-name="_5f_OOoComputerIdent">Liczba </text:span><text:span text:style-name="_5f_OOoComputerSpecial">{</text:span></text:p>
      <text:p text:style-name="P14"><text:s text:c="2"/><text:span text:style-name="_5f_OOoComputerKeyWord">public</text:span> <text:span text:style-name="_5f_OOoComputerSpecial">$</text:span><text:span text:style-name="_5f_OOoComputerIdent">liczba</text:span> <text:span text:style-name="_5f_OOoComputerSpecial">=</text:span> <text:span text:style-name="_5f_OOoComputerNumber">2000</text:span><text:span text:style-name="_5f_OOoComputerSpecial">;</text:span></text:p>
      <text:p text:style-name="P14"><text:s text:c="2"/><text:span text:style-name="_5f_OOoComputerKeyWord">private</text:span> <text:span text:style-name="_5f_OOoComputerSpecial">$</text:span><text:span text:style-name="_5f_OOoComputerIdent">nazwa</text:span> <text:span text:style-name="_5f_OOoComputerSpecial">=</text:span> <text:span text:style-name="_5f_OOoComputerLiteral">"liczba"</text:span><text:span text:style-name="_5f_OOoComputerSpecial">;</text:span></text:p>
      <text:p text:style-name="P14"><text:tab/></text:p>
      <text:p text:style-name="P14"><text:span text:style-name="T1"><text:s text:c="2"/></text:span><text:span text:style-name="_5f_OOoComputerKeyWord"><text:span text:style-name="T1">public</text:span></text:span><text:span text:style-name="T1"> </text:span><text:span text:style-name="_5f_OOoComputerKeyWord"><text:span text:style-name="T1">function</text:span></text:span><text:span text:style-name="T1"> </text:span><text:span text:style-name="_5f_OOoComputerNumber"><text:span text:style-name="T1">__</text:span></text:span><text:span text:style-name="_5f_OOoComputerIdent"><text:span text:style-name="T1">construct</text:span></text:span><text:span text:style-name="_5f_OOoComputerSpecial"><text:span text:style-name="T1">($</text:span></text:span><text:span text:style-name="_5f_OOoComputerIdent"><text:span text:style-name="T1">liczba</text:span></text:span><text:span text:style-name="_5f_OOoComputerSpecial"><text:span text:style-name="T1">,</text:span></text:span><text:span text:style-name="T1"> </text:span><text:span text:style-name="_5f_OOoComputerSpecial"><text:span text:style-name="T1">$</text:span></text:span><text:span text:style-name="_5f_OOoComputerIdent"><text:span text:style-name="T1">nazwa</text:span></text:span><text:span text:style-name="_5f_OOoComputerSpecial"><text:span text:style-name="T1">) {</text:span></text:span></text:p>
      <text:p text:style-name="P14"><text:span text:style-name="T1"><text:s text:c="4"/></text:span><text:span text:style-name="_5f_OOoComputerSpecial"><text:span text:style-name="T1">$</text:span></text:span><text:span text:style-name="_5f_OOoComputerKeyWord"><text:span text:style-name="T1">this</text:span></text:span><text:span text:style-name="_5f_OOoComputerSpecial"><text:span text:style-name="T1">-&gt;</text:span></text:span><text:span text:style-name="_5f_OOoComputerIdent"><text:span text:style-name="T1">liczba</text:span></text:span><text:span text:style-name="T1"> </text:span><text:span text:style-name="_5f_OOoComputerSpecial"><text:span text:style-name="T1">=</text:span></text:span><text:span text:style-name="T1"> </text:span><text:span text:style-name="_5f_OOoComputerSpecial"><text:span text:style-name="T1">$</text:span></text:span><text:span text:style-name="_5f_OOoComputerIdent"><text:span text:style-name="T1">liczba</text:span></text:span><text:span text:style-name="_5f_OOoComputerSpecial"><text:span text:style-name="T1">;</text:span></text:span></text:p>
      <text:p text:style-name="P14"><text:span text:style-name="T1"><text:s text:c="4"/></text:span><text:span text:style-name="_5f_OOoComputerSpecial"><text:span text:style-name="T1">$</text:span></text:span><text:span text:style-name="_5f_OOoComputerKeyWord"><text:span text:style-name="T1">this</text:span></text:span><text:span text:style-name="_5f_OOoComputerSpecial"><text:span text:style-name="T1">-&gt;</text:span></text:span><text:span text:style-name="_5f_OOoComputerIdent"><text:span text:style-name="T1">nazwa</text:span></text:span><text:span text:style-name="T1"> </text:span><text:span text:style-name="_5f_OOoComputerSpecial"><text:span text:style-name="T1">=</text:span></text:span><text:span text:style-name="T1"> </text:span><text:span text:style-name="_5f_OOoComputerSpecial"><text:span text:style-name="T1">$</text:span></text:span><text:span text:style-name="_5f_OOoComputerIdent"><text:span text:style-name="T1">nazwa</text:span></text:span><text:span text:style-name="_5f_OOoComputerSpecial"><text:span text:style-name="T1">;</text:span></text:span></text:p>
      <text:p text:style-name="P14"><text:span text:style-name="T1"><text:s text:c="2"/></text:span><text:span text:style-name="_5f_OOoComputerSpecial"><text:span text:style-name="T1">}</text:span></text:span></text:p>
      <text:p text:style-name="P14"/>
      <text:p text:style-name="P14"><text:span text:style-name="T1"><text:s text:c="2"/></text:span><text:span text:style-name="_5f_OOoComputerKeyWord"><text:span text:style-name="T1">public</text:span></text:span><text:span text:style-name="T1"> </text:span><text:span text:style-name="_5f_OOoComputerKeyWord"><text:span text:style-name="T1">function</text:span></text:span><text:span text:style-name="T1"> </text:span><text:span text:style-name="_5f_OOoComputerNumber"><text:span text:style-name="T1">__</text:span></text:span><text:span text:style-name="_5f_OOoComputerIdent"><text:span text:style-name="T1">destruct</text:span></text:span><text:span text:style-name="_5f_OOoComputerSpecial"><text:span text:style-name="T1">() {</text:span></text:span></text:p>
      <text:p text:style-name="P14"><text:span text:style-name="T1"><text:s text:c="4"/></text:span><text:span text:style-name="_5f_OOoComputerIdent"><text:span text:style-name="T1">echo</text:span></text:span><text:span text:style-name="T1"> </text:span><text:span text:style-name="_5f_OOoComputerLiteral"><text:span text:style-name="T1">"Niszczenie obiektu&lt;br&gt;"</text:span></text:span><text:span text:style-name="_5f_OOoComputerSpecial"><text:span text:style-name="T1">;</text:span></text:span></text:p>
      <text:p text:style-name="P14"><text:span text:style-name="T1"><text:s text:c="2"/></text:span><text:span text:style-name="_5f_OOoComputerSpecial"><text:span text:style-name="T1">}</text:span></text:span></text:p>
      <text:p text:style-name="P14"><text:tab/></text:p>
      <text:p text:style-name="P14"><text:s text:c="2"/><text:span text:style-name="_5f_OOoComputerKeyWord">public</text:span> <text:span text:style-name="_5f_OOoComputerKeyWord">function</text:span> <text:span text:style-name="_5f_OOoComputerIdent">pobierzNazwe</text:span><text:span text:style-name="_5f_OOoComputerSpecial">() {</text:span></text:p>
      <text:p text:style-name="P14"><text:s text:c="4"/><text:span text:style-name="_5f_OOoComputerKeyWord">return</text:span> <text:span text:style-name="_5f_OOoComputerSpecial">$</text:span><text:span text:style-name="_5f_OOoComputerKeyWord">this</text:span><text:span text:style-name="_5f_OOoComputerSpecial">-&gt;</text:span><text:span text:style-name="_5f_OOoComputerIdent">nazwa</text:span><text:span text:style-name="_5f_OOoComputerSpecial">;</text:span></text:p>
      <text:p text:style-name="P14"><text:s text:c="2"/><text:span text:style-name="_5f_OOoComputerSpecial">}</text:span></text:p>
      <text:p text:style-name="P14"><text:span text:style-name="_5f_OOoComputerSpecial">}</text:span></text:p>
      <text:p text:style-name="P14"><text:span text:style-name="_5f_OOoComputerIdent">?</text:span><text:span text:style-name="_5f_OOoComputerSpecial">&gt;</text:span></text:p>
      <text:p text:style-name="P2"/>
      <text:p text:style-name="P2">Plik:<text:tab/><text:span text:style-name="T3">index.php</text:span></text:p>
      <text:p text:style-name="P2"/>
      <text:p text:style-name="P11"><text:span text:style-name="_5f_OOoComputerComment"><text:span text:style-name="T16">// podepnij plik, który zawiera klasę z której chce</text:span></text:span><text:span text:style-name="_5f_OOoComputerComment"><text:span text:style-name="T17">sz</text:span></text:span><text:span text:style-name="_5f_OOoComputerComment"><text:span text:style-name="T16"> skorzystać</text:span></text:span></text:p>
      <text:p text:style-name="P11"><text:span text:style-name="_5f_OOoComputerIdent"><text:span text:style-name="T16">include</text:span></text:span><text:span text:style-name="_5f_OOoComputerSpecial"><text:span text:style-name="T16">(</text:span></text:span><text:span text:style-name="_5f_OOoComputerLiteral"><text:span text:style-name="T16">'klasy/liczba.class.php'</text:span></text:span><text:span text:style-name="_5f_OOoComputerSpecial"><text:span text:style-name="T16">);</text:span></text:span><text:span text:style-name="T16"> </text:span></text:p>
      <text:p text:style-name="P14"/>
      <text:p text:style-name="P11"><text:span text:style-name="_5f_OOoComputerComment"><text:span text:style-name="T16">// stworzenie obiektu</text:span></text:span></text:p>
      <text:p text:style-name="P11"><text:span text:style-name="_5f_OOoComputerSpecial"><text:span text:style-name="T16">$</text:span></text:span><text:span text:style-name="_5f_OOoComputerIdent"><text:span text:style-name="T16">obiekt1</text:span></text:span><text:span text:style-name="T16"> </text:span><text:span text:style-name="_5f_OOoComputerSpecial"><text:span text:style-name="T16">=</text:span></text:span><text:span text:style-name="T16"> </text:span><text:span text:style-name="_5f_OOoComputerKeyWord"><text:span text:style-name="T16">new</text:span></text:span><text:span text:style-name="T16"> </text:span><text:span text:style-name="_5f_OOoComputerIdent"><text:span text:style-name="T16">Liczba</text:span></text:span><text:span text:style-name="_5f_OOoComputerSpecial"><text:span text:style-name="T16">(</text:span></text:span><text:span text:style-name="_5f_OOoComputerNumber"><text:span text:style-name="T18">1</text:span></text:span><text:span text:style-name="_5f_OOoComputerSpecial"><text:span text:style-name="T18">,</text:span></text:span><text:span text:style-name="T18"> </text:span><text:span text:style-name="_5f_OOoComputerLiteral"><text:span text:style-name="T18">"Liczba"</text:span></text:span><text:span text:style-name="_5f_OOoComputerSpecial"><text:span text:style-name="T16">);</text:span></text:span></text:p>
      <text:p text:style-name="P14"/>
      <text:p text:style-name="P11"><text:span text:style-name="_5f_OOoComputerComment"><text:span text:style-name="T16">// DOSTĘP DO SKŁADOWEJ PUBLIC</text:span></text:span></text:p>
      <text:p text:style-name="P11"><text:span text:style-name="_5f_OOoComputerSpecial"><text:span text:style-name="T16">...</text:span></text:span></text:p>
      <text:p text:style-name="P2"/>
      <text:p text:style-name="P2"><text:span text:style-name="T1">Dziedziczenie</text:span> konstruktorów i destruktorów oraz ich wywołanie wygląda podobnie, jak w przypadku zwykłych metod, jednak tutaj uży<text:span text:style-name="T20">j</text:span> nazw:</text:p>
      <text:p text:style-name="P2"/>
      <text:p text:style-name="P11">parent::__construct</text:p>
      <text:p text:style-name="P2">oraz</text:p>
      <text:p text:style-name="P11">parent::__destruct</text:p>
      <text:p text:style-name="P2"/>
      <text:h text:style-name="Heading_20_1" text:outline-level="1"><text:bookmark-start text:name="__RefHeading___Toc17806_2033976613"/>Stałe<text:bookmark-end text:name="__RefHeading___Toc17806_2033976613"/></text:h>
      <text:p text:style-name="P2">W skryptach PHP stałe definiujemy za pomocą słowa kluczowego <text:span text:style-name="T3">DEFINE</text:span>, jednak do definiowania stałej w klasie używa się słowa kluczowego <text:span text:style-name="T3">const</text:span>.</text:p>
      <text:p text:style-name="P2"/>
      <text:p text:style-name="P2"><text:span text:style-name="T9">Cechy</text:span>:</text:p>
      <text:list xml:id="list883339977" text:style-name="L12">
        <text:list-item>
          <text:p text:style-name="P33">tylko do odczytu</text:p>
        </text:list-item>
        <text:list-item>
          <text:p text:style-name="P33">wartości im nadawane są w momencie narodzin, potem nie mogą być zmieniane</text:p>
        </text:list-item>
        <text:list-item>
          <text:p text:style-name="P33">dostępne jako public</text:p>
        </text:list-item>
        <text:list-item>
          <text:p text:style-name="P33">chcąc dostać się wewnątrz klasy do stałej uży<text:span text:style-name="T20">j</text:span> modyfikatora <text:span text:style-name="T3">self::</text:span></text:p>
        </text:list-item>
        <text:list-item>
          <text:p text:style-name="P33">chcąc dostać się do stałej poza klasą uży<text:span text:style-name="T20">j</text:span> modyfikatora <text:span text:style-name="T3">NazwaKlasy::</text:span></text:p>
        </text:list-item>
      </text:list>
      <text:p text:style-name="P2"/>
      <text:p text:style-name="P2">Przykład źródło: <text:span text:style-name="T7">http://zasoby.open.agh.edu.pl/~09sdczerner/strona/page/Static_stale.html</text:span></text:p>
      <text:p text:style-name="P2"/>
      <text:p text:style-name="P2"/>
      <text:p text:style-name="P2"/>
      <text:p text:style-name="P2"/>
      <text:p text:style-name="P14"><text:span text:style-name="_5f_OOoComputerKeyWord">class</text:span> <text:span text:style-name="_5f_OOoComputerIdent">Okrag </text:span><text:span text:style-name="_5f_OOoComputerSpecial">{</text:span></text:p>
      <text:p text:style-name="P14"><text:soft-page-break/><text:span text:style-name="_5f_OOoComputerKeyWord"><text:s text:c="2"/></text:span><text:span text:style-name="_5f_OOoComputerKeyWord"><text:span text:style-name="T1">const</text:span></text:span> <text:span text:style-name="_5f_OOoComputerIdent">PI</text:span> <text:span text:style-name="_5f_OOoComputerSpecial">=</text:span> <text:span text:style-name="_5f_OOoComputerNumber">3.14</text:span><text:span text:style-name="_5f_OOoComputerSpecial">;</text:span></text:p>
      <text:p text:style-name="P14"><text:tab/><text:tab/></text:p>
      <text:p text:style-name="P14"><text:s text:c="2"/><text:span text:style-name="_5f_OOoComputerKeyWord">private</text:span> <text:span text:style-name="_5f_OOoComputerSpecial">$</text:span><text:span text:style-name="_5f_OOoComputerIdent">promien</text:span><text:span text:style-name="_5f_OOoComputerSpecial">;</text:span></text:p>
      <text:p text:style-name="P14"/>
      <text:p text:style-name="P14"><text:s text:c="2"/><text:span text:style-name="_5f_OOoComputerKeyWord">public</text:span> <text:span text:style-name="_5f_OOoComputerKeyWord">function</text:span> <text:span text:style-name="_5f_OOoComputerNumber">__</text:span><text:span text:style-name="_5f_OOoComputerIdent">construct</text:span><text:span text:style-name="_5f_OOoComputerSpecial">($</text:span><text:span text:style-name="_5f_OOoComputerIdent">promien</text:span><text:span text:style-name="_5f_OOoComputerSpecial">) {</text:span></text:p>
      <text:p text:style-name="P14"><text:s text:c="4"/><text:span text:style-name="_5f_OOoComputerSpecial">$</text:span><text:span text:style-name="_5f_OOoComputerKeyWord">this</text:span><text:span text:style-name="_5f_OOoComputerSpecial">-&gt;</text:span><text:span text:style-name="_5f_OOoComputerIdent">promien</text:span> <text:span text:style-name="_5f_OOoComputerSpecial">=</text:span> <text:span text:style-name="_5f_OOoComputerSpecial">$</text:span><text:span text:style-name="_5f_OOoComputerIdent">promien</text:span><text:span text:style-name="_5f_OOoComputerSpecial">;</text:span></text:p>
      <text:p text:style-name="P14"><text:s text:c="2"/><text:span text:style-name="_5f_OOoComputerSpecial">}</text:span></text:p>
      <text:p text:style-name="P14"><text:s text:c="4"/></text:p>
      <text:p text:style-name="P14"><text:s text:c="2"/><text:span text:style-name="_5f_OOoComputerKeyWord">public</text:span> <text:span text:style-name="_5f_OOoComputerKeyWord">function</text:span> <text:span text:style-name="_5f_OOoComputerIdent">obwod</text:span><text:span text:style-name="_5f_OOoComputerSpecial">() {</text:span></text:p>
      <text:p text:style-name="P14"><text:s text:c="4"/><text:span text:style-name="_5f_OOoComputerKeyWord">return</text:span> <text:span text:style-name="_5f_OOoComputerNumber">2</text:span><text:span text:style-name="_5f_OOoComputerSpecial">*$</text:span><text:span text:style-name="_5f_OOoComputerKeyWord">this</text:span><text:span text:style-name="_5f_OOoComputerSpecial">-&gt;</text:span><text:span text:style-name="_5f_OOoComputerIdent">promien</text:span><text:span text:style-name="_5f_OOoComputerSpecial">*</text:span><text:span text:style-name="_5f_OOoComputerIdent">self</text:span><text:span text:style-name="_5f_OOoComputerSpecial">::</text:span><text:span text:style-name="_5f_OOoComputerIdent">PI</text:span><text:span text:style-name="_5f_OOoComputerSpecial">;</text:span></text:p>
      <text:p text:style-name="P14"><text:s text:c="2"/><text:span text:style-name="_5f_OOoComputerSpecial">}</text:span></text:p>
      <text:p text:style-name="P14"><text:span text:style-name="_5f_OOoComputerSpecial">}</text:span></text:p>
      <text:p text:style-name="P14"/>
      <text:p text:style-name="P14"><text:span text:style-name="_5f_OOoComputerComment">// Okrag::PI = 40; // nie mo</text:span><text:span text:style-name="_5f_OOoComputerComment"><text:span text:style-name="T20">żesz</text:span></text:span><text:span text:style-name="_5f_OOoComputerComment"> modyfikowac</text:span></text:p>
      <text:p text:style-name="P14"><text:span text:style-name="_5f_OOoComputerSpecial">$</text:span><text:span text:style-name="_5f_OOoComputerIdent">dane</text:span> <text:span text:style-name="_5f_OOoComputerSpecial">=</text:span> <text:span text:style-name="_5f_OOoComputerKeyWord">new</text:span> <text:span text:style-name="_5f_OOoComputerIdent">Okrag</text:span><text:span text:style-name="_5f_OOoComputerSpecial">(</text:span><text:span text:style-name="_5f_OOoComputerNumber">2</text:span><text:span text:style-name="_5f_OOoComputerSpecial">);</text:span></text:p>
      <text:p text:style-name="P14"><text:span text:style-name="_5f_OOoComputerIdent">echo</text:span> <text:span text:style-name="_5f_OOoComputerSpecial">$</text:span><text:span text:style-name="_5f_OOoComputerIdent">dane</text:span><text:span text:style-name="_5f_OOoComputerSpecial">-&gt;</text:span><text:span text:style-name="_5f_OOoComputerIdent">obwod</text:span><text:span text:style-name="_5f_OOoComputerSpecial">().</text:span><text:span text:style-name="_5f_OOoComputerLiteral">"&lt;br&gt;"</text:span><text:span text:style-name="_5f_OOoComputerSpecial">;</text:span></text:p>
      <text:p text:style-name="P14"><text:span text:style-name="_5f_OOoComputerIdent">echo</text:span> <text:span text:style-name="_5f_OOoComputerIdent">Okrag</text:span><text:span text:style-name="_5f_OOoComputerSpecial">::</text:span><text:span text:style-name="_5f_OOoComputerIdent">PI</text:span><text:span text:style-name="_5f_OOoComputerSpecial">;</text:span></text:p>
      <text:p text:style-name="P2"/>
      <text:p text:style-name="P2">Wynik:<text:tab/><text:tab/>12.56</text:p>
      <text:p text:style-name="P2"><text:tab/><text:tab/>3.14</text:p>
      <text:p text:style-name="P2"/>
      <text:h text:style-name="Heading_20_1" text:outline-level="1"><text:bookmark-start text:name="__RefHeading___Toc17808_2033976613"/>Podstawowe założenia paradygmatu obiektowego<text:bookmark-end text:name="__RefHeading___Toc17808_2033976613"/></text:h>
      <text:p text:style-name="P2">Powszechnie uważa się, że najważniejsze są następujące cechy języków programowania, które czynią je obiektowymi:</text:p>
      <text:p text:style-name="P2"/>
      <text:p text:style-name="P6">Abstrakcja</text:p>
      <text:p text:style-name="P2"/>
      <text:p text:style-name="P2">Klasa abstrakcyjna różni się od zwykłej klasy tym, że nie można utworzyć jej instancji. Może dostarczać zarówno metody zdefiniowane jak i abstrakcyjne, czyli takie, które zostały zadeklarowane i muszą zostać zdefiniowane w klasach potomnych.</text:p>
      <text:p text:style-name="P2"/>
      <text:p text:style-name="P2">W PHP5 wprowadzono słowo <text:span text:style-name="T20">kluczowe</text:span> <text:span text:style-name="T3">abstract</text:span>, <text:span text:style-name="T20">dzięki któremu </text:span>utworzenie egzemplarza danej klasy nie jest możliwe, służy ona bowiem jedynie jako podstawa dla swoich klas specjalizujących. Klasa abstrakcyjna może zawierać tak jak każda inna klasa atrybuty, metody poprzedzone dowolnymi modyfikatorami. Może również zawierać deklarację (nie definicję) metod abstrakcyjnych. </text:p>
      <text:p text:style-name="P2"/>
      <text:p text:style-name="P16"><text:span text:style-name="_5f_OOoComputerKeyWord"><text:span text:style-name="T1">abstract</text:span></text:span><text:span text:style-name="T21"> </text:span><text:span text:style-name="_5f_OOoComputerKeyWord"><text:span text:style-name="T21">class</text:span></text:span><text:span text:style-name="T21"> </text:span><text:span text:style-name="_5f_OOoComputerIdent"><text:span text:style-name="T21">Figura </text:span></text:span><text:span text:style-name="_5f_OOoComputerSpecial"><text:span text:style-name="T22">{</text:span></text:span><text:span text:style-name="T21"> </text:span><text:span text:style-name="_5f_OOoComputerComment"><text:span text:style-name="T21">// Abstrakcyjna klasa bazowa</text:span></text:span></text:p>
      <text:p text:style-name="P14"><text:span text:style-name="T21"><text:s text:c="2"/></text:span><text:span text:style-name="_5f_OOoComputerKeyWord"><text:span text:style-name="T21">public</text:span></text:span><text:span text:style-name="T21"> </text:span><text:span text:style-name="_5f_OOoComputerKeyWord"><text:span text:style-name="T21">function</text:span></text:span><text:span text:style-name="T21"> </text:span><text:span text:style-name="_5f_OOoComputerIdent"><text:span text:style-name="T21">pobierzPole</text:span></text:span><text:span text:style-name="_5f_OOoComputerSpecial"><text:span text:style-name="T21">()</text:span></text:span><text:span text:style-name="T21"> </text:span><text:span text:style-name="_5f_OOoComputerSpecial"><text:span text:style-name="T21">{</text:span></text:span><text:span text:style-name="T21"> </text:span><text:span text:style-name="_5f_OOoComputerKeyWord"><text:span text:style-name="T21">return</text:span></text:span><text:span text:style-name="T21"> </text:span><text:span text:style-name="_5f_OOoComputerLiteral"><text:span text:style-name="T21">"Pobieram pole...&lt;br&gt;"</text:span></text:span><text:span text:style-name="_5f_OOoComputerSpecial"><text:span text:style-name="T21">;</text:span></text:span><text:span text:style-name="T21"> </text:span><text:span text:style-name="_5f_OOoComputerSpecial"><text:span text:style-name="T21">}</text:span></text:span></text:p>
      <text:p text:style-name="P19"/>
      <text:p text:style-name="P14"><draw:g text:anchor-type="paragraph" draw:z-index="0" draw:style-name="gr1"><draw:polyline draw:name="Kształt2" draw:style-name="gr2" draw:text-style-name="P41" svg:width="3.946cm" svg:height="1.015cm" draw:transform="rotate (-1.53466801127861) translate (8.30324743239332cm 0.185377568899643cm)" svg:viewBox="0 0 3947 1016" draw:points="0,874 32,0 3947,140 3915,1016"><text:p/></draw:polyline><draw:line draw:name="Kształt1" draw:style-name="gr2" draw:text-style-name="P41" svg:x1="8.307cm" svg:y1="1.797cm" svg:x2="7.43cm" svg:y2="1.797cm"><text:p/></draw:line></draw:g><draw:frame text:anchor-type="paragraph" draw:z-index="1" draw:name="Kształt1" draw:style-name="gr3" draw:text-style-name="P42" svg:width="6.898cm" svg:height="2.416cm" svg:x="8.604cm" svg:y="0.007cm"><draw:text-box><text:p><text:span text:style-name="T30">Metoda abstrakcyjna – </text:span><text:span text:style-name="T31">deklaracja</text:span><text:span text:style-name="T30">.</text:span></text:p><text:p><text:span text:style-name="T30"/></text:p><text:p><text:span text:style-name="T30"/></text:p><text:p><text:span text:style-name="T30"/></text:p><text:p><text:span text:style-name="T30">Wymusza </text:span><text:span text:style-name="T31">definicje</text:span><text:span text:style-name="T30"> tej metody w </text:span><text:span text:style-name="T30">klasach, które dziedziczą.</text:span></text:p></draw:text-box></draw:frame><text:span text:style-name="T21"><text:s text:c="2"/></text:span><text:span text:style-name="_5f_OOoComputerKeyWord"><text:span text:style-name="T1">abstract</text:span></text:span><text:span text:style-name="T21"> </text:span><text:span text:style-name="_5f_OOoComputerKeyWord"><text:span text:style-name="T21">public</text:span></text:span><text:span text:style-name="T21"> </text:span><text:span text:style-name="_5f_OOoComputerKeyWord"><text:span text:style-name="T21">function</text:span></text:span><text:span text:style-name="T21"> </text:span><text:span text:style-name="_5f_OOoComputerIdent"><text:span text:style-name="T21">pole</text:span></text:span><text:span text:style-name="_5f_OOoComputerSpecial"><text:span text:style-name="T21">();</text:span></text:span></text:p>
      <text:p text:style-name="P14"><text:span text:style-name="_5f_OOoComputerSpecial"><text:span text:style-name="T21">}</text:span></text:span></text:p>
      <text:p text:style-name="P14"><text:s/></text:p>
      <text:p text:style-name="P14"><text:span text:style-name="_5f_OOoComputerKeyWord">class</text:span> <text:span text:style-name="_5f_OOoComputerIdent">Kwadrat</text:span> <text:span text:style-name="_5f_OOoComputerKeyWord">extends</text:span> <text:span text:style-name="_5f_OOoComputerIdent">Figura </text:span><text:span text:style-name="_5f_OOoComputerSpecial">{</text:span></text:p>
      <text:p text:style-name="P14"><text:s text:c="2"/><text:span text:style-name="_5f_OOoComputerKeyWord">public</text:span> <text:span text:style-name="_5f_OOoComputerKeyWord">function</text:span> <text:span text:style-name="_5f_OOoComputerIdent">pole</text:span><text:span text:style-name="_5f_OOoComputerSpecial">() {</text:span></text:p>
      <text:p text:style-name="P14"><text:s text:c="4"/><text:span text:style-name="_5f_OOoComputerKeyWord">return</text:span> <text:span text:style-name="_5f_OOoComputerLiteral">"Kwadrat pole...&lt;br&gt;"</text:span><text:span text:style-name="_5f_OOoComputerSpecial">;</text:span></text:p>
      <text:p text:style-name="P14"><text:s text:c="2"/><text:span text:style-name="_5f_OOoComputerSpecial">}</text:span></text:p>
      <text:p text:style-name="P14"><text:span text:style-name="_5f_OOoComputerSpecial">}</text:span></text:p>
      <text:p text:style-name="P14"><text:s/></text:p>
      <text:p text:style-name="P14"><text:span text:style-name="_5f_OOoComputerKeyWord">class</text:span> <text:span text:style-name="_5f_OOoComputerIdent">Trojkat</text:span> <text:span text:style-name="_5f_OOoComputerKeyWord">extends</text:span> <text:span text:style-name="_5f_OOoComputerIdent">Figura </text:span><text:span text:style-name="_5f_OOoComputerSpecial">{</text:span></text:p>
      <text:p text:style-name="P14"><text:s text:c="2"/><text:span text:style-name="_5f_OOoComputerKeyWord">public</text:span> <text:span text:style-name="_5f_OOoComputerKeyWord">function</text:span> <text:span text:style-name="_5f_OOoComputerIdent">pole</text:span><text:span text:style-name="_5f_OOoComputerSpecial">() {</text:span></text:p>
      <text:p text:style-name="P14"><text:s text:c="4"/><text:span text:style-name="_5f_OOoComputerKeyWord">return</text:span> <text:s/><text:span text:style-name="_5f_OOoComputerLiteral">"Trójkąt pole...&lt;br&gt;"</text:span><text:span text:style-name="_5f_OOoComputerSpecial">;</text:span></text:p>
      <text:p text:style-name="P14"><text:s text:c="2"/><text:span text:style-name="_5f_OOoComputerSpecial">}</text:span></text:p>
      <text:p text:style-name="P14"><text:span text:style-name="_5f_OOoComputerSpecial">}</text:span></text:p>
      <text:p text:style-name="P14"/>
      <text:p text:style-name="P14"><text:span text:style-name="_5f_OOoComputerSpecial">$</text:span><text:span text:style-name="_5f_OOoComputerIdent">k</text:span> <text:span text:style-name="_5f_OOoComputerSpecial">=</text:span> <text:span text:style-name="_5f_OOoComputerKeyWord">new</text:span> <text:span text:style-name="_5f_OOoComputerIdent">Kwadrat</text:span><text:span text:style-name="_5f_OOoComputerSpecial">();</text:span></text:p>
      <text:p text:style-name="P14"><text:span text:style-name="_5f_OOoComputerIdent">echo</text:span> <text:span text:style-name="_5f_OOoComputerSpecial">$</text:span><text:span text:style-name="_5f_OOoComputerIdent">k</text:span><text:span text:style-name="_5f_OOoComputerSpecial">-&gt;</text:span><text:span text:style-name="_5f_OOoComputerIdent">pole</text:span><text:span text:style-name="_5f_OOoComputerSpecial">();</text:span></text:p>
      <text:p text:style-name="P14"><text:span text:style-name="_5f_OOoComputerIdent">echo</text:span> <text:span text:style-name="_5f_OOoComputerSpecial">$</text:span><text:span text:style-name="_5f_OOoComputerIdent">k</text:span><text:span text:style-name="_5f_OOoComputerSpecial">-&gt;</text:span><text:span text:style-name="_5f_OOoComputerIdent">PobierzPole</text:span><text:span text:style-name="_5f_OOoComputerSpecial">();</text:span></text:p>
      <text:p text:style-name="P14"/>
      <text:p text:style-name="P14"><draw:frame text:anchor-type="paragraph" draw:z-index="2" draw:name="Kształt2" draw:style-name="gr4" draw:text-style-name="P43" svg:width="4.834cm" svg:height="1.449cm" svg:x="6.105cm" svg:y="0.093cm"><draw:text-box><text:p><text:span text:style-name="T32">Wynik:</text:span><text:span text:style-name="T32"><text:tab/></text:span><text:span text:style-name="T32"><text:tab/></text:span><text:span text:style-name="T32">Kwadrat pole...</text:span></text:p><text:p><text:span text:style-name="T32"><text:tab/></text:span><text:span text:style-name="T32"><text:tab/></text:span><text:span text:style-name="T32">Pobieram pole...</text:span></text:p><text:p><text:span text:style-name="T32"><text:tab/></text:span><text:span text:style-name="T32"><text:tab/></text:span><text:span text:style-name="T32">Trójkąt pole...</text:span></text:p><text:p><text:span text:style-name="T32"><text:tab/></text:span><text:span text:style-name="T32"><text:tab/></text:span><text:span text:style-name="T32">Pobieram pole...</text:span></text:p></draw:text-box></draw:frame><text:span text:style-name="_5f_OOoComputerSpecial">$</text:span><text:span text:style-name="_5f_OOoComputerIdent">t</text:span> <text:span text:style-name="_5f_OOoComputerSpecial">=</text:span> <text:span text:style-name="_5f_OOoComputerKeyWord">new</text:span> <text:span text:style-name="_5f_OOoComputerIdent">Trojkat</text:span><text:span text:style-name="_5f_OOoComputerSpecial">();</text:span></text:p>
      <text:p text:style-name="P14"><text:soft-page-break/><text:span text:style-name="_5f_OOoComputerIdent">echo</text:span> <text:span text:style-name="_5f_OOoComputerSpecial">$</text:span><text:span text:style-name="_5f_OOoComputerIdent">t</text:span><text:span text:style-name="_5f_OOoComputerSpecial">-&gt;</text:span><text:span text:style-name="_5f_OOoComputerIdent">pole</text:span><text:span text:style-name="_5f_OOoComputerSpecial">();</text:span></text:p>
      <text:p text:style-name="P14"><text:span text:style-name="_5f_OOoComputerIdent">echo</text:span> <text:span text:style-name="_5f_OOoComputerSpecial">$</text:span><text:span text:style-name="_5f_OOoComputerIdent">t</text:span><text:span text:style-name="_5f_OOoComputerSpecial">-&gt;</text:span><text:span text:style-name="_5f_OOoComputerIdent">PobierzPole</text:span><text:span text:style-name="_5f_OOoComputerSpecial">();</text:span></text:p>
      <text:p text:style-name="P2"/>
      <text:p text:style-name="P2">Wystąpił tutaj polimorfizm – stworzone zostały dwie klasy, które każda na swój sposób zdefiniowała wymaganą metodę pole(). Jest to prosty przykład bez użycia właściwości.</text:p>
      <text:p text:style-name="P2"/>
      <text:p text:style-name="P2">Jeśli klasa bazowa jest abstrakcyjna i posiada metodę abstrakcyjną, to <text:span text:style-name="T20">musi posiadać tą metodę, ale </text:span>nie musi być ona zdefiniowana w kolejnej klasie w hierarchii, ale w takim wypadku klasa która dziedziczy po tej bazowej klasie abstrakcyjnej, musi również być abstrakcyjna:</text:p>
      <text:p text:style-name="P2"/>
      <text:p text:style-name="P14"><text:span text:style-name="_5f_OOoComputerKeyWord"><text:span text:style-name="T1">abstract</text:span></text:span><text:span text:style-name="T1"> </text:span><text:span text:style-name="_5f_OOoComputerKeyWord"><text:span text:style-name="T1">class</text:span></text:span><text:span text:style-name="T1"> </text:span><text:span text:style-name="_5f_OOoComputerIdent"><text:span text:style-name="T1">A </text:span></text:span><text:span text:style-name="_5f_OOoComputerSpecial"><text:span text:style-name="T2">{</text:span></text:span><text:span text:style-name="T1"> </text:span><text:span text:style-name="_5f_OOoComputerComment"><text:span text:style-name="T1">// Abstrakcyjna klasa bazowa</text:span></text:span></text:p>
      <text:p text:style-name="P14"><text:span text:style-name="T1"><text:s text:c="2"/></text:span><text:span text:style-name="_5f_OOoComputerKeyWord"><text:span text:style-name="T1">abstract</text:span></text:span><text:span text:style-name="T1"> </text:span><text:span text:style-name="_5f_OOoComputerKeyWord"><text:span text:style-name="T1">public</text:span></text:span><text:span text:style-name="T1"> </text:span><text:span text:style-name="_5f_OOoComputerKeyWord"><text:span text:style-name="T1">function</text:span></text:span><text:span text:style-name="T1"> </text:span><text:span text:style-name="_5f_OOoComputerIdent"><text:span text:style-name="T1">method</text:span></text:span><text:span text:style-name="_5f_OOoComputerSpecial"><text:span text:style-name="T1">();</text:span></text:span><text:span text:style-name="T1"> </text:span><text:span text:style-name="_5f_OOoComputerComment"><text:span text:style-name="T1">// Metoda abstrakcyjna</text:span></text:span></text:p>
      <text:p text:style-name="P14"><text:span text:style-name="_5f_OOoComputerSpecial"><text:span text:style-name="T1">}</text:span></text:span></text:p>
      <text:p text:style-name="P14"/>
      <text:p text:style-name="P14"><text:span text:style-name="_5f_OOoComputerComment">// tutaj nie musi być definicja metody A::method()</text:span></text:p>
      <text:p text:style-name="P17"><text:span text:style-name="_5f_OOoComputerKeyWord"><text:span text:style-name="T1">abstract</text:span></text:span> <text:span text:style-name="_5f_OOoComputerKeyWord">class</text:span> <text:span text:style-name="_5f_OOoComputerIdent">B</text:span> <text:span text:style-name="_5f_OOoComputerKeyWord">extends</text:span> <text:span text:style-name="_5f_OOoComputerIdent">A </text:span><text:span text:style-name="_5f_OOoComputerSpecial">{</text:span></text:p>
      <text:p text:style-name="P17"><text:span text:style-name="_5f_OOoComputerSpecial">}</text:span> </text:p>
      <text:p text:style-name="P14"/>
      <text:p text:style-name="P14"><text:span text:style-name="_5f_OOoComputerKeyWord">class</text:span> <text:span text:style-name="_5f_OOoComputerIdent">C</text:span> <text:span text:style-name="_5f_OOoComputerKeyWord">extends</text:span> <text:span text:style-name="_5f_OOoComputerIdent">B </text:span><text:span text:style-name="_5f_OOoComputerSpecial">{</text:span> <text:span text:style-name="_5f_OOoComputerComment">//ale tutaj już tak</text:span></text:p>
      <text:p text:style-name="P14"><text:s text:c="2"/><text:span text:style-name="_5f_OOoComputerKeyWord">public</text:span> <text:span text:style-name="_5f_OOoComputerKeyWord">function</text:span> <text:span text:style-name="_5f_OOoComputerIdent">method</text:span><text:span text:style-name="_5f_OOoComputerSpecial">(){}</text:span></text:p>
      <text:p text:style-name="P14"><text:span text:style-name="_5f_OOoComputerSpecial">}</text:span></text:p>
      <text:p text:style-name="P2"/>
      <text:p text:style-name="P6">Hermetyzacja</text:p>
      <text:p text:style-name="P2"/>
      <text:p text:style-name="P2">Czyli ukrywanie implementacji, enkapsulacja. Zapewnia, że obiekt nie może zmieniać stanu wewnętrznego innych obiektów w nieoczekiwany sposób. Tylko wewnętrzne metody obiektu są uprawnione do zmiany jego stanu. Każdy typ obiektu prezentuje innym obiektom swój interfejs, który określa dopuszczalne metody współpracy. Pewne języki osłabiają to założenie, dopuszczając pewien poziom bezpośredniego (kontrolowanego) dostępu do "wnętrzności" obiektu. Ograniczają w ten sposób poziom abstrakcji. Pełna enkapsulacja zachodzi gdy wszystkie dane składowe są w sekcji private.</text:p>
      <text:p text:style-name="P2"/>
      <text:p text:style-name="P6">Polimorfizm</text:p>
      <text:p text:style-name="P2"/>
      <text:p text:style-name="P2"><text:span text:style-name="T23">T</text:span>o dosłownie wielopostaciowość (gr. <text:span text:style-name="T12">polys</text:span> – wiele, <text:span text:style-name="T12">morfe</text:span> – kształt). W informatyce są tak nazywane mechanizmy pozwalające programiście używać wartości, zmiennych i podprogramów na kilka różnych sposobów. W programowaniu obiektowym polimorfizm oznacza, że te same metody stosowane w różnych klasach mogą przebiegać różnie. </text:p>
      <text:p text:style-name="P2"/>
      <text:p text:style-name="P2"><text:span text:style-name="T23">P</text:span>olimorfizm jest to zdolność do tworzenia kilku obiektów z określonych klas bazowych. Technicznie rzecz biorąc jest to zdolność przedefiniowania metod klasy pochodnej. </text:p>
      <text:p text:style-name="P2"/>
      <text:p text:style-name="P14"><text:span text:style-name="_5f_OOoComputerKeyWord"><text:span text:style-name="T24">abstract</text:span></text:span><text:span text:style-name="T24"> </text:span><text:span text:style-name="_5f_OOoComputerKeyWord"><text:span text:style-name="T24">class</text:span></text:span><text:span text:style-name="T24"> </text:span><text:span text:style-name="_5f_OOoComputerIdent"><text:span text:style-name="T24">Ksztalt </text:span></text:span><text:span text:style-name="_5f_OOoComputerSpecial"><text:span text:style-name="T24">{</text:span></text:span></text:p>
      <text:p text:style-name="P14"><text:span text:style-name="T24"><text:s text:c="2"/></text:span><text:span text:style-name="_5f_OOoComputerKeyWord"><text:span text:style-name="T24">private</text:span></text:span><text:span text:style-name="T24"> </text:span><text:span text:style-name="_5f_OOoComputerSpecial"><text:span text:style-name="T24">$</text:span></text:span><text:span text:style-name="_5f_OOoComputerIdent"><text:span text:style-name="T24">x</text:span></text:span><text:span text:style-name="T24"> </text:span><text:span text:style-name="_5f_OOoComputerSpecial"><text:span text:style-name="T24">=</text:span></text:span><text:span text:style-name="T24"> </text:span><text:span text:style-name="_5f_OOoComputerNumber"><text:span text:style-name="T24">0</text:span></text:span><text:span text:style-name="_5f_OOoComputerSpecial"><text:span text:style-name="T24">;</text:span></text:span></text:p>
      <text:p text:style-name="P14"><text:span text:style-name="T24"><text:s text:c="2"/></text:span><text:span text:style-name="_5f_OOoComputerKeyWord"><text:span text:style-name="T24">private</text:span></text:span><text:span text:style-name="T24"> </text:span><text:span text:style-name="_5f_OOoComputerSpecial"><text:span text:style-name="T24">$</text:span></text:span><text:span text:style-name="_5f_OOoComputerIdent"><text:span text:style-name="T24">y</text:span></text:span><text:span text:style-name="T24"> </text:span><text:span text:style-name="_5f_OOoComputerSpecial"><text:span text:style-name="T24">=</text:span></text:span><text:span text:style-name="T24"> </text:span><text:span text:style-name="_5f_OOoComputerNumber"><text:span text:style-name="T24">0</text:span></text:span><text:span text:style-name="_5f_OOoComputerSpecial"><text:span text:style-name="T24">;</text:span></text:span></text:p>
      <text:p text:style-name="P14"><text:span text:style-name="T24"><text:s text:c="2"/></text:span><text:span text:style-name="_5f_OOoComputerKeyWord"><text:span text:style-name="T24">private</text:span></text:span><text:span text:style-name="T24"> </text:span><text:span text:style-name="_5f_OOoComputerSpecial"><text:span text:style-name="T24">$</text:span></text:span><text:span text:style-name="_5f_OOoComputerIdent"><text:span text:style-name="T24">p</text:span></text:span><text:span text:style-name="T24"> </text:span><text:span text:style-name="_5f_OOoComputerSpecial"><text:span text:style-name="T24">=</text:span></text:span><text:span text:style-name="T24"> </text:span><text:span text:style-name="_5f_OOoComputerNumber"><text:span text:style-name="T24">0</text:span></text:span><text:span text:style-name="_5f_OOoComputerSpecial"><text:span text:style-name="T24">;</text:span></text:span></text:p>
      <text:p text:style-name="P9"><text:tab/></text:p>
      <text:p text:style-name="P14"><text:span text:style-name="T24"><text:s text:c="2"/></text:span><text:span text:style-name="_5f_OOoComputerKeyWord"><text:span text:style-name="T25">abstract</text:span></text:span><text:span text:style-name="T24"> </text:span><text:span text:style-name="_5f_OOoComputerKeyWord"><text:span text:style-name="T24">public</text:span></text:span><text:span text:style-name="T24"> </text:span><text:span text:style-name="_5f_OOoComputerKeyWord"><text:span text:style-name="T24">function</text:span></text:span><text:span text:style-name="T24"> </text:span><text:span text:style-name="_5f_OOoComputerIdent"><text:span text:style-name="T25">ustaw</text:span></text:span><text:span text:style-name="_5f_OOoComputerSpecial"><text:span text:style-name="T24">($</text:span></text:span><text:span text:style-name="_5f_OOoComputerIdent"><text:span text:style-name="T24">x</text:span></text:span><text:span text:style-name="_5f_OOoComputerSpecial"><text:span text:style-name="T24">,</text:span></text:span><text:span text:style-name="T24"> </text:span><text:span text:style-name="_5f_OOoComputerSpecial"><text:span text:style-name="T24">$</text:span></text:span><text:span text:style-name="_5f_OOoComputerIdent"><text:span text:style-name="T24">y</text:span></text:span><text:span text:style-name="_5f_OOoComputerSpecial"><text:span text:style-name="T24">,</text:span></text:span><text:span text:style-name="T24"> </text:span><text:span text:style-name="_5f_OOoComputerSpecial"><text:span text:style-name="T24">$</text:span></text:span><text:span text:style-name="_5f_OOoComputerIdent"><text:span text:style-name="T24">p</text:span></text:span><text:span text:style-name="_5f_OOoComputerSpecial"><text:span text:style-name="T24">);</text:span></text:span></text:p>
      <text:p text:style-name="P14"><text:span text:style-name="T24"><text:s text:c="2"/></text:span><text:span text:style-name="_5f_OOoComputerKeyWord"><text:span text:style-name="T25">abstract</text:span></text:span><text:span text:style-name="T24"> </text:span><text:span text:style-name="_5f_OOoComputerKeyWord"><text:span text:style-name="T24">public</text:span></text:span><text:span text:style-name="T24"> </text:span><text:span text:style-name="_5f_OOoComputerKeyWord"><text:span text:style-name="T24">function</text:span></text:span><text:span text:style-name="T24"> </text:span><text:span text:style-name="_5f_OOoComputerIdent"><text:span text:style-name="T25">pobierzX</text:span></text:span><text:span text:style-name="_5f_OOoComputerSpecial"><text:span text:style-name="T24">();</text:span></text:span></text:p>
      <text:p text:style-name="P14"><text:span text:style-name="_5f_OOoComputerSpecial"><text:span text:style-name="T24">}</text:span></text:span></text:p>
      <text:p text:style-name="P9"/>
      <text:p text:style-name="P14"><text:span text:style-name="_5f_OOoComputerKeyWord"><text:span text:style-name="T24">class</text:span></text:span><text:span text:style-name="T24"> </text:span><text:span text:style-name="_5f_OOoComputerIdent"><text:span text:style-name="T24">Gwiazda</text:span></text:span><text:span text:style-name="T24"> </text:span><text:span text:style-name="_5f_OOoComputerKeyWord"><text:span text:style-name="T24">extends</text:span></text:span><text:span text:style-name="T24"> </text:span><text:span text:style-name="_5f_OOoComputerIdent"><text:span text:style-name="T24">Ksztalt </text:span></text:span><text:span text:style-name="_5f_OOoComputerSpecial"><text:span text:style-name="T24">{</text:span></text:span></text:p>
      <text:p text:style-name="P14"><text:span text:style-name="T24"><text:s text:c="2"/></text:span><text:span text:style-name="_5f_OOoComputerKeyWord"><text:span text:style-name="T24">public</text:span></text:span><text:span text:style-name="T24"> </text:span><text:span text:style-name="_5f_OOoComputerKeyWord"><text:span text:style-name="T24">function</text:span></text:span><text:span text:style-name="T24"> </text:span><text:span text:style-name="_5f_OOoComputerIdent"><text:span text:style-name="T25">ustaw</text:span></text:span><text:span text:style-name="_5f_OOoComputerSpecial"><text:span text:style-name="T24">($</text:span></text:span><text:span text:style-name="_5f_OOoComputerIdent"><text:span text:style-name="T24">x</text:span></text:span><text:span text:style-name="_5f_OOoComputerSpecial"><text:span text:style-name="T24">,</text:span></text:span><text:span text:style-name="T24"> </text:span><text:span text:style-name="_5f_OOoComputerSpecial"><text:span text:style-name="T24">$</text:span></text:span><text:span text:style-name="_5f_OOoComputerIdent"><text:span text:style-name="T24">y</text:span></text:span><text:span text:style-name="_5f_OOoComputerSpecial"><text:span text:style-name="T24">,</text:span></text:span><text:span text:style-name="T24"> </text:span><text:span text:style-name="_5f_OOoComputerSpecial"><text:span text:style-name="T24">$</text:span></text:span><text:span text:style-name="_5f_OOoComputerIdent"><text:span text:style-name="T24">p</text:span></text:span><text:span text:style-name="_5f_OOoComputerSpecial"><text:span text:style-name="T24">) {</text:span></text:span></text:p>
      <text:p text:style-name="P14"><text:span text:style-name="T24"><text:s text:c="4"/></text:span><text:span text:style-name="_5f_OOoComputerSpecial"><text:span text:style-name="T24">$</text:span></text:span><text:span text:style-name="_5f_OOoComputerKeyWord"><text:span text:style-name="T24">this</text:span></text:span><text:span text:style-name="_5f_OOoComputerSpecial"><text:span text:style-name="T24">-&gt;</text:span></text:span><text:span text:style-name="_5f_OOoComputerIdent"><text:span text:style-name="T24">x</text:span></text:span><text:span text:style-name="T24"> </text:span><text:span text:style-name="_5f_OOoComputerSpecial"><text:span text:style-name="T24">=</text:span></text:span><text:span text:style-name="T24"> </text:span><text:span text:style-name="_5f_OOoComputerSpecial"><text:span text:style-name="T24">$</text:span></text:span><text:span text:style-name="_5f_OOoComputerIdent"><text:span text:style-name="T24">x</text:span></text:span><text:span text:style-name="_5f_OOoComputerSpecial"><text:span text:style-name="T24">;</text:span></text:span></text:p>
      <text:p text:style-name="P14"><text:span text:style-name="T24"><text:s text:c="4"/></text:span><text:span text:style-name="_5f_OOoComputerSpecial"><text:span text:style-name="T24">$</text:span></text:span><text:span text:style-name="_5f_OOoComputerKeyWord"><text:span text:style-name="T24">this</text:span></text:span><text:span text:style-name="_5f_OOoComputerSpecial"><text:span text:style-name="T24">-&gt;</text:span></text:span><text:span text:style-name="_5f_OOoComputerIdent"><text:span text:style-name="T24">y</text:span></text:span><text:span text:style-name="T24"> </text:span><text:span text:style-name="_5f_OOoComputerSpecial"><text:span text:style-name="T24">=</text:span></text:span><text:span text:style-name="T24"> </text:span><text:span text:style-name="_5f_OOoComputerSpecial"><text:span text:style-name="T24">$</text:span></text:span><text:span text:style-name="_5f_OOoComputerIdent"><text:span text:style-name="T24">y</text:span></text:span><text:span text:style-name="_5f_OOoComputerSpecial"><text:span text:style-name="T24">;</text:span></text:span></text:p>
      <text:p text:style-name="P14"><text:span text:style-name="T24"><text:s text:c="4"/></text:span><text:span text:style-name="_5f_OOoComputerSpecial"><text:span text:style-name="T24">$</text:span></text:span><text:span text:style-name="_5f_OOoComputerKeyWord"><text:span text:style-name="T24">this</text:span></text:span><text:span text:style-name="_5f_OOoComputerSpecial"><text:span text:style-name="T24">-&gt;</text:span></text:span><text:span text:style-name="_5f_OOoComputerIdent"><text:span text:style-name="T24">p</text:span></text:span><text:span text:style-name="T24"> </text:span><text:span text:style-name="_5f_OOoComputerSpecial"><text:span text:style-name="T24">=</text:span></text:span><text:span text:style-name="T24"> </text:span><text:span text:style-name="_5f_OOoComputerSpecial"><text:span text:style-name="T24">$</text:span></text:span><text:span text:style-name="_5f_OOoComputerIdent"><text:span text:style-name="T24">p</text:span></text:span><text:span text:style-name="_5f_OOoComputerSpecial"><text:span text:style-name="T24">;</text:span></text:span></text:p>
      <text:p text:style-name="P14"><text:span text:style-name="T24"><text:s text:c="2"/></text:span><text:span text:style-name="_5f_OOoComputerSpecial"><text:span text:style-name="T24">}</text:span></text:span></text:p>
      <text:p text:style-name="P10"/>
      <text:p text:style-name="P14"><text:span text:style-name="T24"><text:s text:c="2"/></text:span><text:span text:style-name="_5f_OOoComputerKeyWord"><text:span text:style-name="T24">public</text:span></text:span><text:span text:style-name="T24"> </text:span><text:span text:style-name="_5f_OOoComputerKeyWord"><text:span text:style-name="T24">function</text:span></text:span><text:span text:style-name="T24"> </text:span><text:span text:style-name="_5f_OOoComputerIdent"><text:span text:style-name="T25">pobierzX</text:span></text:span><text:span text:style-name="_5f_OOoComputerSpecial"><text:span text:style-name="T24">() {</text:span></text:span></text:p>
      <text:p text:style-name="P14"><text:span text:style-name="T24"><text:s text:c="4"/></text:span><text:span text:style-name="_5f_OOoComputerKeyWord"><text:span text:style-name="T24">return</text:span></text:span><text:span text:style-name="T24"> </text:span><text:span text:style-name="_5f_OOoComputerSpecial"><text:span text:style-name="T24">$</text:span></text:span><text:span text:style-name="_5f_OOoComputerKeyWord"><text:span text:style-name="T24">this</text:span></text:span><text:span text:style-name="_5f_OOoComputerSpecial"><text:span text:style-name="T24">-&gt;</text:span></text:span><text:span text:style-name="_5f_OOoComputerIdent"><text:span text:style-name="T24">x</text:span></text:span><text:span text:style-name="_5f_OOoComputerSpecial"><text:span text:style-name="T24">;</text:span></text:span></text:p>
      <text:p text:style-name="P14"><text:span text:style-name="T24"><text:s text:c="2"/></text:span><text:span text:style-name="_5f_OOoComputerSpecial"><text:span text:style-name="T24">}</text:span></text:span></text:p>
      <text:p text:style-name="P14"><text:span text:style-name="_5f_OOoComputerSpecial"><text:span text:style-name="T24">}</text:span></text:span></text:p>
      <text:p text:style-name="P9"/>
      <text:p text:style-name="P14"><text:span text:style-name="_5f_OOoComputerKeyWord"><text:span text:style-name="T24">class</text:span></text:span><text:span text:style-name="T24"> </text:span><text:span text:style-name="_5f_OOoComputerIdent"><text:span text:style-name="T24">Planeta</text:span></text:span><text:span text:style-name="T24"> </text:span><text:span text:style-name="_5f_OOoComputerKeyWord"><text:span text:style-name="T24">extends</text:span></text:span><text:span text:style-name="T24"> </text:span><text:span text:style-name="_5f_OOoComputerIdent"><text:span text:style-name="T24">Ksztalt </text:span></text:span><text:span text:style-name="_5f_OOoComputerSpecial"><text:span text:style-name="T24">{</text:span></text:span></text:p>
      <text:p text:style-name="P14"><text:soft-page-break/><text:span text:style-name="T24"><text:s text:c="2"/></text:span><text:span text:style-name="_5f_OOoComputerKeyWord"><text:span text:style-name="T24">public</text:span></text:span><text:span text:style-name="T24"> </text:span><text:span text:style-name="_5f_OOoComputerKeyWord"><text:span text:style-name="T24">function</text:span></text:span><text:span text:style-name="T24"> </text:span><text:span text:style-name="_5f_OOoComputerIdent"><text:span text:style-name="T25">ustaw</text:span></text:span><text:span text:style-name="_5f_OOoComputerSpecial"><text:span text:style-name="T24">($</text:span></text:span><text:span text:style-name="_5f_OOoComputerIdent"><text:span text:style-name="T24">x</text:span></text:span><text:span text:style-name="_5f_OOoComputerSpecial"><text:span text:style-name="T24">,</text:span></text:span><text:span text:style-name="T24"> </text:span><text:span text:style-name="_5f_OOoComputerSpecial"><text:span text:style-name="T24">$</text:span></text:span><text:span text:style-name="_5f_OOoComputerIdent"><text:span text:style-name="T24">y</text:span></text:span><text:span text:style-name="_5f_OOoComputerSpecial"><text:span text:style-name="T24">,</text:span></text:span><text:span text:style-name="T24"> </text:span><text:span text:style-name="_5f_OOoComputerSpecial"><text:span text:style-name="T24">$</text:span></text:span><text:span text:style-name="_5f_OOoComputerIdent"><text:span text:style-name="T24">p</text:span></text:span><text:span text:style-name="_5f_OOoComputerSpecial"><text:span text:style-name="T24">) {</text:span></text:span></text:p>
      <text:p text:style-name="P14"><text:span text:style-name="T24"><text:s text:c="4"/></text:span><text:span text:style-name="_5f_OOoComputerSpecial"><text:span text:style-name="T24">$</text:span></text:span><text:span text:style-name="_5f_OOoComputerKeyWord"><text:span text:style-name="T24">this</text:span></text:span><text:span text:style-name="_5f_OOoComputerSpecial"><text:span text:style-name="T24">-&gt;</text:span></text:span><text:span text:style-name="_5f_OOoComputerIdent"><text:span text:style-name="T24">x</text:span></text:span><text:span text:style-name="T24"> </text:span><text:span text:style-name="_5f_OOoComputerSpecial"><text:span text:style-name="T24">=</text:span></text:span><text:span text:style-name="T24"> </text:span><text:span text:style-name="_5f_OOoComputerSpecial"><text:span text:style-name="T24">$</text:span></text:span><text:span text:style-name="_5f_OOoComputerIdent"><text:span text:style-name="T24">x</text:span></text:span><text:span text:style-name="_5f_OOoComputerSpecial"><text:span text:style-name="T24">;</text:span></text:span></text:p>
      <text:p text:style-name="P14"><text:span text:style-name="T24"><text:s text:c="4"/></text:span><text:span text:style-name="_5f_OOoComputerSpecial"><text:span text:style-name="T24">$</text:span></text:span><text:span text:style-name="_5f_OOoComputerKeyWord"><text:span text:style-name="T24">this</text:span></text:span><text:span text:style-name="_5f_OOoComputerSpecial"><text:span text:style-name="T24">-&gt;</text:span></text:span><text:span text:style-name="_5f_OOoComputerIdent"><text:span text:style-name="T24">y</text:span></text:span><text:span text:style-name="T24"> </text:span><text:span text:style-name="_5f_OOoComputerSpecial"><text:span text:style-name="T24">=</text:span></text:span><text:span text:style-name="T24"> </text:span><text:span text:style-name="_5f_OOoComputerSpecial"><text:span text:style-name="T24">$</text:span></text:span><text:span text:style-name="_5f_OOoComputerIdent"><text:span text:style-name="T24">y</text:span></text:span><text:span text:style-name="_5f_OOoComputerSpecial"><text:span text:style-name="T24">;</text:span></text:span></text:p>
      <text:p text:style-name="P14"><text:span text:style-name="T24"><text:s text:c="4"/></text:span><text:span text:style-name="_5f_OOoComputerSpecial"><text:span text:style-name="T24">$</text:span></text:span><text:span text:style-name="_5f_OOoComputerKeyWord"><text:span text:style-name="T24">this</text:span></text:span><text:span text:style-name="_5f_OOoComputerSpecial"><text:span text:style-name="T24">-&gt;</text:span></text:span><text:span text:style-name="_5f_OOoComputerIdent"><text:span text:style-name="T24">p</text:span></text:span><text:span text:style-name="T24"> </text:span><text:span text:style-name="_5f_OOoComputerSpecial"><text:span text:style-name="T24">=</text:span></text:span><text:span text:style-name="T24"> </text:span><text:span text:style-name="_5f_OOoComputerSpecial"><text:span text:style-name="T24">$</text:span></text:span><text:span text:style-name="_5f_OOoComputerIdent"><text:span text:style-name="T24">p</text:span></text:span><text:span text:style-name="_5f_OOoComputerSpecial"><text:span text:style-name="T24">;</text:span></text:span></text:p>
      <text:p text:style-name="P14"><text:span text:style-name="T24"><text:s text:c="2"/></text:span><text:span text:style-name="_5f_OOoComputerSpecial"><text:span text:style-name="T24">}</text:span></text:span></text:p>
      <text:p text:style-name="P9"><text:tab/></text:p>
      <text:p text:style-name="P14"><text:span text:style-name="T24"><text:s text:c="2"/></text:span><text:span text:style-name="_5f_OOoComputerKeyWord"><text:span text:style-name="T24">public</text:span></text:span><text:span text:style-name="T24"> </text:span><text:span text:style-name="_5f_OOoComputerKeyWord"><text:span text:style-name="T24">function</text:span></text:span><text:span text:style-name="T24"> </text:span><text:span text:style-name="_5f_OOoComputerIdent"><text:span text:style-name="T25">pobierzX</text:span></text:span><text:span text:style-name="_5f_OOoComputerSpecial"><text:span text:style-name="T24">() {</text:span></text:span></text:p>
      <text:p text:style-name="P14"><text:span text:style-name="T24"><text:s text:c="4"/></text:span><text:span text:style-name="_5f_OOoComputerKeyWord"><text:span text:style-name="T24">return</text:span></text:span><text:span text:style-name="T24"> </text:span><text:span text:style-name="_5f_OOoComputerSpecial"><text:span text:style-name="T24">$</text:span></text:span><text:span text:style-name="_5f_OOoComputerKeyWord"><text:span text:style-name="T24">this</text:span></text:span><text:span text:style-name="_5f_OOoComputerSpecial"><text:span text:style-name="T24">-&gt;</text:span></text:span><text:span text:style-name="_5f_OOoComputerIdent"><text:span text:style-name="T24">x</text:span></text:span><text:span text:style-name="_5f_OOoComputerSpecial"><text:span text:style-name="T24">;</text:span></text:span></text:p>
      <text:p text:style-name="P14"><text:span text:style-name="T24"><text:s text:c="2"/></text:span><text:span text:style-name="_5f_OOoComputerSpecial"><text:span text:style-name="T24">}</text:span></text:span></text:p>
      <text:p text:style-name="P14"><text:span text:style-name="_5f_OOoComputerSpecial"><text:span text:style-name="T24">}</text:span></text:span></text:p>
      <text:p text:style-name="P9"/>
      <table:table table:name="Tabela2" table:style-name="Tabela2">
        <table:table-column table:style-name="Tabela2.A"/>
        <table:table-column table:style-name="Tabela2.B"/>
        <table:table-row>
          <table:table-cell table:style-name="Tabela2.A1" office:value-type="string">
            <text:p text:style-name="P18"><text:span text:style-name="_5f_OOoComputerSpecial">$</text:span><text:span text:style-name="_5f_OOoComputerIdent">g1</text:span> <text:span text:style-name="_5f_OOoComputerSpecial">=</text:span> <text:span text:style-name="_5f_OOoComputerKeyWord">new</text:span> <text:span text:style-name="_5f_OOoComputerIdent">Gwiazda</text:span><text:span text:style-name="_5f_OOoComputerSpecial">();</text:span></text:p>
            <text:p text:style-name="P18"><text:span text:style-name="_5f_OOoComputerSpecial">$</text:span><text:span text:style-name="_5f_OOoComputerIdent">p1</text:span> <text:span text:style-name="_5f_OOoComputerSpecial">=</text:span> <text:span text:style-name="_5f_OOoComputerKeyWord">new</text:span> <text:span text:style-name="_5f_OOoComputerIdent">Planeta</text:span><text:span text:style-name="_5f_OOoComputerSpecial">();</text:span></text:p>
            <text:p text:style-name="P18"><text:span text:style-name="_5f_OOoComputerSpecial"><text:span text:style-name="T16"/></text:span></text:p>
            <text:p text:style-name="P18"><text:span text:style-name="_5f_OOoComputerSpecial"><text:span text:style-name="T16"/></text:span></text:p>
            <text:p text:style-name="P18"><text:span text:style-name="_5f_OOoComputerSpecial"><text:span text:style-name="T16"/></text:span></text:p>
            <text:p text:style-name="P18"><text:span text:style-name="_5f_OOoComputerSpecial">$</text:span><text:span text:style-name="_5f_OOoComputerIdent">g1</text:span><text:span text:style-name="_5f_OOoComputerSpecial">-&gt;</text:span><text:span text:style-name="_5f_OOoComputerIdent">ustaw</text:span><text:span text:style-name="_5f_OOoComputerSpecial">(</text:span><text:span text:style-name="_5f_OOoComputerNumber">1</text:span><text:span text:style-name="_5f_OOoComputerSpecial">,</text:span> <text:span text:style-name="_5f_OOoComputerNumber">2</text:span><text:span text:style-name="_5f_OOoComputerSpecial">,</text:span> <text:span text:style-name="_5f_OOoComputerNumber">3</text:span><text:span text:style-name="_5f_OOoComputerSpecial">);</text:span></text:p>
            <text:p text:style-name="P18"><text:span text:style-name="_5f_OOoComputerSpecial">$</text:span><text:span text:style-name="_5f_OOoComputerIdent">p1</text:span><text:span text:style-name="_5f_OOoComputerSpecial">-&gt;</text:span><text:span text:style-name="_5f_OOoComputerIdent">ustaw</text:span><text:span text:style-name="_5f_OOoComputerSpecial">(</text:span><text:span text:style-name="_5f_OOoComputerNumber">4</text:span><text:span text:style-name="_5f_OOoComputerSpecial">,</text:span> <text:span text:style-name="_5f_OOoComputerNumber">5</text:span><text:span text:style-name="_5f_OOoComputerSpecial">,</text:span> <text:span text:style-name="_5f_OOoComputerNumber">6</text:span><text:span text:style-name="_5f_OOoComputerSpecial">);</text:span></text:p>
            <text:p text:style-name="P18"/>
            <text:p text:style-name="P18"><text:span text:style-name="_5f_OOoComputerIdent">echo</text:span> <text:span text:style-name="_5f_OOoComputerSpecial">$</text:span><text:span text:style-name="_5f_OOoComputerIdent">g1</text:span><text:span text:style-name="_5f_OOoComputerSpecial">-&gt;</text:span><text:span text:style-name="_5f_OOoComputerIdent">pobierzX</text:span><text:span text:style-name="_5f_OOoComputerSpecial">().</text:span><text:span text:style-name="_5f_OOoComputerLiteral">"&lt;br&gt;"</text:span><text:span text:style-name="_5f_OOoComputerSpecial">;</text:span></text:p>
            <text:p text:style-name="P18"><text:span text:style-name="_5f_OOoComputerIdent">echo</text:span><text:span text:style-name="_5f_OOoComputerSpecial"><text:span text:style-name="T3"> </text:span></text:span><text:span text:style-name="_5f_OOoComputerSpecial">$</text:span><text:span text:style-name="_5f_OOoComputerIdent">p1</text:span><text:span text:style-name="_5f_OOoComputerSpecial">-&gt;</text:span><text:span text:style-name="_5f_OOoComputerIdent">pobierzX</text:span><text:span text:style-name="_5f_OOoComputerSpecial">().</text:span><text:span text:style-name="_5f_OOoComputerLiteral">"&lt;br&gt;"</text:span><text:span text:style-name="_5f_OOoComputerSpecial">;</text:span></text:p>
          </table:table-cell>
          <table:table-cell table:style-name="Tabela2.B1" office:value-type="string">
            <text:p text:style-name="P18"><text:span text:style-name="_5f_OOoComputerSpecial">$</text:span><text:span text:style-name="_5f_OOoComputerIdent">obiekty</text:span> <text:span text:style-name="_5f_OOoComputerSpecial">=</text:span> <text:span text:style-name="_5f_OOoComputerIdent">array</text:span><text:span text:style-name="_5f_OOoComputerSpecial">(</text:span></text:p>
            <text:p text:style-name="P18"><text:s text:c="2"/><text:span text:style-name="_5f_OOoComputerKeyWord">new</text:span> <text:span text:style-name="_5f_OOoComputerIdent">Gwiazda</text:span><text:span text:style-name="_5f_OOoComputerSpecial">(),</text:span> </text:p>
            <text:p text:style-name="P18"><text:s text:c="2"/><text:span text:style-name="_5f_OOoComputerKeyWord">new</text:span> <text:span text:style-name="_5f_OOoComputerIdent">Planeta</text:span><text:span text:style-name="_5f_OOoComputerSpecial">()</text:span> </text:p>
            <text:p text:style-name="P18"><text:span text:style-name="_5f_OOoComputerSpecial">);</text:span></text:p>
            <text:p text:style-name="P18"/>
            <text:p text:style-name="P18"><text:span text:style-name="_5f_OOoComputerSpecial">$</text:span><text:span text:style-name="_5f_OOoComputerIdent">obiekty</text:span><text:span text:style-name="_5f_OOoComputerSpecial">[</text:span><text:span text:style-name="_5f_OOoComputerNumber">0</text:span><text:span text:style-name="_5f_OOoComputerSpecial">]-&gt;</text:span><text:span text:style-name="_5f_OOoComputerIdent">ustaw</text:span><text:span text:style-name="_5f_OOoComputerSpecial">(</text:span><text:span text:style-name="_5f_OOoComputerNumber">1</text:span><text:span text:style-name="_5f_OOoComputerSpecial">,</text:span> <text:span text:style-name="_5f_OOoComputerNumber">2</text:span><text:span text:style-name="_5f_OOoComputerSpecial">,</text:span> <text:span text:style-name="_5f_OOoComputerNumber">3</text:span><text:span text:style-name="_5f_OOoComputerSpecial">);</text:span></text:p>
            <text:p text:style-name="P18"><text:span text:style-name="_5f_OOoComputerSpecial">$</text:span><text:span text:style-name="_5f_OOoComputerIdent">obiekty</text:span><text:span text:style-name="_5f_OOoComputerSpecial">[</text:span><text:span text:style-name="_5f_OOoComputerNumber">1</text:span><text:span text:style-name="_5f_OOoComputerSpecial">]-&gt;</text:span><text:span text:style-name="_5f_OOoComputerIdent">ustaw</text:span><text:span text:style-name="_5f_OOoComputerSpecial">(</text:span><text:span text:style-name="_5f_OOoComputerNumber">4</text:span><text:span text:style-name="_5f_OOoComputerSpecial">,</text:span> <text:span text:style-name="_5f_OOoComputerNumber">5</text:span><text:span text:style-name="_5f_OOoComputerSpecial">,</text:span> <text:span text:style-name="_5f_OOoComputerNumber">6</text:span><text:span text:style-name="_5f_OOoComputerSpecial">);</text:span></text:p>
            <text:p text:style-name="P18"/>
            <text:p text:style-name="P18"><text:span text:style-name="_5f_OOoComputerIdent">foreach</text:span> <text:span text:style-name="_5f_OOoComputerSpecial">($</text:span><text:span text:style-name="_5f_OOoComputerIdent">obiekty</text:span> <text:span text:style-name="_5f_OOoComputerIdent">as</text:span> <text:span text:style-name="_5f_OOoComputerSpecial">$</text:span><text:span text:style-name="_5f_OOoComputerIdent">o</text:span><text:span text:style-name="_5f_OOoComputerSpecial">) {</text:span></text:p>
            <text:p text:style-name="P18"><text:s text:c="2"/><text:span text:style-name="_5f_OOoComputerIdent">echo</text:span> <text:span text:style-name="_5f_OOoComputerSpecial">$</text:span><text:span text:style-name="_5f_OOoComputerIdent">o</text:span><text:span text:style-name="_5f_OOoComputerSpecial">-&gt;</text:span><text:span text:style-name="_5f_OOoComputerIdent">pobierzX</text:span><text:span text:style-name="_5f_OOoComputerSpecial">().</text:span><text:span text:style-name="_5f_OOoComputerLiteral">"&lt;br&gt;"</text:span><text:span text:style-name="_5f_OOoComputerSpecial">;</text:span></text:p>
            <text:p text:style-name="P18"><text:span text:style-name="_5f_OOoComputerSpecial">}</text:span></text:p>
          </table:table-cell>
        </table:table-row>
      </table:table>
      <text:p text:style-name="P9"/>
      <text:p text:style-name="P2">Wynik:<text:tab/><text:tab/>1</text:p>
      <text:p text:style-name="P2"><text:tab/><text:tab/>4</text:p>
      <text:p text:style-name="P2"/>
      <text:p text:style-name="P6">Dziedziczenie</text:p>
      <text:p text:style-name="P2"/>
      <text:p text:style-name="P2">Porządkuje oraz wspomaga polimorfizm i enkapsulację dzięki umożliwieniu definiowania i tworzenia specjalizowanych obiektów na podstawie bardziej ogólnych. W typowym przypadku powstają grupy obiektów zwane klasami, oraz grupy klas zwane drzewami. Odzwierciedlają one wspólne cechy obiektów.</text:p>
      <text:p text:style-name="P2"/>
      <text:p text:style-name="P2">W PHP nie jest dozwolone wielodziedziczenie, a więc taki kod spowoduje błąd:</text:p>
      <text:p text:style-name="P2"/>
      <text:p text:style-name="P11">class B extends <text:span text:style-name="T1">A, C</text:span> {} // php to nie c++</text:p>
      <text:p text:style-name="P2"/>
      <text:p text:style-name="P2">Przykład:</text:p>
      <text:p text:style-name="P2"/>
      <text:p text:style-name="P14"><text:span text:style-name="_5f_OOoComputerKeyWord">class</text:span> <text:span text:style-name="_5f_OOoComputerIdent">Figura </text:span><text:span text:style-name="_5f_OOoComputerSpecial">{</text:span></text:p>
      <text:p text:style-name="P14"><text:s text:c="2"/><text:span text:style-name="_5f_OOoComputerKeyWord">public</text:span> <text:span text:style-name="_5f_OOoComputerSpecial">$</text:span><text:span text:style-name="_5f_OOoComputerIdent">pole</text:span> <text:span text:style-name="_5f_OOoComputerSpecial">=</text:span> <text:span text:style-name="_5f_OOoComputerNumber">10</text:span><text:span text:style-name="_5f_OOoComputerSpecial">;</text:span></text:p>
      <text:p text:style-name="P14"><text:span text:style-name="_5f_OOoComputerSpecial">}</text:span></text:p>
      <text:p text:style-name="P14"/>
      <text:p text:style-name="P14"><text:span text:style-name="_5f_OOoComputerKeyWord">class</text:span> <text:span text:style-name="_5f_OOoComputerIdent">Kwadrat</text:span> <text:span text:style-name="_5f_OOoComputerKeyWord"><text:span text:style-name="T1">extends</text:span></text:span><text:span text:style-name="T1"> </text:span><text:span text:style-name="_5f_OOoComputerIdent"><text:span text:style-name="T1">Figura</text:span></text:span><text:span text:style-name="_5f_OOoComputerIdent"> </text:span><text:span text:style-name="_5f_OOoComputerSpecial">{</text:span></text:p>
      <text:p text:style-name="P14"><text:s text:c="2"/><text:span text:style-name="_5f_OOoComputerKeyWord">public</text:span> <text:span text:style-name="_5f_OOoComputerKeyWord">function</text:span> <text:span text:style-name="_5f_OOoComputerIdent">ilePole</text:span><text:span text:style-name="_5f_OOoComputerSpecial">() {</text:span></text:p>
      <text:p text:style-name="P14"><text:s text:c="4"/><text:span text:style-name="_5f_OOoComputerKeyWord">return</text:span> <text:span text:style-name="_5f_OOoComputerSpecial">$</text:span><text:span text:style-name="_5f_OOoComputerKeyWord">this</text:span><text:span text:style-name="_5f_OOoComputerSpecial">-&gt;</text:span><text:span text:style-name="_5f_OOoComputerIdent">pole</text:span><text:span text:style-name="_5f_OOoComputerSpecial">;</text:span></text:p>
      <text:p text:style-name="P14"><text:s text:c="2"/><text:span text:style-name="_5f_OOoComputerSpecial">}</text:span></text:p>
      <text:p text:style-name="P14"><text:span text:style-name="_5f_OOoComputerSpecial">}</text:span></text:p>
      <text:p text:style-name="P14"/>
      <text:p text:style-name="P14"><text:span text:style-name="_5f_OOoComputerSpecial">$</text:span><text:span text:style-name="_5f_OOoComputerIdent">f</text:span> <text:span text:style-name="_5f_OOoComputerSpecial">=</text:span> <text:span text:style-name="_5f_OOoComputerKeyWord">new</text:span> <text:span text:style-name="_5f_OOoComputerIdent">Kwadrat</text:span><text:span text:style-name="_5f_OOoComputerSpecial">();</text:span></text:p>
      <text:p text:style-name="P14"><text:span text:style-name="_5f_OOoComputerIdent">echo</text:span> <text:span text:style-name="_5f_OOoComputerSpecial">$</text:span><text:span text:style-name="_5f_OOoComputerIdent">f→ilePole</text:span><text:span text:style-name="_5f_OOoComputerSpecial">();</text:span></text:p>
      <text:p text:style-name="P2"/>
      <text:p text:style-name="P2">Wynik:<text:tab/><text:tab/>10</text:p>
      <text:p text:style-name="P2"/>
      <text:p text:style-name="P2"/>
      <text:p text:style-name="P2"/>
      <text:p text:style-name="P2"/>
      <text:p text:style-name="P2"/>
      <text:p text:style-name="P2"/>
      <text:p text:style-name="P2"/>
      <text:p text:style-name="P2"/>
      <text:p text:style-name="P2"/>
      <text:h text:style-name="Heading_20_1" text:outline-level="1"><text:bookmark-start text:name="__RefHeading___Toc18840_2033976613"/><text:soft-page-break/>Interfejs<text:bookmark-end text:name="__RefHeading___Toc18840_2033976613"/></text:h>
      <text:p text:style-name="P2"><text:span text:style-name="T26">J</text:span>est zbiorem nazw operacji (metod), których istnienia wymagamy od implementującej go klasy.</text:p>
      <text:p text:style-name="P2"/>
      <text:p text:style-name="P2">Interfejs może<text:span text:style-name="T26">sz</text:span> traktować, jak coś w rodzaju klasy czysto abstrakcyjnej. Może on zawierać metody, które są jedynie publiczne i abstrakcyjne – czyli pozbawione implementacji.</text:p>
      <text:p text:style-name="P2"/>
      <text:p text:style-name="P2">Metody w interfejsie są domyślnie abstrakcyjne tak więc, wszystkie metody zawarte w interfejsie muszą zostać nadpisane w klasach pochodnych. Przy pomocy interfejsów masz możliwość wymuszenia na klasach, aby posiadały niezbędne do współpracy z innymi elementami metody, tak więc intersejsy zapewniają określone cechy klasy.</text:p>
      <text:p text:style-name="P2"/>
      <text:p text:style-name="P2">Interfejs tworzy<text:span text:style-name="T26">sz</text:span> słowem kluczowym <text:span text:style-name="T8">interface</text:span></text:p>
      <text:p text:style-name="P2"/>
      <text:p text:style-name="P2">Klasy nie dziedziczą interfejsów, klasy je implemetują, dokonuje<text:span text:style-name="T26">sz</text:span> tego używając modyfikatora <text:span text:style-name="T3">implements</text:span> po którym podaje<text:span text:style-name="T26">sz</text:span> nazwy interfejów do zaimplementowania.</text:p>
      <text:p text:style-name="P2"/>
      <text:p text:style-name="P2"><text:span text:style-name="T9">Cechy interfejsów</text:span>:</text:p>
      <text:list xml:id="list354957721" text:style-name="L13">
        <text:list-item>
          <text:p text:style-name="P34">Do danej klasy możemy implementować dowolną ilość interfejsów.</text:p>
        </text:list-item>
        <text:list-item>
          <text:p text:style-name="P34">Interfejsy mogą dziedziczyć inne interfejsy.</text:p>
        </text:list-item>
        <text:list-item>
          <text:p text:style-name="P34">Interfejsy nie mogą dziedziczyć ani implementować klas.</text:p>
        </text:list-item>
      </text:list>
      <text:p text:style-name="P2"/>
      <text:p text:style-name="P2"><text:span text:style-name="T1">Definicja interfejsu</text:span>:</text:p>
      <text:p text:style-name="P2"/>
      <text:p text:style-name="P14"><text:span text:style-name="_5f_OOoComputerKeyWord">interface</text:span> <text:span text:style-name="_5f_OOoComputerIdent">NazwaInterfejsu_1 </text:span><text:span text:style-name="_5f_OOoComputerSpecial">{</text:span></text:p>
      <text:p text:style-name="P14"><text:s text:c="2"/><text:span text:style-name="_5f_OOoComputerKeyWord">public</text:span> <text:span text:style-name="_5f_OOoComputerKeyWord">function</text:span> <text:span text:style-name="_5f_OOoComputerIdent">nazwaFunkcji_1</text:span><text:span text:style-name="_5f_OOoComputerSpecial">(</text:span><text:span text:style-name="_5f_OOoComputerIdent">argumenty</text:span><text:span text:style-name="_5f_OOoComputerSpecial">);</text:span></text:p>
      <text:p text:style-name="P14"><text:s text:c="2"/><text:span text:style-name="_5f_OOoComputerSpecial">...</text:span></text:p>
      <text:p text:style-name="P14"><text:s text:c="2"/><text:span text:style-name="_5f_OOoComputerKeyWord">public</text:span> <text:span text:style-name="_5f_OOoComputerKeyWord">function</text:span> <text:span text:style-name="_5f_OOoComputerIdent">nazwaFunkcji_n</text:span><text:span text:style-name="_5f_OOoComputerSpecial">(</text:span><text:span text:style-name="_5f_OOoComputerIdent">argumenty</text:span><text:span text:style-name="_5f_OOoComputerSpecial">);</text:span></text:p>
      <text:p text:style-name="P14"><text:span text:style-name="_5f_OOoComputerSpecial">}</text:span></text:p>
      <text:p text:style-name="P14"/>
      <text:p text:style-name="P14"><text:span text:style-name="_5f_OOoComputerKeyWord">interface</text:span> <text:span text:style-name="_5f_OOoComputerIdent">NazwaInterfejsu_n </text:span><text:span text:style-name="_5f_OOoComputerSpecial">{</text:span></text:p>
      <text:p text:style-name="P14"><text:s text:c="2"/><text:span text:style-name="_5f_OOoComputerSpecial">...</text:span></text:p>
      <text:p text:style-name="P14"><text:span text:style-name="_5f_OOoComputerSpecial">}</text:span></text:p>
      <text:p text:style-name="P2"/>
      <text:p text:style-name="P2"><text:span text:style-name="T9">Definicja klasy korzystającej z interfejsu</text:span>:</text:p>
      <text:p text:style-name="P2"/>
      <text:p text:style-name="P14"><text:span text:style-name="_5f_OOoComputerKeyWord">class</text:span> <text:span text:style-name="_5f_OOoComputerIdent">NazwaKlasy</text:span> <text:span text:style-name="_5f_OOoComputerKeyWord">implements</text:span> <text:span text:style-name="_5f_OOoComputerIdent">NazwaInterfejsu_1</text:span><text:span text:style-name="_5f_OOoComputerSpecial">,</text:span><text:span text:style-name="_5f_OOoComputerIdent">…</text:span><text:span text:style-name="_5f_OOoComputerSpecial">,</text:span> <text:span text:style-name="_5f_OOoComputerIdent">NazwaInterfejsu_n </text:span><text:span text:style-name="_5f_OOoComputerSpecial">{</text:span></text:p>
      <text:p text:style-name="P14"><text:s text:c="2"/><text:span text:style-name="_5f_OOoComputerKeyWord">public</text:span> <text:span text:style-name="_5f_OOoComputerKeyWord">function</text:span> <text:span text:style-name="_5f_OOoComputerIdent">nazwaFunkcji_1</text:span><text:span text:style-name="_5f_OOoComputerSpecial">(</text:span><text:span text:style-name="_5f_OOoComputerIdent">argumenty</text:span><text:span text:style-name="_5f_OOoComputerSpecial">) {</text:span></text:p>
      <text:p text:style-name="P14"><text:s text:c="4"/><text:span text:style-name="_5f_OOoComputerSpecial">...</text:span></text:p>
      <text:p text:style-name="P14"><text:s text:c="2"/><text:span text:style-name="_5f_OOoComputerSpecial">}</text:span></text:p>
      <text:p text:style-name="P14"><text:s text:c="2"/><text:span text:style-name="_5f_OOoComputerSpecial">...</text:span></text:p>
      <text:p text:style-name="P14"><text:s text:c="2"/><text:span text:style-name="_5f_OOoComputerKeyWord">public</text:span> <text:span text:style-name="_5f_OOoComputerKeyWord">function</text:span> <text:span text:style-name="_5f_OOoComputerIdent">nazwaFunkcji_n</text:span><text:span text:style-name="_5f_OOoComputerSpecial">(</text:span><text:span text:style-name="_5f_OOoComputerIdent">argumenty</text:span><text:span text:style-name="_5f_OOoComputerSpecial">) {</text:span></text:p>
      <text:p text:style-name="P14"><text:s text:c="4"/><text:span text:style-name="_5f_OOoComputerSpecial">...</text:span></text:p>
      <text:p text:style-name="P14"><text:s text:c="2"/><text:span text:style-name="_5f_OOoComputerSpecial">}</text:span></text:p>
      <text:p text:style-name="P14"><text:span text:style-name="_5f_OOoComputerSpecial">}</text:span></text:p>
      <text:p text:style-name="P2"/>
      <text:p text:style-name="P2"><text:span text:style-name="T1">Przykład</text:span>:</text:p>
      <text:p text:style-name="P2"/>
      <text:p text:style-name="P14"><text:span text:style-name="_5f_OOoComputerKeyWord"><text:span text:style-name="T1">interface</text:span></text:span><text:span text:style-name="T1"> </text:span><text:span text:style-name="_5f_OOoComputerIdent"><text:span text:style-name="T1">Figura </text:span></text:span><text:span text:style-name="_5f_OOoComputerSpecial"><text:span text:style-name="T1">{</text:span></text:span></text:p>
      <text:p text:style-name="P14"><text:span text:style-name="T1"><text:s text:c="2"/></text:span><text:span text:style-name="_5f_OOoComputerKeyWord"><text:span text:style-name="T1">public</text:span></text:span><text:span text:style-name="T1"> </text:span><text:span text:style-name="_5f_OOoComputerKeyWord"><text:span text:style-name="T1">function</text:span></text:span><text:span text:style-name="T1"> </text:span><text:span text:style-name="_5f_OOoComputerIdent"><text:span text:style-name="T1">obwod</text:span></text:span><text:span text:style-name="_5f_OOoComputerSpecial"><text:span text:style-name="T1">();</text:span></text:span></text:p>
      <text:p text:style-name="P14"><text:span text:style-name="T1"><text:s text:c="2"/></text:span><text:span text:style-name="_5f_OOoComputerKeyWord"><text:span text:style-name="T1">public</text:span></text:span><text:span text:style-name="T1"> </text:span><text:span text:style-name="_5f_OOoComputerKeyWord"><text:span text:style-name="T1">function</text:span></text:span><text:span text:style-name="T1"> </text:span><text:span text:style-name="_5f_OOoComputerIdent"><text:span text:style-name="T1">pole</text:span></text:span><text:span text:style-name="_5f_OOoComputerSpecial"><text:span text:style-name="T1">();</text:span></text:span></text:p>
      <text:p text:style-name="P14"><text:span text:style-name="_5f_OOoComputerSpecial"><text:span text:style-name="T1">}</text:span></text:span></text:p>
      <text:p text:style-name="P14"><text:s/></text:p>
      <text:p text:style-name="P14"><text:span text:style-name="_5f_OOoComputerKeyWord">class</text:span> <text:span text:style-name="_5f_OOoComputerIdent">Kwadrat</text:span> <text:span text:style-name="_5f_OOoComputerKeyWord"><text:span text:style-name="T1">implements</text:span></text:span> <text:span text:style-name="_5f_OOoComputerIdent">Figura </text:span><text:span text:style-name="_5f_OOoComputerSpecial">{</text:span></text:p>
      <text:p text:style-name="P14"><text:s text:c="2"/><text:span text:style-name="_5f_OOoComputerKeyWord">public</text:span> <text:span text:style-name="_5f_OOoComputerKeyWord">function</text:span> <text:span text:style-name="_5f_OOoComputerIdent"><text:span text:style-name="T1">obwod</text:span></text:span><text:span text:style-name="_5f_OOoComputerSpecial">()</text:span> <text:span text:style-name="_5f_OOoComputerSpecial">{</text:span> <text:span text:style-name="_5f_OOoComputerKeyWord">return</text:span> <text:span text:style-name="_5f_OOoComputerLiteral">"Kwadrat obwód...&lt;br&gt;"</text:span><text:span text:style-name="_5f_OOoComputerSpecial">;</text:span> <text:span text:style-name="_5f_OOoComputerSpecial">}</text:span></text:p>
      <text:p text:style-name="P14"><text:s text:c="2"/><text:span text:style-name="_5f_OOoComputerKeyWord">public</text:span> <text:span text:style-name="_5f_OOoComputerKeyWord">function</text:span> <text:span text:style-name="_5f_OOoComputerIdent"><text:span text:style-name="T1">pole</text:span></text:span><text:span text:style-name="_5f_OOoComputerSpecial">()</text:span> <text:span text:style-name="_5f_OOoComputerSpecial">{</text:span> <text:span text:style-name="_5f_OOoComputerKeyWord">return</text:span> <text:span text:style-name="_5f_OOoComputerLiteral">"Kwadrat pole...&lt;br&gt;"</text:span><text:span text:style-name="_5f_OOoComputerSpecial">;</text:span> <text:span text:style-name="_5f_OOoComputerSpecial">}</text:span></text:p>
      <text:p text:style-name="P14"><text:span text:style-name="_5f_OOoComputerSpecial">}</text:span></text:p>
      <text:p text:style-name="P14"/>
      <text:p text:style-name="P14"/>
      <text:p text:style-name="P14"/>
      <text:p text:style-name="P14"><text:soft-page-break/><text:span text:style-name="_5f_OOoComputerKeyWord">class</text:span> <text:span text:style-name="_5f_OOoComputerIdent">Trojkat</text:span> <text:span text:style-name="_5f_OOoComputerKeyWord"><text:span text:style-name="T1">implements</text:span></text:span> <text:span text:style-name="_5f_OOoComputerIdent">Figura </text:span><text:span text:style-name="_5f_OOoComputerSpecial">{</text:span></text:p>
      <text:p text:style-name="P14"><text:s text:c="2"/><text:span text:style-name="_5f_OOoComputerKeyWord">public</text:span> <text:span text:style-name="_5f_OOoComputerKeyWord">function</text:span> <text:span text:style-name="_5f_OOoComputerIdent"><text:span text:style-name="T1">obwod</text:span></text:span><text:span text:style-name="_5f_OOoComputerSpecial">()</text:span> <text:span text:style-name="_5f_OOoComputerSpecial">{</text:span> <text:span text:style-name="_5f_OOoComputerKeyWord">return</text:span> <text:span text:style-name="_5f_OOoComputerLiteral">"Trójkąt obwód...&lt;br&gt;"</text:span><text:span text:style-name="_5f_OOoComputerSpecial">;</text:span> <text:span text:style-name="_5f_OOoComputerSpecial">}</text:span></text:p>
      <text:p text:style-name="P14"><text:s text:c="2"/><text:span text:style-name="_5f_OOoComputerKeyWord">public</text:span> <text:span text:style-name="_5f_OOoComputerKeyWord">function</text:span> <text:span text:style-name="_5f_OOoComputerIdent"><text:span text:style-name="T1">pole</text:span></text:span><text:span text:style-name="_5f_OOoComputerSpecial">()</text:span> <text:span text:style-name="_5f_OOoComputerSpecial">{</text:span> <text:span text:style-name="_5f_OOoComputerKeyWord">return</text:span> <text:span text:style-name="_5f_OOoComputerLiteral">"Trójkąt pole...&lt;br&gt;"</text:span><text:span text:style-name="_5f_OOoComputerSpecial">;</text:span> <text:span text:style-name="_5f_OOoComputerSpecial">}</text:span></text:p>
      <text:p text:style-name="P14"><text:span text:style-name="_5f_OOoComputerSpecial">}</text:span></text:p>
      <text:p text:style-name="P14"/>
      <text:p text:style-name="P14"><text:span text:style-name="_5f_OOoComputerSpecial">$</text:span><text:span text:style-name="_5f_OOoComputerIdent">k</text:span> <text:span text:style-name="_5f_OOoComputerSpecial">=</text:span> <text:span text:style-name="_5f_OOoComputerKeyWord">new</text:span> <text:span text:style-name="_5f_OOoComputerIdent">Kwadrat</text:span><text:span text:style-name="_5f_OOoComputerSpecial">();</text:span></text:p>
      <text:p text:style-name="P14"><text:span text:style-name="_5f_OOoComputerIdent">echo</text:span> <text:span text:style-name="_5f_OOoComputerSpecial">$</text:span><text:span text:style-name="_5f_OOoComputerIdent">k</text:span><text:span text:style-name="_5f_OOoComputerSpecial">-&gt;</text:span><text:span text:style-name="_5f_OOoComputerIdent">pole</text:span><text:span text:style-name="_5f_OOoComputerSpecial">();</text:span></text:p>
      <text:p text:style-name="P14"><text:span text:style-name="_5f_OOoComputerIdent">echo</text:span> <text:span text:style-name="_5f_OOoComputerSpecial">$</text:span><text:span text:style-name="_5f_OOoComputerIdent">k</text:span><text:span text:style-name="_5f_OOoComputerSpecial">-&gt;</text:span><text:span text:style-name="_5f_OOoComputerIdent">obwod</text:span><text:span text:style-name="_5f_OOoComputerSpecial">();</text:span></text:p>
      <text:p text:style-name="P14"/>
      <text:p text:style-name="P14"><text:span text:style-name="_5f_OOoComputerSpecial">$</text:span><text:span text:style-name="_5f_OOoComputerIdent">t</text:span> <text:span text:style-name="_5f_OOoComputerSpecial">=</text:span> <text:span text:style-name="_5f_OOoComputerKeyWord">new</text:span> <text:span text:style-name="_5f_OOoComputerIdent">Trojkat</text:span><text:span text:style-name="_5f_OOoComputerSpecial">();</text:span></text:p>
      <text:p text:style-name="P14"><text:span text:style-name="_5f_OOoComputerIdent">echo</text:span> <text:span text:style-name="_5f_OOoComputerSpecial">$</text:span><text:span text:style-name="_5f_OOoComputerIdent">t</text:span><text:span text:style-name="_5f_OOoComputerSpecial">-&gt;</text:span><text:span text:style-name="_5f_OOoComputerIdent">pole</text:span><text:span text:style-name="_5f_OOoComputerSpecial">();</text:span></text:p>
      <text:p text:style-name="P14"><text:span text:style-name="_5f_OOoComputerIdent">echo</text:span> <text:span text:style-name="_5f_OOoComputerSpecial">$</text:span><text:span text:style-name="_5f_OOoComputerIdent">t</text:span><text:span text:style-name="_5f_OOoComputerSpecial">-&gt;</text:span><text:span text:style-name="_5f_OOoComputerIdent">obwod</text:span><text:span text:style-name="_5f_OOoComputerSpecial">();</text:span></text:p>
      <text:p text:style-name="P2"/>
      <text:p text:style-name="P2">Wynik:<text:tab/><text:tab/>Kwadrat pole...</text:p>
      <text:p text:style-name="P2"><text:tab/><text:tab/>Kwadrat obwód...</text:p>
      <text:p text:style-name="P2"><text:tab/><text:tab/>Trójkąt pole...</text:p>
      <text:p text:style-name="P2"><text:tab/><text:tab/>Trójkąt obwó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Mangal1" svg:font-family="Mangal"/>
    <style:font-face style:name="Courier New1" svg:font-family="'Courier New'" style:font-family-generic="modern" style:font-pitch="fixed"/>
    <style:font-face style:name="Linux Libertine Display G" svg:font-family="'Linux Libertine Display G'" style:font-pitch="variable"/>
    <style:font-face style:name="Courier New" svg:font-family="'Courier New'"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l" fo:country="none"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none"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Foot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Character_5f_20_5f_style" style:display-name="Character_20_style" style:family="text"/>
    <style:style style:name="OOoComputerCode" style:family="text">
      <style:text-properties fo:color="#000000" style:font-name="Courier New" fo:font-family="'Courier New'" style:font-family-generic="roman" style:font-pitch="variable"/>
    </style:style>
    <style:style style:name="_5f_OOoComputerBase" style:display-name="_OOoComputerBase" style:family="text" style:parent-style-name="OOoComputerCode"/>
    <style:style style:name="_5f_OOoComputerComment" style:display-name="_OOoComputerComment" style:family="text" style:parent-style-name="_5f_OOoComputerBase">
      <style:text-properties fo:color="#4c4c4c"/>
    </style:style>
    <style:style style:name="_5f_OOoComputerBaseNoLocale" style:display-name="_OOoComputerBaseNoLocale" style:family="text" style:parent-style-name="_5f_OOoComputerBase">
      <style:text-properties fo:language="zxx" fo:country="none"/>
    </style:style>
    <style:style style:name="_5f_OOoComputerSpecial" style:display-name="_OOoComputerSpecial" style:family="text" style:parent-style-name="_5f_OOoComputerBaseNoLocale"/>
    <style:style style:name="_5f_OOoComputerLiteral" style:display-name="_OOoComputerLiteral" style:family="text" style:parent-style-name="_5f_OOoComputerBase">
      <style:text-properties fo:color="#ff0000" fo:language="zxx" fo:country="none"/>
    </style:style>
    <style:style style:name="_5f_OOoComputerNumber" style:display-name="_OOoComputerNumber" style:family="text" style:parent-style-name="_5f_OOoComputerBase">
      <style:text-properties fo:color="#ff3200" fo:language="zxx" fo:country="none"/>
    </style:style>
    <style:style style:name="_5f_OOoComputerKeyWord" style:display-name="_OOoComputerKeyWord" style:family="text" style:parent-style-name="_5f_OOoComputerBase">
      <style:text-properties fo:color="#000080" fo:language="zxx" fo:country="none"/>
    </style:style>
    <style:style style:name="_5f_OOoComputerAltKeyWord" style:display-name="_OOoComputerAltKeyWord" style:family="text" style:parent-style-name="_5f_OOoComputerBase">
      <style:text-properties fo:color="#320080" fo:language="zxx" fo:country="none"/>
    </style:style>
    <style:style style:name="_5f_OOoComputerIdent" style:display-name="_OOoComputerIdent" style:family="text" style:parent-style-name="_5f_OOoComputerBase">
      <style:text-properties fo:color="#008000" fo:language="zxx" fo:country="none"/>
    </style:style>
    <style:style style:name="_5f_PHPComment" style:display-name="_PHPComment" style:family="text" style:parent-style-name="_5f_OOoComputerComment">
      <style:text-properties fo:color="#99ccff"/>
    </style:style>
    <style:style style:name="_5f_PHPLiteral" style:display-name="_PHPLiteral" style:family="text" style:parent-style-name="_5f_OOoComputerLiteral">
      <style:text-properties fo:color="#333399"/>
    </style:style>
    <style:style style:name="_5f_PHPKeyWord" style:display-name="_PHPKeyWord" style:family="text" style:parent-style-name="_5f_OOoComputerKeyWord">
      <style:text-properties fo:color="#993399"/>
    </style:style>
    <style:style style:name="_5f_PHPIdent" style:display-name="_PHPIdent" style:family="text" style:parent-style-name="_5f_OOoComputerIdent">
      <style:text-properties fo:color="#333399"/>
    </style:style>
    <style:style style:name="_5f_PHPNumber" style:display-name="_PHPNumber" style:family="text" style:parent-style-name="_5f_OOoComputerNumber">
      <style:text-properties fo:color="#8b0000"/>
    </style:style>
    <style:style style:name="_5f_PHPSpecial" style:display-name="_PHPSpecial" style:family="text" style:parent-style-name="_5f_OOoComputerSpecial">
      <style:text-properties fo:color="#000000"/>
    </style:style>
    <text:outline-style style:name="Outline">
      <text:outline-level-style text:level="1" style:num-prefix=" " style:num-suffix=" " style:num-format="1">
        <style:list-level-properties text:list-level-position-and-space-mode="label-alignment">
          <style:list-level-label-alignment text:label-followed-by="listtab"/>
        </style:list-level-properties>
      </text:outline-level-style>
      <text:outline-level-style text:level="2" style:num-prefix=" " style:num-suffix=" " style:num-format="1" text:display-levels="2">
        <style:list-level-properties text:list-level-position-and-space-mode="label-alignment">
          <style:list-level-label-alignment text:label-followed-by="listtab"/>
        </style:list-level-properties>
      </text:outline-level-style>
      <text:outline-level-style text:level="3" style:num-prefix=" " style:num-suffix=" " style:num-format="1" text:display-levels="3">
        <style:list-level-properties text:list-level-position-and-space-mode="label-alignment">
          <style:list-level-label-alignment text:label-followed-by="listtab"/>
        </style:list-level-properties>
      </text:outline-level-style>
      <text:outline-level-style text:level="4" style:num-prefix=" " style:num-suffix=" " style:num-format="1" text:display-levels="4">
        <style:list-level-properties text:list-level-position-and-space-mode="label-alignment">
          <style:list-level-label-alignment text:label-followed-by="listtab"/>
        </style:list-level-properties>
      </text:outline-level-style>
      <text:outline-level-style text:level="5" style:num-prefix=" " style:num-suffix=" " style:num-format="1" text:display-levels="5">
        <style:list-level-properties text:list-level-position-and-space-mode="label-alignment">
          <style:list-level-label-alignment text:label-followed-by="listtab"/>
        </style:list-level-properties>
      </text:outline-level-style>
      <text:outline-level-style text:level="6" style:num-prefix=" " style:num-suffix=" " style:num-format="1" text:display-levels="6">
        <style:list-level-properties text:list-level-position-and-space-mode="label-alignment">
          <style:list-level-label-alignment text:label-followed-by="listtab"/>
        </style:list-level-properties>
      </text:outline-level-style>
      <text:outline-level-style text:level="7" style:num-prefix=" " style:num-suffix=" " style:num-format="1" text:display-levels="7">
        <style:list-level-properties text:list-level-position-and-space-mode="label-alignment">
          <style:list-level-label-alignment text:label-followed-by="listtab"/>
        </style:list-level-properties>
      </text:outline-level-style>
      <text:outline-level-style text:level="8" style:num-prefix=" " style:num-suffix=" " style:num-format="1" text:display-levels="8">
        <style:list-level-properties text:list-level-position-and-space-mode="label-alignment">
          <style:list-level-label-alignment text:label-followed-by="listtab"/>
        </style:list-level-properties>
      </text:outline-level-style>
      <text:outline-level-style text:level="9" style:num-prefix=" " style:num-suffix=" " style:num-format="1" text:display-levels="9">
        <style:list-level-properties text:list-level-position-and-space-mode="label-alignment">
          <style:list-level-label-alignment text:label-followed-by="listtab"/>
        </style:list-level-properties>
      </text:outline-level-style>
      <text:outline-level-style text:level="10" style:num-prefix=" " style:num-suffix=" " style:num-format="1" text:display-levels="10">
        <style:list-level-properties text:list-level-position-and-space-mode="label-alignment">
          <style:list-level-label-alignment text:label-followed-by="listtab"/>
        </style:list-level-properties>
      </text:outline-level-style>
    </text:outline-style>
    <text:list-style style:name="WW8Num8"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family-generic="roman" style:font-pitch="variable"/>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family-generic="roman" style:font-pitch="variable"/>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family-generic="roman" style:font-pitch="variable"/>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family-generic="roman" style:font-pitch="variable"/>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family-generic="roman" style:font-pitch="variable"/>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family-generic="roman" style:font-pitch="variable"/>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fo:font-family="Symbol" style:font-family-generic="roman" style:font-pitch="variable"/>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fo:font-family="Wingdings"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fo:font-family="Symbol" style:font-family-generic="roman" style:font-pitch="variable"/>
      </text:list-level-style-bullet>
      <text:list-level-style-bullet text:level="5" text:style-name="Character_5f_20_5f_style"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fo:font-family="Wingdings"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fo:font-family="Symbol" style:font-family-generic="roman" style:font-pitch="variable"/>
      </text:list-level-style-bullet>
      <text:list-level-style-bullet text:level="8" text:style-name="Character_5f_20_5f_style"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fo:font-family="Wingdings"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07T10:21:39.494000000</meta:creation-date>
    <meta:generator>LibreOffice/6.0.7.3$Linux_X86_64 LibreOffice_project/00m0$Build-3</meta:generator>
    <dc:date>2020-09-24T15:23:10.391751552</dc:date>
    <meta:editing-duration>PT49M34S</meta:editing-duration>
    <meta:editing-cycles>15</meta:editing-cycles>
    <meta:document-statistic meta:table-count="2" meta:image-count="0" meta:object-count="0" meta:page-count="17" meta:paragraph-count="557" meta:word-count="3813" meta:character-count="27926" meta:non-whitespace-character-count="24107"/>
  </office:meta>
</office:document-meta>
</file>